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Thumbnails/thumbnail.png" manifest:media-type="image/png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3.852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2.757cm"/>
    </style:style>
    <style:style style:name="co9" style:family="table-column">
      <style:table-column-properties fo:break-before="auto" style:column-width="2.254cm"/>
    </style:style>
    <style:style style:name="co10" style:family="table-column">
      <style:table-column-properties fo:break-before="auto" style:column-width="2.1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81"/>
    <style:style style:name="ce5" style:family="table-cell" style:parent-style-name="Default" style:data-style-name="N8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81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3.1.a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pannungsfehler</text:p>
          </table:table-cell>
          <table:table-cell table:number-columns-repeated="8"/>
          <table:table-cell table:formula="of:=25.3 *10^(-3)" office:value-type="float" office:value="0.0253" calcext:value-type="float">
            <text:p>0,02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 table:number-columns-repeated="9"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/>
        </table:table-row>
        <table:table-row table:style-name="ro1">
          <table:table-cell/>
          <table:table-cell office:value-type="float" office:value="0.33" calcext:value-type="float">
            <text:p>0,33</text:p>
          </table:table-cell>
          <table:table-cell table:style-name="ce2" table:formula="of:=[.B40]*[.C40]" office:value-type="float" office:value="0.000001" calcext:value-type="float">
            <text:p>1,00E-06</text:p>
          </table:table-cell>
          <table:table-cell/>
          <table:table-cell table:formula="of:=[.B3]-[.C3]*[.F3]" office:value-type="float" office:value="0.32" calcext:value-type="float">
            <text:p>0,3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E3]-[.E4])/(LN(([.C3]+1)/([.C4]+1))*[.$K$1])" office:value-type="float" office:value="1185772.5294307" calcext:value-type="float">
            <text:p>1185772,5294307</text:p>
          </table:table-cell>
          <table:table-cell/>
          <table:table-cell office:value-type="float" office:value="-0.33" calcext:value-type="float">
            <text:p>-0,33</text:p>
          </table:table-cell>
          <table:table-cell table:style-name="ce2" office:value-type="float" office:value="0" calcext:value-type="float">
            <text:p>0,00E+00</text:p>
          </table:table-cell>
          <table:table-cell>
            <draw:frame draw:z-index="1" draw:style-name="gr1" draw:text-style-name="P1" svg:width="15.997cm" svg:height="9.003cm" svg:x="1.794cm" svg:y="0cm">
              <draw:object draw:notify-on-update-of-ranges="'3.1.a'.M3:'3.1.a'.M27 '3.1.a'.C2:'3.1.a'.C2 '3.1.a'.N3:'3.1.a'.N2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0.37" calcext:value-type="float">
            <text:p>0,37</text:p>
          </table:table-cell>
          <table:table-cell table:style-name="ce2" table:formula="of:=[.B41]*[.C41]" office:value-type="float" office:value="0.000002" calcext:value-type="float">
            <text:p>2,00E-06</text:p>
          </table:table-cell>
          <table:table-cell/>
          <table:table-cell table:formula="of:=[.B4]-[.C4]*[.F4]" office:value-type="float" office:value="0.35" calcext:value-type="float">
            <text:p>0,35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4"/>
          <table:table-cell office:value-type="float" office:value="-0.37" calcext:value-type="float">
            <text:p>-0,37</text:p>
          </table:table-cell>
          <table:table-cell table:style-name="ce2" table:formula="of:=[.M41]*[.N41]" office:value-type="float" office:value="0" calcext:value-type="float">
            <text:p>0,00E+00</text:p>
          </table:table-cell>
          <table:table-cell/>
        </table:table-row>
        <table:table-row table:style-name="ro1">
          <table:table-cell table:number-columns-repeated="2" office:value-type="float" office:value="0.42" calcext:value-type="float">
            <text:p>0,42</text:p>
          </table:table-cell>
          <table:table-cell table:style-name="ce2" table:formula="of:=[.B42]*[.C42]" office:value-type="float" office:value="0.000005" calcext:value-type="float">
            <text:p>5,00E-06</text:p>
          </table:table-cell>
          <table:table-cell/>
          <table:table-cell table:formula="of:=[.B5]-[.C5]*[.F5]" office:value-type="float" office:value="0.37" calcext:value-type="float">
            <text:p>0,37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table:formula="of:=([.E6]-[.E7])/(LN(([.C6]+1)/([.C7]+1))*[.$K$1])" office:value-type="string" office:string-value="" calcext:value-type="error">
            <text:p>#DIV/0!</text:p>
          </table:table-cell>
          <table:table-cell/>
          <table:table-cell office:value-type="float" office:value="-0.42" calcext:value-type="float">
            <text:p>-0,42</text:p>
          </table:table-cell>
          <table:table-cell table:style-name="ce2" table:formula="of:=[.M42]*[.N42]" office:value-type="float" office:value="0" calcext:value-type="float">
            <text:p>0,00E+00</text:p>
          </table:table-cell>
          <table:table-cell/>
        </table:table-row>
        <table:table-row table:style-name="ro1">
          <table:table-cell table:number-columns-repeated="2" office:value-type="float" office:value="0.51" calcext:value-type="float">
            <text:p>0,51</text:p>
          </table:table-cell>
          <table:table-cell table:style-name="ce2" table:formula="of:=[.B43]*[.C43]" office:value-type="float" office:value="0.00001" calcext:value-type="float">
            <text:p>1,00E-05</text:p>
          </table:table-cell>
          <table:table-cell office:value-type="float" office:value="0.41" calcext:value-type="float">
            <text:p>0,41</text:p>
          </table:table-cell>
          <table:table-cell table:formula="of:=[.B6]-[.C6]*[.F6]" office:value-type="float" office:value="0.41" calcext:value-type="float">
            <text:p>0,4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4"/>
          <table:table-cell office:value-type="float" office:value="-0.51" calcext:value-type="float">
            <text:p>-0,51</text:p>
          </table:table-cell>
          <table:table-cell table:style-name="ce2" table:formula="of:=[.M44]*[.N44]" office:value-type="float" office:value="0" calcext:value-type="float">
            <text:p>0,00E+00</text:p>
          </table:table-cell>
          <table:table-cell/>
        </table:table-row>
        <table:table-row table:style-name="ro1">
          <table:table-cell table:number-columns-repeated="2" office:value-type="float" office:value="0.41" calcext:value-type="float">
            <text:p>0,41</text:p>
          </table:table-cell>
          <table:table-cell table:style-name="ce2" table:formula="of:=[.B44]*[.C44]" office:value-type="float" office:value="0.00001" calcext:value-type="float">
            <text:p>1,00E-05</text:p>
          </table:table-cell>
          <table:table-cell/>
          <table:table-cell table:formula="of:=[.B7]-[.C7]*[.F7]" office:value-type="float" office:value="0.4" calcext:value-type="float">
            <text:p>0,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/>
          <table:table-cell table:formula="of:=([.E8]-[.E9])/(LN(([.C8]+1)/([.C9]+1))*[.$K$1])" office:value-type="float" office:value="52702.766794048" calcext:value-type="float">
            <text:p>52702,766794048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2" office:value-type="float" office:value="0.45" calcext:value-type="float">
            <text:p>0,45</text:p>
          </table:table-cell>
          <table:table-cell table:style-name="ce2" table:formula="of:=[.B45]*[.C45]" office:value-type="float" office:value="0.00002" calcext:value-type="float">
            <text:p>2,00E-05</text:p>
          </table:table-cell>
          <table:table-cell/>
          <table:table-cell table:formula="of:=[.B8]-[.C8]*[.F8]" office:value-type="float" office:value="0.43" calcext:value-type="float">
            <text:p>0,4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-0.45" calcext:value-type="float">
            <text:p>-0,45</text:p>
          </table:table-cell>
          <table:table-cell table:style-name="ce2" table:formula="of:=[.M45]*[.N45]" office:value-type="float" office:value="0" calcext:value-type="float">
            <text:p>0,00E+00</text:p>
          </table:table-cell>
          <table:table-cell/>
        </table:table-row>
        <table:table-row table:style-name="ro1">
          <table:table-cell table:number-columns-repeated="2" office:value-type="float" office:value="0.52" calcext:value-type="float">
            <text:p>0,52</text:p>
          </table:table-cell>
          <table:table-cell table:style-name="ce2" table:formula="of:=[.B46]*[.C46]" office:value-type="float" office:value="0.00005" calcext:value-type="float">
            <text:p>5,00E-05</text:p>
          </table:table-cell>
          <table:table-cell/>
          <table:table-cell table:formula="of:=[.B9]-[.C9]*[.F9]" office:value-type="float" office:value="0.47" calcext:value-type="float">
            <text:p>0,4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4"/>
          <table:table-cell office:value-type="float" office:value="-0.52" calcext:value-type="float">
            <text:p>-0,52</text:p>
          </table:table-cell>
          <table:table-cell table:style-name="ce2" table:formula="of:=[.M46]*[.N46]" office:value-type="float" office:value="0" calcext:value-type="float">
            <text:p>0,00E+00</text:p>
          </table:table-cell>
          <table:table-cell/>
        </table:table-row>
        <table:table-row table:style-name="ro1">
          <table:table-cell table:number-columns-repeated="2" office:value-type="float" office:value="0.6" calcext:value-type="float">
            <text:p>0,6</text:p>
          </table:table-cell>
          <table:table-cell table:style-name="ce2" table:formula="of:=[.B47]*[.C47]" office:value-type="float" office:value="0.0001" calcext:value-type="float">
            <text:p>1,00E-0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table:style-name="ce2" table:formula="of:=[.B48]*[.C48]" office:value-type="float" office:value="0.0001" calcext:value-type="float">
            <text:p>1,00E-04</text:p>
          </table:table-cell>
          <table:table-cell/>
          <table:table-cell table:formula="of:=[.B11]-[.C11]*[.F11]" office:value-type="float" office:value="0.49" calcext:value-type="float">
            <text:p>0,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4"/>
          <table:table-cell office:value-type="float" office:value="-0.6" calcext:value-type="float">
            <text:p>-0,6</text:p>
          </table:table-cell>
          <table:table-cell table:style-name="ce2" table:formula="of:=[.M48]*[.N48]" office:value-type="float" office:value="0" calcext:value-type="float">
            <text:p>0,00E+00</text:p>
          </table:table-cell>
          <table:table-cell/>
        </table:table-row>
        <table:table-row table:style-name="ro1">
          <table:table-cell table:number-columns-repeated="2" office:value-type="float" office:value="0.55" calcext:value-type="float">
            <text:p>0,55</text:p>
          </table:table-cell>
          <table:table-cell table:style-name="ce2" table:formula="of:=[.B49]*[.C49]" office:value-type="float" office:value="0.0002" calcext:value-type="float">
            <text:p>2,00E-04</text:p>
          </table:table-cell>
          <table:table-cell/>
          <table:table-cell table:formula="of:=[.B12]-[.C12]*[.F12]" office:value-type="float" office:value="0.53" calcext:value-type="float">
            <text:p>0,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0.55" calcext:value-type="float">
            <text:p>-0,55</text:p>
          </table:table-cell>
          <table:table-cell table:style-name="ce2" table:formula="of:=[.M49]*[.N49]" office:value-type="float" office:value="0" calcext:value-type="float">
            <text:p>0,00E+00</text:p>
          </table:table-cell>
          <table:table-cell/>
        </table:table-row>
        <table:table-row table:style-name="ro1">
          <table:table-cell table:number-columns-repeated="2" office:value-type="float" office:value="0.62" calcext:value-type="float">
            <text:p>0,62</text:p>
          </table:table-cell>
          <table:table-cell table:style-name="ce2" table:formula="of:=[.B50]*[.C50]" office:value-type="float" office:value="0.0005" calcext:value-type="float">
            <text:p>5,00E-04</text:p>
          </table:table-cell>
          <table:table-cell/>
          <table:table-cell table:formula="of:=[.B13]-[.C13]*[.F13]" office:value-type="float" office:value="0.57" calcext:value-type="float">
            <text:p>0,5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4"/>
          <table:table-cell office:value-type="float" office:value="-0.62" calcext:value-type="float">
            <text:p>-0,62</text:p>
          </table:table-cell>
          <table:table-cell table:style-name="ce2" table:formula="of:=[.M50]*[.N50]" office:value-type="float" office:value="0" calcext:value-type="float">
            <text:p>0,00E+00</text:p>
          </table:table-cell>
          <table:table-cell/>
        </table:table-row>
        <table:table-row table:style-name="ro1">
          <table:table-cell table:number-columns-repeated="2" office:value-type="float" office:value="0.7" calcext:value-type="float">
            <text:p>0,7</text:p>
          </table:table-cell>
          <table:table-cell table:style-name="ce2" table:formula="of:=[.B51]*[.C51]" office:value-type="float" office:value="0.001" calcext:value-type="float">
            <text:p>1,00E-0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.2" calcext:value-type="float">
            <text:p>1,2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2" office:value-type="float" office:value="0.61" calcext:value-type="float">
            <text:p>0,61</text:p>
          </table:table-cell>
          <table:table-cell table:style-name="ce2" table:formula="of:=[.B52]*[.C52]" office:value-type="float" office:value="0.001" calcext:value-type="float">
            <text:p>1,00E-03</text:p>
          </table:table-cell>
          <table:table-cell/>
          <table:table-cell table:formula="of:=[.B15]-[.C15]*[.F15]"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3" calcext:value-type="float">
            <text:p>1,3</text:p>
          </table:table-cell>
          <table:table-cell table:number-columns-repeated="4"/>
          <table:table-cell office:value-type="float" office:value="-0.7" calcext:value-type="float">
            <text:p>-0,7</text:p>
          </table:table-cell>
          <table:table-cell table:style-name="ce2" table:formula="of:=[.M52]*[.N52]" office:value-type="float" office:value="0" calcext:value-type="float">
            <text:p>0,00E+00</text:p>
          </table:table-cell>
          <table:table-cell/>
        </table:table-row>
        <table:table-row table:style-name="ro1">
          <table:table-cell table:number-columns-repeated="2" office:value-type="float" office:value="0.65" calcext:value-type="float">
            <text:p>0,65</text:p>
          </table:table-cell>
          <table:table-cell table:style-name="ce2" table:formula="of:=[.B53]*[.C53]" office:value-type="float" office:value="0.002" calcext:value-type="float">
            <text:p>2,00E-03</text:p>
          </table:table-cell>
          <table:table-cell/>
          <table:table-cell table:formula="of:=[.B16]-[.C16]*[.F16]" office:value-type="float" office:value="0.63" calcext:value-type="float">
            <text:p>0,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4" calcext:value-type="float">
            <text:p>1,4</text:p>
          </table:table-cell>
          <table:table-cell table:number-columns-repeated="4"/>
          <table:table-cell office:value-type="float" office:value="-0.65" calcext:value-type="float">
            <text:p>-0,65</text:p>
          </table:table-cell>
          <table:table-cell table:style-name="ce2" table:formula="of:=[.M53]*[.N53]" office:value-type="float" office:value="0" calcext:value-type="float">
            <text:p>0,00E+00</text:p>
          </table:table-cell>
          <table:table-cell/>
        </table:table-row>
        <table:table-row table:style-name="ro1">
          <table:table-cell table:number-columns-repeated="2" office:value-type="float" office:value="0.74" calcext:value-type="float">
            <text:p>0,74</text:p>
          </table:table-cell>
          <table:table-cell table:style-name="ce2" table:formula="of:=[.B54]*[.C54]" office:value-type="float" office:value="0.005" calcext:value-type="float">
            <text:p>5,00E-03</text:p>
          </table:table-cell>
          <table:table-cell/>
          <table:table-cell table:formula="of:=[.B17]-[.C17]*[.F17]" office:value-type="float" office:value="0.69" calcext:value-type="float">
            <text:p>0,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4"/>
          <table:table-cell office:value-type="float" office:value="-0.74" calcext:value-type="float">
            <text:p>-0,74</text:p>
          </table:table-cell>
          <table:table-cell table:style-name="ce2" table:formula="of:=[.M54]*[.N54]" office:value-type="float" office:value="0" calcext:value-type="float">
            <text:p>0,00E+00</text:p>
          </table:table-cell>
          <table:table-cell/>
        </table:table-row>
        <table:table-row table:style-name="ro1">
          <table:table-cell table:number-columns-repeated="2" office:value-type="float" office:value="0.83" calcext:value-type="float">
            <text:p>0,83</text:p>
          </table:table-cell>
          <table:table-cell table:style-name="ce2" table:formula="of:=[.B55]*[.C55]" office:value-type="float" office:value="0.01" calcext:value-type="float">
            <text:p>1,00E-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.6" calcext:value-type="float">
            <text:p>1,6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2" office:value-type="float" office:value="0.74" calcext:value-type="float">
            <text:p>0,74</text:p>
          </table:table-cell>
          <table:table-cell table:style-name="ce2" table:formula="of:=[.B56]*[.C56]" office:value-type="float" office:value="0.01" calcext:value-type="float">
            <text:p>1,00E-02</text:p>
          </table:table-cell>
          <table:table-cell/>
          <table:table-cell table:formula="of:=[.B19]-[.C19]*[.F19]" office:value-type="float" office:value="0.726" calcext:value-type="float">
            <text:p>0,726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7" calcext:value-type="float">
            <text:p>1,7</text:p>
          </table:table-cell>
          <table:table-cell table:number-columns-repeated="4"/>
          <table:table-cell office:value-type="float" office:value="-0.83" calcext:value-type="float">
            <text:p>-0,83</text:p>
          </table:table-cell>
          <table:table-cell table:style-name="ce2" table:formula="of:=[.M56]*[.N56]" office:value-type="float" office:value="0" calcext:value-type="float">
            <text:p>0,00E+00</text:p>
          </table:table-cell>
          <table:table-cell/>
        </table:table-row>
        <table:table-row table:style-name="ro1">
          <table:table-cell table:number-columns-repeated="2" office:value-type="float" office:value="0.8" calcext:value-type="float">
            <text:p>0,8</text:p>
          </table:table-cell>
          <table:table-cell table:style-name="ce2" table:formula="of:=[.B57]*[.C57]" office:value-type="float" office:value="0.02" calcext:value-type="float">
            <text:p>2,00E-02</text:p>
          </table:table-cell>
          <table:table-cell/>
          <table:table-cell table:formula="of:=[.B20]-[.C20]*[.F20]" office:value-type="float" office:value="0.772" calcext:value-type="float">
            <text:p>0,772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  <table:table-cell office:value-type="float" office:value="-0.8" calcext:value-type="float">
            <text:p>-0,8</text:p>
          </table:table-cell>
          <table:table-cell table:style-name="ce2" table:formula="of:=[.M57]*[.N57]" office:value-type="float" office:value="0" calcext:value-type="float">
            <text:p>0,00E+00</text:p>
          </table:table-cell>
          <table:table-cell/>
        </table:table-row>
        <table:table-row table:style-name="ro1">
          <table:table-cell table:number-columns-repeated="2" office:value-type="float" office:value="0.95" calcext:value-type="float">
            <text:p>0,95</text:p>
          </table:table-cell>
          <table:table-cell table:style-name="ce2" table:formula="of:=[.B58]*[.C58]" office:value-type="float" office:value="0.05" calcext:value-type="float">
            <text:p>5,00E-02</text:p>
          </table:table-cell>
          <table:table-cell/>
          <table:table-cell table:formula="of:=[.B21]-[.C21]*[.F21]" office:value-type="float" office:value="0.88" calcext:value-type="float">
            <text:p>0,8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9" calcext:value-type="float">
            <text:p>1,9</text:p>
          </table:table-cell>
          <table:table-cell table:number-columns-repeated="4"/>
          <table:table-cell office:value-type="float" office:value="-0.95" calcext:value-type="float">
            <text:p>-0,95</text:p>
          </table:table-cell>
          <table:table-cell table:style-name="ce2" table:formula="of:=[.M58]*[.N58]" office:value-type="float" office:value="0" calcext:value-type="float">
            <text:p>0,00E+00</text:p>
          </table:table-cell>
          <table:table-cell/>
        </table:table-row>
        <table:table-row table:style-name="ro1">
          <table:table-cell table:number-columns-repeated="2" office:value-type="float" office:value="1.25" calcext:value-type="float">
            <text:p>1,25</text:p>
          </table:table-cell>
          <table:table-cell table:style-name="ce2" table:formula="of:=[.B59]*[.C59]" office:value-type="float" office:value="0.1" calcext:value-type="float">
            <text:p>1,00E-01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2" office:value-type="float" office:value="1.05" calcext:value-type="float">
            <text:p>1,05</text:p>
          </table:table-cell>
          <table:table-cell table:style-name="ce2" table:formula="of:=[.B60]*[.C60]" office:value-type="float" office:value="0.1" calcext:value-type="float">
            <text:p>1,00E-01</text:p>
          </table:table-cell>
          <table:table-cell/>
          <table:table-cell table:formula="of:=[.B23]-[.C23]*[.F23]" office:value-type="float" office:value="1.002" calcext:value-type="float">
            <text:p>1,002</text:p>
          </table:table-cell>
          <table:table-cell office:value-type="float" office:value="0.48" calcext:value-type="float">
            <text:p>0,48</text:p>
          </table:table-cell>
          <table:table-cell/>
          <table:table-cell office:value-type="float" office:value="2.1" calcext:value-type="float">
            <text:p>2,1</text:p>
          </table:table-cell>
          <table:table-cell table:number-columns-repeated="4"/>
          <table:table-cell office:value-type="float" office:value="-1.25" calcext:value-type="float">
            <text:p>-1,25</text:p>
          </table:table-cell>
          <table:table-cell table:style-name="ce2" table:formula="of:=[.M60]*[.N60]" office:value-type="float" office:value="0" calcext:value-type="float">
            <text:p>0,00E+00</text:p>
          </table:table-cell>
          <table:table-cell/>
        </table:table-row>
        <table:table-row table:style-name="ro1">
          <table:table-cell table:number-columns-repeated="2" office:value-type="float" office:value="1.45" calcext:value-type="float">
            <text:p>1,45</text:p>
          </table:table-cell>
          <table:table-cell table:style-name="ce2" table:formula="of:=[.B61]*[.C61]" office:value-type="float" office:value="0.2" calcext:value-type="float">
            <text:p>2,00E-01</text:p>
          </table:table-cell>
          <table:table-cell/>
          <table:table-cell table:formula="of:=[.B24]-[.C24]*[.F24]" office:value-type="float" office:value="1.354" calcext:value-type="float">
            <text:p>1,354</text:p>
          </table:table-cell>
          <table:table-cell office:value-type="float" office:value="0.48" calcext:value-type="float">
            <text:p>0,48</text:p>
          </table:table-cell>
          <table:table-cell/>
          <table:table-cell office:value-type="float" office:value="2.2" calcext:value-type="float">
            <text:p>2,2</text:p>
          </table:table-cell>
          <table:table-cell table:number-columns-repeated="4"/>
          <table:table-cell office:value-type="float" office:value="-1.45" calcext:value-type="float">
            <text:p>-1,45</text:p>
          </table:table-cell>
          <table:table-cell table:style-name="ce2" table:formula="of:=[.M61]*[.N61]" office:value-type="float" office:value="0" calcext:value-type="float">
            <text:p>0,00E+00</text:p>
          </table:table-cell>
          <table:table-cell/>
        </table:table-row>
        <table:table-row table:style-name="ro1">
          <table:table-cell table:number-columns-repeated="2" office:value-type="float" office:value="1.55" calcext:value-type="float">
            <text:p>1,55</text:p>
          </table:table-cell>
          <table:table-cell table:style-name="ce2" table:formula="of:=[.B62]*[.C62]" office:value-type="float" office:value="0.5" calcext:value-type="float">
            <text:p>5,00E-01</text:p>
          </table:table-cell>
          <table:table-cell/>
          <table:table-cell table:formula="of:=[.B25]-[.C25]*[.F25]" office:value-type="float" office:value="1.31" calcext:value-type="float">
            <text:p>1,31</text:p>
          </table:table-cell>
          <table:table-cell office:value-type="float" office:value="0.48" calcext:value-type="float">
            <text:p>0,48</text:p>
          </table:table-cell>
          <table:table-cell/>
          <table:table-cell office:value-type="float" office:value="2.3" calcext:value-type="float">
            <text:p>2,3</text:p>
          </table:table-cell>
          <table:table-cell table:number-columns-repeated="4"/>
          <table:table-cell office:value-type="float" office:value="-1.55" calcext:value-type="float">
            <text:p>-1,55</text:p>
          </table:table-cell>
          <table:table-cell table:style-name="ce2" table:formula="of:=[.M62]*[.N62]" office:value-type="float" office:value="0" calcext:value-type="float">
            <text:p>0,00E+00</text:p>
          </table:table-cell>
          <table:table-cell/>
        </table:table-row>
        <table:table-row table:style-name="ro1">
          <table:table-cell table:number-columns-repeated="2" office:value-type="float" office:value="1.65" calcext:value-type="float">
            <text:p>1,65</text:p>
          </table:table-cell>
          <table:table-cell table:style-name="ce2" table:formula="of:=[.B63]*[.C63]" office:value-type="float" office:value="1" calcext:value-type="float">
            <text:p>1,00E+00</text:p>
          </table:table-cell>
          <table:table-cell/>
          <table:table-cell table:formula="of:=[.B26]-[.C26]*[.F26]" office:value-type="float" office:value="1.17" calcext:value-type="float">
            <text:p>1,17</text:p>
          </table:table-cell>
          <table:table-cell office:value-type="float" office:value="0.48" calcext:value-type="float">
            <text:p>0,48</text:p>
          </table:table-cell>
          <table:table-cell/>
          <table:table-cell office:value-type="float" office:value="2.4" calcext:value-type="float">
            <text:p>2,4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office:value-type="float" office:value="2.5" calcext:value-type="float">
            <text:p>2,5</text:p>
          </table:table-cell>
          <table:table-cell table:number-columns-repeated="5"/>
          <table:table-cell table:style-name="ce2"/>
          <table:table-cell/>
        </table:table-row>
        <table:table-row table:style-name="ro1" table:number-rows-repeated="12">
          <table:table-cell table:number-columns-repeated="2"/>
          <table:table-cell table:style-name="ce2"/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6" office:value-type="float" office:value="0.000001" calcext:value-type="float">
            <text:p>1,00E-0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6" office:value-type="float" office:value="0.000001" calcext:value-type="float">
            <text:p>1,00E-0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6" office:value-type="float" office:value="0.000001" calcext:value-type="float">
            <text:p>1,00E-0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5" office:value-type="float" office:value="0.00001" calcext:value-type="float">
            <text:p>1,00E-0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5" office:value-type="float" office:value="0.00001" calcext:value-type="float">
            <text:p>1,00E-05</text:p>
          </table:table-cell>
          <table:table-cell table:number-columns-repeated="2"/>
          <table:table-cell>
            <draw:frame draw:z-index="2" draw:style-name="gr1" draw:text-style-name="P1" svg:width="15.997cm" svg:height="9.003cm" svg:x="1.897cm" svg:y="0.215cm">
              <draw:object draw:notify-on-update-of-ranges="'3.1.a'.E3:'3.1.a'.E28 '3.1.a'.C2:'3.1.a'.C2 '3.1.a'.C3:'3.1.a'.C28 '3.1.a_2'.A3:'3.1.a_2'.A22 '3.1.a_2'.B3:'3.1.a_2'.B2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5" office:value-type="float" office:value="0.00001" calcext:value-type="float">
            <text:p>1,00E-0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5" office:value-type="float" office:value="0.00001" calcext:value-type="float">
            <text:p>1,00E-0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4" office:value-type="float" office:value="0.0001" calcext:value-type="float">
            <text:p>1,00E-04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4" office:value-type="float" office:value="0.0001" calcext:value-type="float">
            <text:p>1,00E-04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4" office:value-type="float" office:value="0.0001" calcext:value-type="float">
            <text:p>1,00E-04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4" office:value-type="float" office:value="0.0001" calcext:value-type="float">
            <text:p>1,00E-04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3" office:value-type="float" office:value="0.001" calcext:value-type="float">
            <text:p>1,00E-03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3" office:value-type="float" office:value="0.001" calcext:value-type="float">
            <text:p>1,00E-03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3" office:value-type="float" office:value="0.001" calcext:value-type="float">
            <text:p>1,00E-03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3" office:value-type="float" office:value="0.001" calcext:value-type="float">
            <text:p>1,00E-03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2" office:value-type="float" office:value="0.01" calcext:value-type="float">
            <text:p>1,00E-02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2" office:value-type="float" office:value="0.01" calcext:value-type="float">
            <text:p>1,00E-02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2" office:value-type="float" office:value="0.01" calcext:value-type="float">
            <text:p>1,00E-02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2" office:value-type="float" office:value="0.01" calcext:value-type="float">
            <text:p>1,00E-02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1" office:value-type="float" office:value="0.1" calcext:value-type="float">
            <text:p>1,00E-0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1" office:value-type="float" office:value="0.1" calcext:value-type="float">
            <text:p>1,00E-0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1" office:value-type="float" office:value="0.1" calcext:value-type="float">
            <text:p>1,00E-0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1" office:value-type="float" office:value="0.1" calcext:value-type="float">
            <text:p>1,00E-0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0" office:value-type="float" office:value="1" calcext:value-type="float">
            <text:p>1,00E+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0" office:value-type="float" office:value="1" calcext:value-type="float">
            <text:p>1,00E+00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>
            <draw:frame draw:z-index="0" draw:style-name="gr1" draw:text-style-name="P1" svg:width="28.123cm" svg:height="15.095cm" svg:x="1.212cm" svg:y="0.064cm">
              <draw:object draw:notify-on-update-of-ranges="'3.1.a'.E3:'3.1.a'.E28 '3.1.a'.B1:'3.1.a'.B1 '3.1.a'.C3:'3.1.a'.C28 '3.1.a_2'.A3:'3.1.a_2'.A22 '3.1.a_2'.A1:'3.1.a_2'.A1 '3.1.a_2'.B3:'3.1.a_2'.B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34">
          <table:table-cell table:number-columns-repeated="15"/>
        </table:table-row>
        <table:table-row table:style-name="ro1">
          <table:table-cell>
            <draw:frame draw:z-index="3" draw:style-name="gr1" draw:text-style-name="P1" svg:width="28.123cm" svg:height="15.095cm" svg:x="1.197cm" svg:y="0.213cm">
              <draw:object draw:notify-on-update-of-ranges="'3.1.a'.E3:'3.1.a'.E28 '3.1.a'.B1:'3.1.a'.B1 '3.1.a'.C3:'3.1.a'.C28 '3.1.a_2'.A3:'3.1.a_2'.A22 '3.1.a_2'.A1:'3.1.a_2'.A1 '3.1.a_2'.B3:'3.1.a_2'.B22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34">
          <table:table-cell table:number-columns-repeated="15"/>
        </table:table-row>
        <table:table-row table:style-name="ro1">
          <table:table-cell>
            <draw:frame draw:z-index="4" draw:style-name="gr1" draw:text-style-name="P1" svg:width="27.765cm" svg:height="14.647cm" svg:x="1.24cm" svg:y="0.205cm">
              <draw:object draw:notify-on-update-of-ranges="'3.1.a'.M3:'3.1.a'.M21 '3.1.a'.N3:'3.1.a'.N21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4"/>
        </table:table-row>
      </table:table>
      <table:table table:name="3.1.a_2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tromfehler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U_v</text:p>
          </table:table-cell>
          <table:table-cell table:style-name="Default" office:value-type="string" calcext:value-type="string">
            <text:p>I_x</text:p>
          </table:table-cell>
          <table:table-cell table:number-columns-repeated="11"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/>
        </table:table-row>
        <table:table-row table:style-name="ro1">
          <table:table-cell office:value-type="float" office:value="0.34" calcext:value-type="float">
            <text:p>0,34</text:p>
          </table:table-cell>
          <table:table-cell table:formula="of:=[.A34]*[.B34]" office:value-type="float" office:value="0.000001" calcext:value-type="float">
            <text:p>1,00E-06</text:p>
          </table:table-cell>
          <table:table-cell/>
          <table:table-cell table:style-name="ce2" table:formula="of:=[.B3]-([.A3]/[.E3])" office:value-type="float" office:value="0.000000966" calcext:value-type="float">
            <text:p>9,66E-07</text:p>
          </table:table-cell>
          <table:table-cell table:formula="of:=10*10^6" office:value-type="float" office:value="10000000" calcext:value-type="float">
            <text:p>10000000</text:p>
          </table:table-cell>
          <table:table-cell/>
          <table:table-cell>
            <draw:frame draw:z-index="0" draw:style-name="gr1" draw:text-style-name="P1" svg:width="15.997cm" svg:height="9.003cm" svg:x="0.419cm" svg:y="0.025cm">
              <draw:object draw:notify-on-update-of-ranges="'3.1.a_2'.A3:'3.1.a_2'.A22 '3.1.a_2'.B2:'3.1.a_2'.B2 '3.1.a_2'.B3:'3.1.a_2'.B2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style-name="ce2" office:value-type="float" office:value="0" calcext:value-type="float">
            <text:p>0,00E+00</text:p>
          </table:table-cell>
          <table:table-cell>
            <draw:frame draw:z-index="1" draw:style-name="gr1" draw:text-style-name="P1" svg:width="15.997cm" svg:height="9.003cm" svg:x="1.794cm" svg:y="0cm">
              <draw:object draw:notify-on-update-of-ranges="'3.1.a_2'.N3:'3.1.a_2'.N21 '3.1.a_2'.B2:'3.1.a_2'.B2 '3.1.a_2'.O3:'3.1.a_2'.O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table:formula="of:=[.A35]*[.B35]" office:value-type="float" office:value="0.000002" calcext:value-type="float">
            <text:p>2,00E-06</text:p>
          </table:table-cell>
          <table:table-cell/>
          <table:table-cell table:style-name="ce2" table:formula="of:=[.B4]-([.A4]/[.E4])" office:value-type="float" office:value="0.000001963" calcext:value-type="float">
            <text:p>1,96E-06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2" calcext:value-type="float">
            <text:p>-2</text:p>
          </table:table-cell>
          <table:table-cell table:style-name="ce2" table:formula="of:=[.N35]*[.O35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A36]*[.B36]" office:value-type="float" office:value="0.000005" calcext:value-type="float">
            <text:p>5,00E-06</text:p>
          </table:table-cell>
          <table:table-cell/>
          <table:table-cell table:style-name="ce2" table:formula="of:=[.B5]-([.A5]/[.E5])" office:value-type="float" office:value="0.00000496" calcext:value-type="float">
            <text:p>4,96E-06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3" calcext:value-type="float">
            <text:p>-3</text:p>
          </table:table-cell>
          <table:table-cell table:style-name="ce2" table:formula="of:=[.N36]*[.O36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2" calcext:value-type="float">
            <text:p>0,42</text:p>
          </table:table-cell>
          <table:table-cell table:formula="of:=[.A37]*[.B37]" office:value-type="float" office:value="0.00001" calcext:value-type="float">
            <text:p>1,00E-05</text:p>
          </table:table-cell>
          <table:table-cell office:value-type="float" office:value="0.41" calcext:value-type="float">
            <text:p>0,41</text:p>
          </table:table-cell>
          <table:table-cell table:style-name="ce2" table:formula="of:=[.B6]-([.A6]/[.E6])" office:value-type="float" office:value="0.000009958" calcext:value-type="float">
            <text:p>9,96E-06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4" calcext:value-type="float">
            <text:p>-4</text:p>
          </table:table-cell>
          <table:table-cell table:style-name="ce2" table:formula="of:=[.N37]*[.O37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4" calcext:value-type="float">
            <text:p>0,44</text:p>
          </table:table-cell>
          <table:table-cell table:formula="of:=[.A38]*[.B38]" office:value-type="float" office:value="0.00002" calcext:value-type="float">
            <text:p>2,00E-05</text:p>
          </table:table-cell>
          <table:table-cell/>
          <table:table-cell table:style-name="ce2" table:formula="of:=[.B7]-([.A7]/[.E7])" office:value-type="float" office:value="0.000019956" calcext:value-type="float">
            <text:p>2,00E-05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5" calcext:value-type="float">
            <text:p>-5</text:p>
          </table:table-cell>
          <table:table-cell table:style-name="ce2" table:formula="of:=[.N38]*[.O38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8" calcext:value-type="float">
            <text:p>0,48</text:p>
          </table:table-cell>
          <table:table-cell table:formula="of:=[.A39]*[.B39]" office:value-type="float" office:value="0.00005" calcext:value-type="float">
            <text:p>5,00E-05</text:p>
          </table:table-cell>
          <table:table-cell/>
          <table:table-cell table:style-name="ce2" table:formula="of:=[.B8]-([.A8]/[.E8])" office:value-type="float" office:value="0.000049952" calcext:value-type="float">
            <text:p>5,00E-05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6" calcext:value-type="float">
            <text:p>-6</text:p>
          </table:table-cell>
          <table:table-cell table:style-name="ce2" table:formula="of:=[.N39]*[.O39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51" calcext:value-type="float">
            <text:p>0,51</text:p>
          </table:table-cell>
          <table:table-cell table:formula="of:=[.A40]*[.B40]" office:value-type="float" office:value="0.0001" calcext:value-type="float">
            <text:p>1,00E-04</text:p>
          </table:table-cell>
          <table:table-cell office:value-type="float" office:value="0.5" calcext:value-type="float">
            <text:p>0,5</text:p>
          </table:table-cell>
          <table:table-cell table:style-name="ce2" table:formula="of:=[.B9]-([.A9]/[.E9])" office:value-type="float" office:value="0.000099949" calcext:value-type="float">
            <text:p>9,99E-05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7" calcext:value-type="float">
            <text:p>-7</text:p>
          </table:table-cell>
          <table:table-cell table:style-name="ce2" table:formula="of:=[.N40]*[.O40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53" calcext:value-type="float">
            <text:p>0,53</text:p>
          </table:table-cell>
          <table:table-cell table:formula="of:=[.A41]*[.B41]" office:value-type="float" office:value="0.0002" calcext:value-type="float">
            <text:p>2,00E-04</text:p>
          </table:table-cell>
          <table:table-cell/>
          <table:table-cell table:style-name="ce2" table:formula="of:=[.B10]-([.A10]/[.E10])" office:value-type="float" office:value="0.000199947" calcext:value-type="float">
            <text:p>2,00E-04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8" calcext:value-type="float">
            <text:p>-8</text:p>
          </table:table-cell>
          <table:table-cell table:style-name="ce2" table:formula="of:=[.N41]*[.O41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57" calcext:value-type="float">
            <text:p>0,57</text:p>
          </table:table-cell>
          <table:table-cell table:formula="of:=[.A42]*[.B42]" office:value-type="float" office:value="0.0005" calcext:value-type="float">
            <text:p>5,00E-04</text:p>
          </table:table-cell>
          <table:table-cell/>
          <table:table-cell table:style-name="ce2" table:formula="of:=[.B11]-([.A11]/[.E11])" office:value-type="float" office:value="0.000499943" calcext:value-type="float">
            <text:p>5,00E-04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9" calcext:value-type="float">
            <text:p>-9</text:p>
          </table:table-cell>
          <table:table-cell table:style-name="ce2" table:formula="of:=[.N42]*[.O42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A43]*[.B43]" office:value-type="float" office:value="0.001" calcext:value-type="float">
            <text:p>1,00E-03</text:p>
          </table:table-cell>
          <table:table-cell office:value-type="float" office:value="0.59" calcext:value-type="float">
            <text:p>0,59</text:p>
          </table:table-cell>
          <table:table-cell table:style-name="ce2" table:formula="of:=[.B12]-([.A12]/[.E12])" office:value-type="float" office:value="0.00099994" calcext:value-type="float">
            <text:p>1,00E-03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0" calcext:value-type="float">
            <text:p>-10</text:p>
          </table:table-cell>
          <table:table-cell table:style-name="ce2" table:formula="of:=[.N43]*[.O43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63" calcext:value-type="float">
            <text:p>0,63</text:p>
          </table:table-cell>
          <table:table-cell table:formula="of:=[.A44]*[.B44]" office:value-type="float" office:value="0.002" calcext:value-type="float">
            <text:p>2,00E-03</text:p>
          </table:table-cell>
          <table:table-cell/>
          <table:table-cell table:style-name="ce2" table:formula="of:=[.B13]-([.A13]/[.E13])" office:value-type="float" office:value="0.001999937" calcext:value-type="float">
            <text:p>2,00E-03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1" calcext:value-type="float">
            <text:p>-11</text:p>
          </table:table-cell>
          <table:table-cell table:style-name="ce2" table:formula="of:=[.N44]*[.O44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68" calcext:value-type="float">
            <text:p>0,68</text:p>
          </table:table-cell>
          <table:table-cell table:formula="of:=[.A45]*[.B45]" office:value-type="float" office:value="0.005" calcext:value-type="float">
            <text:p>5,00E-03</text:p>
          </table:table-cell>
          <table:table-cell/>
          <table:table-cell table:style-name="ce2" table:formula="of:=[.B14]-([.A14]/[.E14])" office:value-type="float" office:value="0.004999932" calcext:value-type="float">
            <text:p>5,00E-03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2" calcext:value-type="float">
            <text:p>-12</text:p>
          </table:table-cell>
          <table:table-cell table:style-name="ce2" table:formula="of:=[.N45]*[.O45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A46]*[.B46]" office:value-type="float" office:value="0.01" calcext:value-type="float">
            <text:p>1,00E-02</text:p>
          </table:table-cell>
          <table:table-cell office:value-type="float" office:value="0.7" calcext:value-type="float">
            <text:p>0,7</text:p>
          </table:table-cell>
          <table:table-cell table:style-name="ce2" table:formula="of:=[.B15]-([.A15]/[.E15])" office:value-type="float" office:value="0.00999993" calcext:value-type="float">
            <text:p>1,00E-02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3" calcext:value-type="float">
            <text:p>-13</text:p>
          </table:table-cell>
          <table:table-cell table:style-name="ce2" table:formula="of:=[.N46]*[.O46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74" calcext:value-type="float">
            <text:p>0,74</text:p>
          </table:table-cell>
          <table:table-cell table:formula="of:=[.A47]*[.B47]" office:value-type="float" office:value="0.02" calcext:value-type="float">
            <text:p>2,00E-02</text:p>
          </table:table-cell>
          <table:table-cell/>
          <table:table-cell table:style-name="ce2" table:formula="of:=[.B16]-([.A16]/[.E16])" office:value-type="float" office:value="0.019999926" calcext:value-type="float">
            <text:p>2,00E-02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4" calcext:value-type="float">
            <text:p>-14</text:p>
          </table:table-cell>
          <table:table-cell table:style-name="ce2" table:formula="of:=[.N47]*[.O47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77" calcext:value-type="float">
            <text:p>0,77</text:p>
          </table:table-cell>
          <table:table-cell table:formula="of:=[.A48]*[.B48]" office:value-type="float" office:value="0.05" calcext:value-type="float">
            <text:p>5,00E-02</text:p>
          </table:table-cell>
          <table:table-cell/>
          <table:table-cell table:style-name="ce2" table:formula="of:=[.B17]-([.A17]/[.E17])" office:value-type="float" office:value="0.049999923" calcext:value-type="float">
            <text:p>5,00E-02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5" calcext:value-type="float">
            <text:p>-15</text:p>
          </table:table-cell>
          <table:table-cell table:style-name="ce2" table:formula="of:=[.N48]*[.O48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A49]*[.B49]" office:value-type="float" office:value="0.1" calcext:value-type="float">
            <text:p>1,00E-01</text:p>
          </table:table-cell>
          <table:table-cell office:value-type="float" office:value="0.8" calcext:value-type="float">
            <text:p>0,8</text:p>
          </table:table-cell>
          <table:table-cell table:style-name="ce2" table:formula="of:=[.B18]-([.A18]/[.E18])" office:value-type="float" office:value="0.09999992" calcext:value-type="float">
            <text:p>1,00E-01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6" calcext:value-type="float">
            <text:p>-16</text:p>
          </table:table-cell>
          <table:table-cell table:style-name="ce2" table:formula="of:=[.N49]*[.O49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83" calcext:value-type="float">
            <text:p>0,83</text:p>
          </table:table-cell>
          <table:table-cell table:formula="of:=[.A50]*[.B50]" office:value-type="float" office:value="0.2" calcext:value-type="float">
            <text:p>2,00E-01</text:p>
          </table:table-cell>
          <table:table-cell/>
          <table:table-cell table:style-name="ce2" table:formula="of:=[.B19]-([.A19]/[.E19])" office:value-type="float" office:value="0.199999917" calcext:value-type="float">
            <text:p>2,00E-01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7" calcext:value-type="float">
            <text:p>-17</text:p>
          </table:table-cell>
          <table:table-cell table:style-name="ce2" table:formula="of:=[.N50]*[.O50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89" calcext:value-type="float">
            <text:p>0,89</text:p>
          </table:table-cell>
          <table:table-cell table:formula="of:=[.A51]*[.B51]" office:value-type="float" office:value="0.5" calcext:value-type="float">
            <text:p>5,00E-01</text:p>
          </table:table-cell>
          <table:table-cell/>
          <table:table-cell table:style-name="ce2" table:formula="of:=[.B20]-([.A20]/[.E20])" office:value-type="float" office:value="0.499999911" calcext:value-type="float">
            <text:p>5,00E-01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8" calcext:value-type="float">
            <text:p>-18</text:p>
          </table:table-cell>
          <table:table-cell table:style-name="ce2" table:formula="of:=[.N51]*[.O51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91" calcext:value-type="float">
            <text:p>0,91</text:p>
          </table:table-cell>
          <table:table-cell table:formula="of:=[.A52]*[.B52]" office:value-type="float" office:value="1" calcext:value-type="float">
            <text:p>1,00E+00</text:p>
          </table:table-cell>
          <table:table-cell/>
          <table:table-cell table:style-name="ce2" table:formula="of:=[.B21]-([.A21]/[.E21])" office:value-type="float" office:value="0.999999909" calcext:value-type="float">
            <text:p>1,00E+00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9" calcext:value-type="float">
            <text:p>-19</text:p>
          </table:table-cell>
          <table:table-cell table:style-name="ce2" table:formula="of:=[.N52]*[.O52]" office:value-type="float" office:value="0" calcext:value-type="float">
            <text:p>0,00E+00</text:p>
          </table:table-cell>
          <table:table-cell/>
        </table:table-row>
        <table:table-row table:style-name="ro1" table:number-rows-repeated="12"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0" office:value-type="float" office:value="1" calcext:value-type="float">
            <text:p>1,00E+00</text:p>
          </table:table-cell>
          <table:table-cell table:number-columns-repeated="14"/>
        </table:table-row>
      </table:table>
      <table:table table:name="3.1.b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U_v</text:p>
          </table:table-cell>
          <table:table-cell table:style-name="Default" office:value-type="string" calcext:value-type="string">
            <text:p>I_x</text:p>
          </table:table-cell>
          <table:table-cell table:number-columns-repeated="9"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 table:number-columns-repeated="5"/>
        </table:table-row>
        <table:table-row table:style-name="ro2">
          <table:table-cell office:value-type="float" office:value="0.04" calcext:value-type="float">
            <text:p>0,04</text:p>
          </table:table-cell>
          <table:table-cell table:formula="of:=[.A33]*[.B33]" office:value-type="float" office:value="0.000001" calcext:value-type="float">
            <text:p>1,00E-06</text:p>
          </table:table-cell>
          <table:table-cell/>
          <table:table-cell table:formula="of:=[.A2]-[.B2]*10*10^3" office:value-type="float" office:value="0.03" calcext:value-type="float">
            <text:p>0,03</text:p>
          </table:table-cell>
          <table:table-cell table:number-columns-repeated="7"/>
          <table:table-cell table:style-name="ce5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style-name="ce6" table:formula="of:=[.M2]-[.L2]*[.P2]" office:value-type="float" office:value="0" calcext:value-type="float">
            <text:p>0,00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/>
          <table:table-cell>
            <draw:frame draw:z-index="1" draw:style-name="gr1" draw:text-style-name="P1" svg:width="15.997cm" svg:height="9.003cm" svg:x="0.774cm" svg:y="0.176cm">
              <draw:object draw:notify-on-update-of-ranges="'3.1.b'.N2:'3.1.b'.N22 '3.1.b'.B1:'3.1.b'.B1 '3.1.b'.M2:'3.1.b'.M22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2">
          <table:table-cell office:value-type="float" office:value="0.06" calcext:value-type="float">
            <text:p>0,06</text:p>
          </table:table-cell>
          <table:table-cell table:formula="of:=[.A34]*[.B34]" office:value-type="float" office:value="0.000002" calcext:value-type="float">
            <text:p>2,00E-06</text:p>
          </table:table-cell>
          <table:table-cell/>
          <table:table-cell table:formula="of:=[.A3]-[.B3]*10*10^3" office:value-type="float" office:value="0.04" calcext:value-type="float">
            <text:p>0,04</text:p>
          </table:table-cell>
          <table:table-cell table:number-columns-repeated="7"/>
          <table:table-cell table:style-name="ce5"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table:style-name="ce6" table:formula="of:=[.M3]-[.L3]*[.P3]" office:value-type="float" office:value="0.985" calcext:value-type="float">
            <text:p>9,85E-01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12" calcext:value-type="float">
            <text:p>0,12</text:p>
          </table:table-cell>
          <table:table-cell table:formula="of:=[.A35]*[.B35]" office:value-type="float" office:value="0.000005" calcext:value-type="float">
            <text:p>5,00E-06</text:p>
          </table:table-cell>
          <table:table-cell/>
          <table:table-cell table:formula="of:=[.A4]-[.B4]*10*10^3" office:value-type="float" office:value="0.07" calcext:value-type="float">
            <text:p>0,07</text:p>
          </table:table-cell>
          <table:table-cell>
            <draw:frame draw:z-index="0" draw:style-name="gr1" draw:text-style-name="P1" svg:width="15.997cm" svg:height="9.003cm" svg:x="0.635cm" svg:y="0.123cm">
              <draw:object draw:notify-on-update-of-ranges="'3.1.b'.D2:'3.1.b'.D13 '3.1.b'.B1:'3.1.b'.B1 '3.1.b'.B2:'3.1.b'.B2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table:style-name="ce5" office:value-type="float" office:value="0.0000016" calcext:value-type="float">
            <text:p>1,60E-06</text:p>
          </table:table-cell>
          <table:table-cell office:value-type="float" office:value="2" calcext:value-type="float">
            <text:p>2</text:p>
          </table:table-cell>
          <table:table-cell table:style-name="ce6" table:formula="of:=[.M4]-[.L4]*[.P4]" office:value-type="float" office:value="1.984" calcext:value-type="float">
            <text:p>1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19" calcext:value-type="float">
            <text:p>0,19</text:p>
          </table:table-cell>
          <table:table-cell table:formula="of:=[.A36]*[.B36]" office:value-type="float" office:value="0.00001" calcext:value-type="float">
            <text:p>1,00E-05</text:p>
          </table:table-cell>
          <table:table-cell office:value-type="float" office:value="0.09" calcext:value-type="float">
            <text:p>0,09</text:p>
          </table:table-cell>
          <table:table-cell table:formula="of:=[.A5]-[.B5]*10*10^3" office:value-type="float" office:value="0.09" calcext:value-type="float">
            <text:p>0,09</text:p>
          </table:table-cell>
          <table:table-cell table:number-columns-repeated="7"/>
          <table:table-cell table:style-name="ce5" office:value-type="float" office:value="0.0000017" calcext:value-type="float">
            <text:p>1,70E-06</text:p>
          </table:table-cell>
          <table:table-cell office:value-type="float" office:value="3" calcext:value-type="float">
            <text:p>3</text:p>
          </table:table-cell>
          <table:table-cell table:style-name="ce6" table:formula="of:=[.M5]-[.L5]*[.P5]" office:value-type="float" office:value="2.983" calcext:value-type="float">
            <text:p>2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13" calcext:value-type="float">
            <text:p>0,13</text:p>
          </table:table-cell>
          <table:table-cell table:formula="of:=[.A37]*[.B37]" office:value-type="float" office:value="0.00002" calcext:value-type="float">
            <text:p>2,00E-05</text:p>
          </table:table-cell>
          <table:table-cell/>
          <table:table-cell table:formula="of:=[.A6]-[.B6]*1*10^3" office:value-type="float" office:value="0.11" calcext:value-type="float">
            <text:p>0,11</text:p>
          </table:table-cell>
          <table:table-cell table:number-columns-repeated="7"/>
          <table:table-cell table:style-name="ce5" office:value-type="float" office:value="0.0000018" calcext:value-type="float">
            <text:p>1,80E-06</text:p>
          </table:table-cell>
          <table:table-cell office:value-type="float" office:value="4" calcext:value-type="float">
            <text:p>4</text:p>
          </table:table-cell>
          <table:table-cell table:style-name="ce6" table:formula="of:=[.M6]-[.L6]*[.P6]" office:value-type="float" office:value="3.982" calcext:value-type="float">
            <text:p>3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[.A38]*[.B38]" office:value-type="float" office:value="0.00005" calcext:value-type="float">
            <text:p>5,00E-05</text:p>
          </table:table-cell>
          <table:table-cell/>
          <table:table-cell table:formula="of:=[.A7]-[.B7]*1*10^3" office:value-type="float" office:value="0.15" calcext:value-type="float">
            <text:p>0,15</text:p>
          </table:table-cell>
          <table:table-cell table:number-columns-repeated="7"/>
          <table:table-cell table:style-name="ce5" office:value-type="float" office:value="0.000002" calcext:value-type="float">
            <text:p>2,00E-06</text:p>
          </table:table-cell>
          <table:table-cell office:value-type="float" office:value="5" calcext:value-type="float">
            <text:p>5</text:p>
          </table:table-cell>
          <table:table-cell table:style-name="ce6" table:formula="of:=[.M7]-[.L7]*[.P7]" office:value-type="float" office:value="4.98" calcext:value-type="float">
            <text:p>4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29" calcext:value-type="float">
            <text:p>0,29</text:p>
          </table:table-cell>
          <table:table-cell table:formula="of:=[.A39]*[.B39]" office:value-type="float" office:value="0.0001" calcext:value-type="float">
            <text:p>1,00E-04</text:p>
          </table:table-cell>
          <table:table-cell office:value-type="float" office:value="0.18" calcext:value-type="float">
            <text:p>0,18</text:p>
          </table:table-cell>
          <table:table-cell table:formula="of:=[.A8]-[.B8]*1*10^3" office:value-type="float" office:value="0.19" calcext:value-type="float">
            <text:p>0,19</text:p>
          </table:table-cell>
          <table:table-cell table:number-columns-repeated="7"/>
          <table:table-cell table:style-name="ce5" office:value-type="float" office:value="0.000002" calcext:value-type="float">
            <text:p>2,00E-06</text:p>
          </table:table-cell>
          <table:table-cell office:value-type="float" office:value="6" calcext:value-type="float">
            <text:p>6</text:p>
          </table:table-cell>
          <table:table-cell table:style-name="ce6" table:formula="of:=[.M8]-[.L8]*[.P8]" office:value-type="float" office:value="5.98" calcext:value-type="float">
            <text:p>5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24" calcext:value-type="float">
            <text:p>0,24</text:p>
          </table:table-cell>
          <table:table-cell table:formula="of:=[.A40]*[.B40]" office:value-type="float" office:value="0.0002" calcext:value-type="float">
            <text:p>2,00E-04</text:p>
          </table:table-cell>
          <table:table-cell/>
          <table:table-cell table:formula="of:=[.A9]-[.B9]*1*10^2" office:value-type="float" office:value="0.22" calcext:value-type="float">
            <text:p>0,22</text:p>
          </table:table-cell>
          <table:table-cell table:number-columns-repeated="7"/>
          <table:table-cell table:style-name="ce5" office:value-type="float" office:value="0.0000021" calcext:value-type="float">
            <text:p>2,10E-06</text:p>
          </table:table-cell>
          <table:table-cell office:value-type="float" office:value="7" calcext:value-type="float">
            <text:p>7</text:p>
          </table:table-cell>
          <table:table-cell table:style-name="ce6" table:formula="of:=[.M9]-[.L9]*[.P9]" office:value-type="float" office:value="6.979" calcext:value-type="float">
            <text:p>6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35" calcext:value-type="float">
            <text:p>0,35</text:p>
          </table:table-cell>
          <table:table-cell table:formula="of:=[.A41]*[.B41]" office:value-type="float" office:value="0.0005" calcext:value-type="float">
            <text:p>5,00E-04</text:p>
          </table:table-cell>
          <table:table-cell/>
          <table:table-cell table:formula="of:=[.A10]-[.B10]*1*10^2" office:value-type="float" office:value="0.3" calcext:value-type="float">
            <text:p>0,3</text:p>
          </table:table-cell>
          <table:table-cell table:number-columns-repeated="7"/>
          <table:table-cell table:style-name="ce5" office:value-type="float" office:value="0.0000022" calcext:value-type="float">
            <text:p>2,20E-06</text:p>
          </table:table-cell>
          <table:table-cell office:value-type="float" office:value="8" calcext:value-type="float">
            <text:p>8</text:p>
          </table:table-cell>
          <table:table-cell table:style-name="ce6" table:formula="of:=[.M10]-[.L10]*[.P10]" office:value-type="float" office:value="7.978" calcext:value-type="float">
            <text:p>7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48" calcext:value-type="float">
            <text:p>0,48</text:p>
          </table:table-cell>
          <table:table-cell table:formula="of:=[.A42]*[.B42]" office:value-type="float" office:value="0.001" calcext:value-type="float">
            <text:p>1,00E-03</text:p>
          </table:table-cell>
          <table:table-cell office:value-type="float" office:value="0.37" calcext:value-type="float">
            <text:p>0,37</text:p>
          </table:table-cell>
          <table:table-cell table:formula="of:=[.A11]-[.B11]*1*10^2" office:value-type="float" office:value="0.38" calcext:value-type="float">
            <text:p>0,38</text:p>
          </table:table-cell>
          <table:table-cell table:number-columns-repeated="7"/>
          <table:table-cell table:style-name="ce5" office:value-type="float" office:value="0.0000023" calcext:value-type="float">
            <text:p>2,30E-06</text:p>
          </table:table-cell>
          <table:table-cell office:value-type="float" office:value="9" calcext:value-type="float">
            <text:p>9</text:p>
          </table:table-cell>
          <table:table-cell table:style-name="ce6" table:formula="of:=[.M11]-[.L11]*[.P11]" office:value-type="float" office:value="8.977" calcext:value-type="float">
            <text:p>8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49" calcext:value-type="float">
            <text:p>0,49</text:p>
          </table:table-cell>
          <table:table-cell table:formula="of:=[.A43]*[.B43]" office:value-type="float" office:value="0.002" calcext:value-type="float">
            <text:p>2,00E-03</text:p>
          </table:table-cell>
          <table:table-cell/>
          <table:table-cell table:formula="of:=[.A12]-[.B12]*1*10" office:value-type="float" office:value="0.47" calcext:value-type="float">
            <text:p>0,47</text:p>
          </table:table-cell>
          <table:table-cell table:number-columns-repeated="7"/>
          <table:table-cell table:style-name="ce5" office:value-type="float" office:value="0.0000024" calcext:value-type="float">
            <text:p>2,40E-06</text:p>
          </table:table-cell>
          <table:table-cell office:value-type="float" office:value="10" calcext:value-type="float">
            <text:p>10</text:p>
          </table:table-cell>
          <table:table-cell table:style-name="ce6" table:formula="of:=[.M12]-[.L12]*[.P12]" office:value-type="float" office:value="9.976" calcext:value-type="float">
            <text:p>9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54" calcext:value-type="float">
            <text:p>0,54</text:p>
          </table:table-cell>
          <table:table-cell table:formula="of:=[.A44]*[.B44]" office:value-type="float" office:value="0.003" calcext:value-type="float">
            <text:p>3,00E-03</text:p>
          </table:table-cell>
          <table:table-cell/>
          <table:table-cell table:formula="of:=[.A13]-[.B13]*1*10" office:value-type="float" office:value="0.51" calcext:value-type="float">
            <text:p>0,51</text:p>
          </table:table-cell>
          <table:table-cell table:number-columns-repeated="7"/>
          <table:table-cell table:style-name="ce5" office:value-type="float" office:value="0.0000023" calcext:value-type="float">
            <text:p>2,30E-06</text:p>
          </table:table-cell>
          <table:table-cell office:value-type="float" office:value="11" calcext:value-type="float">
            <text:p>11</text:p>
          </table:table-cell>
          <table:table-cell table:style-name="ce6" table:formula="of:=[.M13]-[.L13]*[.P13]" office:value-type="float" office:value="10.977" calcext:value-type="float">
            <text:p>1,10E+01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5" office:value-type="float" office:value="0.0000025" calcext:value-type="float">
            <text:p>2,50E-06</text:p>
          </table:table-cell>
          <table:table-cell office:value-type="float" office:value="12" calcext:value-type="float">
            <text:p>12</text:p>
          </table:table-cell>
          <table:table-cell table:style-name="ce6" table:formula="of:=[.M14]-[.L14]*[.P14]" office:value-type="float" office:value="11.975" calcext:value-type="float">
            <text:p>1,20E+01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5" office:value-type="float" office:value="0.0000026" calcext:value-type="float">
            <text:p>2,60E-06</text:p>
          </table:table-cell>
          <table:table-cell office:value-type="float" office:value="13" calcext:value-type="float">
            <text:p>13</text:p>
          </table:table-cell>
          <table:table-cell table:style-name="ce6" table:formula="of:=[.M15]-[.L15]*[.P15]" office:value-type="float" office:value="12.974" calcext:value-type="float">
            <text:p>1,30E+01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Default"/>
          <table:table-cell table:number-columns-repeated="9"/>
          <table:table-cell table:style-name="ce5" table:number-columns-repeated="2"/>
          <table:table-cell table:style-name="ce6"/>
          <table:table-cell table:number-columns-repeated="4"/>
        </table:table-row>
        <table:table-row table:style-name="ro2" table:number-rows-repeated="2">
          <table:table-cell table:number-columns-repeated="11"/>
          <table:table-cell table:style-name="ce5" table:number-columns-repeated="2"/>
          <table:table-cell table:style-name="ce6"/>
          <table:table-cell table:number-columns-repeated="4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4"/>
          <table:table-cell>
            <draw:frame draw:z-index="2" draw:style-name="gr1" draw:text-style-name="P1" svg:width="28.123cm" svg:height="15.095cm" svg:x="0.808cm" svg:y="0.065cm">
              <draw:object draw:notify-on-update-of-ranges="'3.1.b'.D2:'3.1.b'.D13 '3.1.a_2'.A1:'3.1.a_2'.A1 '3.1.b'.B2:'3.1.b'.B13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6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0" office:value-type="float" office:value="1" calcext:value-type="float">
            <text:p>1,00E+00</text:p>
          </table:table-cell>
          <table:table-cell table:number-columns-repeated="16"/>
        </table:table-row>
        <table:table-row table:style-name="ro1" table:number-rows-repeated="14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2"/>
          <table:table-cell>
            <draw:frame draw:z-index="3" draw:style-name="gr1" draw:text-style-name="P1" svg:width="28.123cm" svg:height="15.095cm" svg:x="0.626cm" svg:y="0.14cm">
              <draw:object draw:notify-on-update-of-ranges="'3.1.b'.N2:'3.1.b'.N15 '3.1.a_2'.A1:'3.1.a_2'.A1 '3.1.b'.L2:'3.1.b'.L15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3"/>
        </table:table-row>
      </table:table>
      <table:table table:name="3.1.c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U_v</text:p>
          </table:table-cell>
          <table:table-cell table:style-name="Default" office:value-type="string" calcext:value-type="string">
            <text:p>I_x</text:p>
          </table:table-cell>
          <table:table-cell table:number-columns-repeated="10"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A33]*[.B33]" office:value-type="float" office:value="0.000001" calcext:value-type="float">
            <text:p>1,00E-06</text:p>
          </table:table-cell>
          <table:table-cell/>
          <table:table-cell table:formula="of:=[.A2]-[.B2]*10*10^3" office:value-type="float" office:value="0.39" calcext:value-type="float">
            <text:p>0,39</text:p>
          </table:table-cell>
          <table:table-cell table:number-columns-repeated="7"/>
          <table:table-cell table:number-columns-repeated="2" office:value-type="float" office:value="1.15" calcext:value-type="float">
            <text:p>1,15</text:p>
          </table:table-cell>
          <table:table-cell table:style-name="ce2" table:formula="of:=[.A33]*[.B33]" office:value-type="float" office:value="0.000001" calcext:value-type="float">
            <text:p>1,00E-06</text:p>
          </table:table-cell>
          <table:table-cell/>
          <table:table-cell table:formula="of:=[.M2]-[.N2]*[.Q2]" office:value-type="float" office:value="1.14" calcext:value-type="float">
            <text:p>1,1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[.A34]*[.B34]" office:value-type="float" office:value="0.000002" calcext:value-type="float">
            <text:p>2,00E-06</text:p>
          </table:table-cell>
          <table:table-cell/>
          <table:table-cell table:formula="of:=[.A3]-[.B3]*10*10^3" office:value-type="float" office:value="0.43" calcext:value-type="float">
            <text:p>0,43</text:p>
          </table:table-cell>
          <table:table-cell table:number-columns-repeated="7"/>
          <table:table-cell table:number-columns-repeated="2" office:value-type="float" office:value="1.5" calcext:value-type="float">
            <text:p>1,5</text:p>
          </table:table-cell>
          <table:table-cell table:style-name="ce2" table:formula="of:=[.A34]*[.B34]" office:value-type="float" office:value="0.000002" calcext:value-type="float">
            <text:p>2,00E-06</text:p>
          </table:table-cell>
          <table:table-cell/>
          <table:table-cell table:formula="of:=[.M3]-[.N3]*[.Q3]" office:value-type="float" office:value="1.48" calcext:value-type="float">
            <text:p>1,4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table:formula="of:=[.A35]*[.B35]" office:value-type="float" office:value="0.000005" calcext:value-type="float">
            <text:p>5,00E-06</text:p>
          </table:table-cell>
          <table:table-cell/>
          <table:table-cell table:formula="of:=[.A4]-[.B4]*10*10^3" office:value-type="float" office:value="0.48" calcext:value-type="float">
            <text:p>0,48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style-name="ce2" table:formula="of:=[.A35]*[.B35]" office:value-type="float" office:value="0.000005" calcext:value-type="float">
            <text:p>5,00E-06</text:p>
          </table:table-cell>
          <table:table-cell/>
          <table:table-cell table:formula="of:=[.M4]-[.N4]*[.Q4]" office:value-type="float" office:value="1.95" calcext:value-type="float">
            <text:p>1,9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table:formula="of:=[.A36]*[.B36]" office:value-type="float" office:value="0.00001" calcext:value-type="float">
            <text:p>1,00E-05</text:p>
          </table:table-cell>
          <table:table-cell office:value-type="float" office:value="0.52" calcext:value-type="float">
            <text:p>0,52</text:p>
          </table:table-cell>
          <table:table-cell table:formula="of:=[.A5]-[.B5]*10*10^3" office:value-type="float" office:value="0.51" calcext:value-type="float">
            <text:p>0,51</text:p>
          </table:table-cell>
          <table:table-cell table:number-columns-repeated="7"/>
          <table:table-cell table:number-columns-repeated="2" office:value-type="float" office:value="2.3" calcext:value-type="float">
            <text:p>2,3</text:p>
          </table:table-cell>
          <table:table-cell table:style-name="ce2" table:formula="of:=[.A36]*[.B36]" office:value-type="float" office:value="0.00001" calcext:value-type="float">
            <text:p>1,00E-05</text:p>
          </table:table-cell>
          <table:table-cell/>
          <table:table-cell table:formula="of:=[.M5]-[.N5]*[.Q5]" office:value-type="float" office:value="2.29" calcext:value-type="float">
            <text:p>2,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table:formula="of:=[.A37]*[.B37]" office:value-type="float" office:value="0.00002" calcext:value-type="float">
            <text:p>2,00E-05</text:p>
          </table:table-cell>
          <table:table-cell/>
          <table:table-cell table:formula="of:=[.A6]-[.B6]*1*10^3" office:value-type="float" office:value="0.54" calcext:value-type="float">
            <text:p>0,54</text:p>
          </table:table-cell>
          <table:table-cell table:number-columns-repeated="7"/>
          <table:table-cell office:value-type="float" office:value="2.5" calcext:value-type="float">
            <text:p>2,5</text:p>
          </table:table-cell>
          <table:table-cell office:value-type="float" office:value="2.6" calcext:value-type="float">
            <text:p>2,6</text:p>
          </table:table-cell>
          <table:table-cell table:style-name="ce2" table:formula="of:=[.A37]*[.B37]" office:value-type="float" office:value="0.00002" calcext:value-type="float">
            <text:p>2,00E-05</text:p>
          </table:table-cell>
          <table:table-cell/>
          <table:table-cell table:formula="of:=[.M6]-[.N6]*[.Q6]" office:value-type="float" office:value="2.58" calcext:value-type="float">
            <text:p>2,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table:formula="of:=[.A38]*[.B38]" office:value-type="float" office:value="0.00005" calcext:value-type="float">
            <text:p>5,00E-05</text:p>
          </table:table-cell>
          <table:table-cell/>
          <table:table-cell table:formula="of:=[.A7]-[.B7]*1*10^3" office:value-type="float" office:value="0.58" calcext:value-type="float">
            <text:p>0,58</text:p>
          </table:table-cell>
          <table:table-cell table:number-columns-repeated="7"/>
          <table:table-cell office:value-type="float" office:value="2.75" calcext:value-type="float">
            <text:p>2,75</text:p>
          </table:table-cell>
          <table:table-cell office:value-type="float" office:value="2.9" calcext:value-type="float">
            <text:p>2,9</text:p>
          </table:table-cell>
          <table:table-cell table:style-name="ce2" table:formula="of:=[.A38]*[.B38]" office:value-type="float" office:value="0.00005" calcext:value-type="float">
            <text:p>5,00E-05</text:p>
          </table:table-cell>
          <table:table-cell/>
          <table:table-cell table:formula="of:=[.M7]-[.N7]*[.Q7]" office:value-type="float" office:value="2.85" calcext:value-type="float">
            <text:p>2,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table:formula="of:=[.A39]*[.B39]" office:value-type="float" office:value="0.0001" calcext:value-type="float">
            <text:p>1,00E-04</text:p>
          </table:table-cell>
          <table:table-cell office:value-type="float" office:value="0.61" calcext:value-type="float">
            <text:p>0,61</text:p>
          </table:table-cell>
          <table:table-cell table:formula="of:=[.A8]-[.B8]*1*10^3" office:value-type="float" office:value="0.61" calcext:value-type="float">
            <text:p>0,61</text:p>
          </table:table-cell>
          <table:table-cell table:number-columns-repeated="7"/>
          <table:table-cell table:number-columns-repeated="2" office:value-type="float" office:value="3.1" calcext:value-type="float">
            <text:p>3,1</text:p>
          </table:table-cell>
          <table:table-cell table:style-name="ce2" table:formula="of:=[.A39]*[.B39]" office:value-type="float" office:value="0.0001" calcext:value-type="float">
            <text:p>1,00E-04</text:p>
          </table:table-cell>
          <table:table-cell/>
          <table:table-cell table:formula="of:=[.M8]-[.N8]*[.Q8]" office:value-type="float" office:value="3.09" calcext:value-type="float">
            <text:p>3,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[.A40]*[.B40]" office:value-type="float" office:value="0.0002" calcext:value-type="float">
            <text:p>2,00E-04</text:p>
          </table:table-cell>
          <table:table-cell/>
          <table:table-cell table:formula="of:=[.A9]-[.B9]*1*10^2" office:value-type="float" office:value="0.63" calcext:value-type="float">
            <text:p>0,6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table:style-name="ce2" table:formula="of:=[.A40]*[.B40]" office:value-type="float" office:value="0.0002" calcext:value-type="float">
            <text:p>2,00E-04</text:p>
          </table:table-cell>
          <table:table-cell/>
          <table:table-cell table:formula="of:=[.M9]-[.N9]*[.Q9]" office:value-type="float" office:value="3.28" calcext:value-type="float">
            <text:p>3,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table:formula="of:=[.A41]*[.B41]" office:value-type="float" office:value="0.0005" calcext:value-type="float">
            <text:p>5,00E-04</text:p>
          </table:table-cell>
          <table:table-cell/>
          <table:table-cell table:formula="of:=[.A10]-[.B10]*1*10^2" office:value-type="float" office:value="0.67" calcext:value-type="float">
            <text:p>0,67</text:p>
          </table:table-cell>
          <table:table-cell table:number-columns-repeated="7"/>
          <table:table-cell office:value-type="float" office:value="3.3" calcext:value-type="float">
            <text:p>3,3</text:p>
          </table:table-cell>
          <table:table-cell office:value-type="float" office:value="3.7" calcext:value-type="float">
            <text:p>3,7</text:p>
          </table:table-cell>
          <table:table-cell table:style-name="ce2" table:formula="of:=[.A41]*[.B41]" office:value-type="float" office:value="0.0005" calcext:value-type="float">
            <text:p>5,00E-04</text:p>
          </table:table-cell>
          <table:table-cell/>
          <table:table-cell table:formula="of:=[.M10]-[.N10]*[.Q10]" office:value-type="float" office:value="3.65" calcext:value-type="float">
            <text:p>3,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table:formula="of:=[.A42]*[.B42]" office:value-type="float" office:value="0.001" calcext:value-type="float">
            <text:p>1,00E-03</text:p>
          </table:table-cell>
          <table:table-cell office:value-type="float" office:value="0.69" calcext:value-type="float">
            <text:p>0,69</text:p>
          </table:table-cell>
          <table:table-cell table:formula="of:=[.A11]-[.B11]*1*10^2" office:value-type="float" office:value="0.69" calcext:value-type="float">
            <text:p>0,69</text:p>
          </table:table-cell>
          <table:table-cell table:number-columns-repeated="7"/>
          <table:table-cell office:value-type="float" office:value="3.6" calcext:value-type="float">
            <text:p>3,6</text:p>
          </table:table-cell>
          <table:table-cell office:value-type="float" office:value="3.9" calcext:value-type="float">
            <text:p>3,9</text:p>
          </table:table-cell>
          <table:table-cell table:style-name="ce2" table:formula="of:=[.A42]*[.B42]" office:value-type="float" office:value="0.001" calcext:value-type="float">
            <text:p>1,00E-03</text:p>
          </table:table-cell>
          <table:table-cell/>
          <table:table-cell table:formula="of:=[.M11]-[.N11]*[.Q11]" office:value-type="float" office:value="3.89" calcext:value-type="float">
            <text:p>3,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table:formula="of:=[.A43]*[.B43]" office:value-type="float" office:value="0.002" calcext:value-type="float">
            <text:p>2,00E-03</text:p>
          </table:table-cell>
          <table:table-cell/>
          <table:table-cell table:formula="of:=[.A12]-[.B12]*1*10" office:value-type="float" office:value="0.71" calcext:value-type="float">
            <text:p>0,71</text:p>
          </table:table-cell>
          <table:table-cell table:number-columns-repeated="7"/>
          <table:table-cell office:value-type="float" office:value="3.2" calcext:value-type="float">
            <text:p>3,2</text:p>
          </table:table-cell>
          <table:table-cell office:value-type="float" office:value="4.2" calcext:value-type="float">
            <text:p>4,2</text:p>
          </table:table-cell>
          <table:table-cell table:style-name="ce2" table:formula="of:=[.A43]*[.B43]" office:value-type="float" office:value="0.002" calcext:value-type="float">
            <text:p>2,00E-03</text:p>
          </table:table-cell>
          <table:table-cell/>
          <table:table-cell table:formula="of:=[.M12]-[.N12]*[.Q12]" office:value-type="float" office:value="4.18" calcext:value-type="float">
            <text:p>4,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[.A44]*[.B44]" office:value-type="float" office:value="0.003" calcext:value-type="float">
            <text:p>3,00E-03</text:p>
          </table:table-cell>
          <table:table-cell/>
          <table:table-cell table:formula="of:=[.A13]-[.B13]*1*10" office:value-type="float" office:value="0.72" calcext:value-type="float">
            <text:p>0,72</text:p>
          </table:table-cell>
          <table:table-cell table:number-columns-repeated="7"/>
          <table:table-cell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table:style-name="ce2" table:formula="of:=[.A44]*[.B44]" office:value-type="float" office:value="0.003" calcext:value-type="float">
            <text:p>3,00E-03</text:p>
          </table:table-cell>
          <table:table-cell/>
          <table:table-cell table:formula="of:=[.M13]-[.N13]*[.Q13]" office:value-type="float" office:value="4.27" calcext:value-type="float">
            <text:p>4,2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7">
          <table:table-cell table:number-columns-repeated="13"/>
          <table:table-cell table:style-name="ce2"/>
          <table:table-cell table:number-columns-repeated="3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2"/>
          <table:table-cell>
            <draw:frame draw:z-index="0" draw:style-name="gr1" draw:text-style-name="P1" svg:width="28.123cm" svg:height="15.095cm" svg:x="1.066cm" svg:y="0.084cm">
              <draw:object draw:notify-on-update-of-ranges="'3.1.c'.D2:'3.1.c'.D13 '3.1.c'.B2:'3.1.c'.B1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5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0" office:value-type="float" office:value="1" calcext:value-type="float">
            <text:p>1,00E+00</text:p>
          </table:table-cell>
          <table:table-cell table:number-columns-repeated="15"/>
        </table:table-row>
        <table:table-row table:style-name="ro1" table:number-rows-repeated="12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>
            <draw:frame draw:z-index="1" draw:style-name="gr1" draw:text-style-name="P1" svg:width="28.123cm" svg:height="15.095cm" svg:x="1.065cm" svg:y="0.206cm">
              <draw:object draw:notify-on-update-of-ranges="'3.1.c'.P2:'3.1.c'.P13 '3.1.a_2'.A1:'3.1.a_2'.A1 '3.1.c'.N2:'3.1.c'.N13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4"/>
        </table:table-row>
      </table:table>
      <table:table table:name="3.3.1" table:style-name="ta1">
        <table:table-column table:style-name="co1" table:number-columns-repeated="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<text:s/>ϑ</text:p>
          </table:table-cell>
          <table:table-cell office:value-type="string" calcext:value-type="string">
            <text:p>I_x</text:p>
          </table:table-cell>
          <table:table-cell/>
          <table:table-cell office:value-type="string" calcext:value-type="string">
            <text:p>R</text:p>
          </table:table-cell>
          <table:table-cell table:number-columns-repeated="21"/>
        </table:table-row>
        <table:table-row table:style-name="ro1">
          <table:table-cell office:value-type="float" office:value="22.5" calcext:value-type="float">
            <text:p>22,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table:formula="of:=[.C2]/[.B2]*1000" office:value-type="float" office:value="1000" calcext:value-type="float">
            <text:p>1000,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formula="of:=274.15+[.R2]" office:value-type="float" office:value="294.15" calcext:value-type="float">
            <text:p>294,15</text:p>
          </table:table-cell>
          <table:table-cell table:formula="of:=[.$W$2]*[.$Y$2]^([.$X$2]/[.S2])" office:value-type="float" office:value="1071.58040529828" calcext:value-type="float">
            <text:p>1071,58040529828</text:p>
          </table:table-cell>
          <table:table-cell table:number-columns-repeated="2"/>
          <table:table-cell table:formula="of:=1.19*10^-3" office:value-type="float" office:value="0.00119" calcext:value-type="float">
            <text:p>0,00119</text:p>
          </table:table-cell>
          <table:table-cell office:value-type="float" office:value="4033" calcext:value-type="float">
            <text:p>4033</text:p>
          </table:table-cell>
          <table:table-cell office:value-type="float" office:value="2.71828182845905" calcext:value-type="float">
            <text:p>2,718281828459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,2</text:p>
          </table:table-cell>
          <table:table-cell office:value-type="float" office:value="2" calcext:value-type="float">
            <text:p>2</text:p>
          </table:table-cell>
          <table:table-cell table:style-name="ce1" table:formula="of:=[.C3]/[.B3]*1000" office:value-type="float" office:value="909.090909090909" calcext:value-type="float">
            <text:p>909,09</text:p>
          </table:table-cell>
          <table:table-cell>
            <draw:frame draw:z-index="0" draw:style-name="gr1" draw:text-style-name="P1" svg:width="15.997cm" svg:height="9.003cm" svg:x="1.523cm" svg:y="0.001cm">
              <draw:object draw:notify-on-update-of-ranges="'3.3.1'.A3:'3.3.1'.A22 '3.3.1'.B1:'3.3.1'.B1 '3.3.1'.B3:'3.3.1'.B22 '3.3.1'.D1:'3.3.1'.D1 '3.3.1'.D3:'3.3.1'.D18 '3.3.1'.A3:'3.3.1'.A1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2"/>
          <table:table-cell office:value-type="float" office:value="21" calcext:value-type="float">
            <text:p>21</text:p>
          </table:table-cell>
          <table:table-cell table:formula="of:=274.15+[.R3]" office:value-type="float" office:value="295.15" calcext:value-type="float">
            <text:p>295,15</text:p>
          </table:table-cell>
          <table:table-cell table:formula="of:=[.$W$2]*[.$Y$2]^([.$X$2]/[.S3])" office:value-type="float" office:value="1022.94044776255" calcext:value-type="float">
            <text:p>1022,9404477625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,4</text:p>
          </table:table-cell>
          <table:table-cell office:value-type="float" office:value="2" calcext:value-type="float">
            <text:p>2</text:p>
          </table:table-cell>
          <table:table-cell table:style-name="ce1" table:formula="of:=[.C4]/[.B4]*1000" office:value-type="float" office:value="833.333333333333" calcext:value-type="float">
            <text:p>833,33</text:p>
          </table:table-cell>
          <table:table-cell table:number-columns-repeated="13"/>
          <table:table-cell office:value-type="float" office:value="22.5" calcext:value-type="float">
            <text:p>22,5</text:p>
          </table:table-cell>
          <table:table-cell table:formula="of:=274.15+[.R4]" office:value-type="float" office:value="296.65" calcext:value-type="float">
            <text:p>296,65</text:p>
          </table:table-cell>
          <table:table-cell table:formula="of:=[.$W$2]*[.$Y$2]^([.$X$2]/[.S4])" office:value-type="float" office:value="954.649085149221" calcext:value-type="float">
            <text:p>954,64908514922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table:style-name="ce1" table:formula="of:=[.C5]/[.B5]*1000" office:value-type="float" office:value="740.740740740741" calcext:value-type="float">
            <text:p>740,74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formula="of:=274.15+[.R5]" office:value-type="float" office:value="297.15" calcext:value-type="float">
            <text:p>297,15</text:p>
          </table:table-cell>
          <table:table-cell table:formula="of:=[.$W$2]*[.$Y$2]^([.$X$2]/[.S5])" office:value-type="float" office:value="933.058523935925" calcext:value-type="float">
            <text:p>933,05852393592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9" calcext:value-type="float">
            <text:p>2,9</text:p>
          </table:table-cell>
          <table:table-cell office:value-type="float" office:value="2" calcext:value-type="float">
            <text:p>2</text:p>
          </table:table-cell>
          <table:table-cell table:style-name="ce1" table:formula="of:=[.C6]/[.B6]*1000" office:value-type="float" office:value="689.655172413793" calcext:value-type="float">
            <text:p>689,66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table:formula="of:=274.15+[.R6]" office:value-type="float" office:value="298.15" calcext:value-type="float">
            <text:p>298,15</text:p>
          </table:table-cell>
          <table:table-cell table:formula="of:=[.$W$2]*[.$Y$2]^([.$X$2]/[.S6])" office:value-type="float" office:value="891.536438047666" calcext:value-type="float">
            <text:p>891,53643804766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table:style-name="ce1" table:formula="of:=[.C7]/[.B7]*1000" office:value-type="float" office:value="571.428571428571" calcext:value-type="float">
            <text:p>571,43</text:p>
          </table:table-cell>
          <table:table-cell table:number-columns-repeated="13"/>
          <table:table-cell office:value-type="float" office:value="25" calcext:value-type="float">
            <text:p>25</text:p>
          </table:table-cell>
          <table:table-cell table:formula="of:=274.15+[.R7]" office:value-type="float" office:value="299.15" calcext:value-type="float">
            <text:p>299,15</text:p>
          </table:table-cell>
          <table:table-cell table:formula="of:=[.$W$2]*[.$Y$2]^([.$X$2]/[.S7])" office:value-type="float" office:value="852.121423614286" calcext:value-type="float">
            <text:p>852,12142361428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table:formula="of:=[.C8]/[.B8]*1000" office:value-type="float" office:value="500" calcext:value-type="float">
            <text:p>500,00</text:p>
          </table:table-cell>
          <table:table-cell table:number-columns-repeated="13"/>
          <table:table-cell office:value-type="float" office:value="26" calcext:value-type="float">
            <text:p>26</text:p>
          </table:table-cell>
          <table:table-cell table:formula="of:=274.15+[.R8]" office:value-type="float" office:value="300.15" calcext:value-type="float">
            <text:p>300,15</text:p>
          </table:table-cell>
          <table:table-cell table:formula="of:=[.$W$2]*[.$Y$2]^([.$X$2]/[.S8])" office:value-type="float" office:value="814.694384003143" calcext:value-type="float">
            <text:p>814,69438400314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table:formula="of:=[.C9]/[.B9]*1000" office:value-type="float" office:value="400" calcext:value-type="float">
            <text:p>400,00</text:p>
          </table:table-cell>
          <table:table-cell table:number-columns-repeated="13"/>
          <table:table-cell office:value-type="float" office:value="27" calcext:value-type="float">
            <text:p>27</text:p>
          </table:table-cell>
          <table:table-cell table:formula="of:=274.15+[.R9]" office:value-type="float" office:value="301.15" calcext:value-type="float">
            <text:p>301,15</text:p>
          </table:table-cell>
          <table:table-cell table:formula="of:=[.$W$2]*[.$Y$2]^([.$X$2]/[.S9])" office:value-type="float" office:value="779.143603022594" calcext:value-type="float">
            <text:p>779,14360302259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" table:formula="of:=[.C10]/[.B10]*1000" office:value-type="float" office:value="333.333333333333" calcext:value-type="float">
            <text:p>333,33</text:p>
          </table:table-cell>
          <table:table-cell table:number-columns-repeated="13"/>
          <table:table-cell office:value-type="float" office:value="28" calcext:value-type="float">
            <text:p>28</text:p>
          </table:table-cell>
          <table:table-cell table:formula="of:=274.15+[.R10]" office:value-type="float" office:value="302.15" calcext:value-type="float">
            <text:p>302,15</text:p>
          </table:table-cell>
          <table:table-cell table:formula="of:=[.$W$2]*[.$Y$2]^([.$X$2]/[.S10])" office:value-type="float" office:value="745.364249206697" calcext:value-type="float">
            <text:p>745,36424920669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  <table:table-cell table:style-name="ce1" table:formula="of:=[.C11]/[.B11]*1000" office:value-type="float" office:value="298.507462686567" calcext:value-type="float">
            <text:p>298,51</text:p>
          </table:table-cell>
          <table:table-cell table:number-columns-repeated="13"/>
          <table:table-cell office:value-type="float" office:value="29" calcext:value-type="float">
            <text:p>29</text:p>
          </table:table-cell>
          <table:table-cell table:formula="of:=274.15+[.R11]" office:value-type="float" office:value="303.15" calcext:value-type="float">
            <text:p>303,15</text:p>
          </table:table-cell>
          <table:table-cell table:formula="of:=[.$W$2]*[.$Y$2]^([.$X$2]/[.S11])" office:value-type="float" office:value="713.257915869963" calcext:value-type="float">
            <text:p>713,25791586996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table:style-name="ce1" table:formula="of:=[.C12]/[.B12]*1000" office:value-type="float" office:value="232.558139534884" calcext:value-type="float">
            <text:p>232,56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table:formula="of:=274.15+[.R12]" office:value-type="float" office:value="304.15" calcext:value-type="float">
            <text:p>304,15</text:p>
          </table:table-cell>
          <table:table-cell table:formula="of:=[.$W$2]*[.$Y$2]^([.$X$2]/[.S12])" office:value-type="float" office:value="682.732194178553" calcext:value-type="float">
            <text:p>682,73219417855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" table:formula="of:=[.C13]/[.B13]*1000" office:value-type="float" office:value="200" calcext:value-type="float">
            <text:p>200,00</text:p>
          </table:table-cell>
          <table:table-cell table:number-columns-repeated="13"/>
          <table:table-cell office:value-type="float" office:value="31" calcext:value-type="float">
            <text:p>31</text:p>
          </table:table-cell>
          <table:table-cell table:formula="of:=274.15+[.R13]" office:value-type="float" office:value="305.15" calcext:value-type="float">
            <text:p>305,15</text:p>
          </table:table-cell>
          <table:table-cell table:formula="of:=[.$W$2]*[.$Y$2]^([.$X$2]/[.S13])" office:value-type="float" office:value="653.700276709195" calcext:value-type="float">
            <text:p>653,70027670919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style-name="ce1" table:formula="of:=[.C14]/[.B14]*1000" office:value-type="float" office:value="190.47619047619" calcext:value-type="float">
            <text:p>190,48</text:p>
          </table:table-cell>
          <table:table-cell table:number-columns-repeated="13"/>
          <table:table-cell office:value-type="float" office:value="32" calcext:value-type="float">
            <text:p>32</text:p>
          </table:table-cell>
          <table:table-cell table:formula="of:=274.15+[.R14]" office:value-type="float" office:value="306.15" calcext:value-type="float">
            <text:p>306,15</text:p>
          </table:table-cell>
          <table:table-cell table:formula="of:=[.$W$2]*[.$Y$2]^([.$X$2]/[.S14])" office:value-type="float" office:value="626.080589172512" calcext:value-type="float">
            <text:p>626,080589172512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" table:formula="of:=[.C15]/[.B15]*1000" office:value-type="float" office:value="153.846153846154" calcext:value-type="float">
            <text:p>153,85</text:p>
          </table:table-cell>
          <table:table-cell table:number-columns-repeated="13"/>
          <table:table-cell office:value-type="float" office:value="33" calcext:value-type="float">
            <text:p>33</text:p>
          </table:table-cell>
          <table:table-cell table:formula="of:=274.15+[.R15]" office:value-type="float" office:value="307.15" calcext:value-type="float">
            <text:p>307,15</text:p>
          </table:table-cell>
          <table:table-cell table:formula="of:=[.$W$2]*[.$Y$2]^([.$X$2]/[.S15])" office:value-type="float" office:value="599.79644816535" calcext:value-type="float">
            <text:p>599,7964481653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" table:formula="of:=[.C16]/[.B16]*1000" office:value-type="float" office:value="133.333333333333" calcext:value-type="float">
            <text:p>133,33</text:p>
          </table:table-cell>
          <table:table-cell table:number-columns-repeated="13"/>
          <table:table-cell office:value-type="float" office:value="34" calcext:value-type="float">
            <text:p>34</text:p>
          </table:table-cell>
          <table:table-cell table:formula="of:=274.15+[.R16]" office:value-type="float" office:value="308.15" calcext:value-type="float">
            <text:p>308,15</text:p>
          </table:table-cell>
          <table:table-cell table:formula="of:=[.$W$2]*[.$Y$2]^([.$X$2]/[.S16])" office:value-type="float" office:value="574.775742988427" calcext:value-type="float">
            <text:p>574,77574298842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" table:formula="of:=[.C17]/[.B17]*1000" office:value-type="float" office:value="100" calcext:value-type="float">
            <text:p>100,00</text:p>
          </table:table-cell>
          <table:table-cell table:number-columns-repeated="13"/>
          <table:table-cell office:value-type="float" office:value="35" calcext:value-type="float">
            <text:p>35</text:p>
          </table:table-cell>
          <table:table-cell table:formula="of:=274.15+[.R17]" office:value-type="float" office:value="309.15" calcext:value-type="float">
            <text:p>309,15</text:p>
          </table:table-cell>
          <table:table-cell table:formula="of:=[.$W$2]*[.$Y$2]^([.$X$2]/[.S17])" office:value-type="float" office:value="550.95063972292" calcext:value-type="float">
            <text:p>550,9506397229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" table:formula="of:=[.C18]/[.B18]*1000" office:value-type="float" office:value="57.1428571428571" calcext:value-type="float">
            <text:p>57,14</text:p>
          </table:table-cell>
          <table:table-cell table:number-columns-repeated="13"/>
          <table:table-cell office:value-type="float" office:value="36" calcext:value-type="float">
            <text:p>36</text:p>
          </table:table-cell>
          <table:table-cell table:formula="of:=274.15+[.R18]" office:value-type="float" office:value="310.15" calcext:value-type="float">
            <text:p>310,15</text:p>
          </table:table-cell>
          <table:table-cell table:formula="of:=[.$W$2]*[.$Y$2]^([.$X$2]/[.S18])" office:value-type="float" office:value="528.25730590342" calcext:value-type="float">
            <text:p>528,2573059034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37" calcext:value-type="float">
            <text:p>37</text:p>
          </table:table-cell>
          <table:table-cell table:formula="of:=274.15+[.R19]" office:value-type="float" office:value="311.15" calcext:value-type="float">
            <text:p>311,15</text:p>
          </table:table-cell>
          <table:table-cell table:formula="of:=[.$W$2]*[.$Y$2]^([.$X$2]/[.S19])" office:value-type="float" office:value="506.635654256588" calcext:value-type="float">
            <text:p>506,63565425658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38" calcext:value-type="float">
            <text:p>38</text:p>
          </table:table-cell>
          <table:table-cell table:formula="of:=274.15+[.R20]" office:value-type="float" office:value="312.15" calcext:value-type="float">
            <text:p>312,15</text:p>
          </table:table-cell>
          <table:table-cell table:formula="of:=[.$W$2]*[.$Y$2]^([.$X$2]/[.S20])" office:value-type="float" office:value="486.029104095541" calcext:value-type="float">
            <text:p>486,02910409554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39" calcext:value-type="float">
            <text:p>39</text:p>
          </table:table-cell>
          <table:table-cell table:formula="of:=274.15+[.R21]" office:value-type="float" office:value="313.15" calcext:value-type="float">
            <text:p>313,15</text:p>
          </table:table-cell>
          <table:table-cell table:formula="of:=[.$W$2]*[.$Y$2]^([.$X$2]/[.S21])" office:value-type="float" office:value="466.384359070732" calcext:value-type="float">
            <text:p>466,38435907073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40" calcext:value-type="float">
            <text:p>40</text:p>
          </table:table-cell>
          <table:table-cell table:formula="of:=274.15+[.R22]" office:value-type="float" office:value="314.15" calcext:value-type="float">
            <text:p>314,15</text:p>
          </table:table-cell>
          <table:table-cell table:formula="of:=[.$W$2]*[.$Y$2]^([.$X$2]/[.S22])" office:value-type="float" office:value="447.651200079592" calcext:value-type="float">
            <text:p>447,65120007959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41" calcext:value-type="float">
            <text:p>41</text:p>
          </table:table-cell>
          <table:table-cell table:formula="of:=274.15+[.R23]" office:value-type="float" office:value="315.15" calcext:value-type="float">
            <text:p>315,15</text:p>
          </table:table-cell>
          <table:table-cell table:formula="of:=[.$W$2]*[.$Y$2]^([.$X$2]/[.S23])" office:value-type="float" office:value="429.782292230361" calcext:value-type="float">
            <text:p>429,7822922303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42" calcext:value-type="float">
            <text:p>42</text:p>
          </table:table-cell>
          <table:table-cell table:formula="of:=274.15+[.R24]" office:value-type="float" office:value="316.15" calcext:value-type="float">
            <text:p>316,15</text:p>
          </table:table-cell>
          <table:table-cell table:formula="of:=[.$W$2]*[.$Y$2]^([.$X$2]/[.S24])" office:value-type="float" office:value="412.733004840983" calcext:value-type="float">
            <text:p>412,7330048409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43" calcext:value-type="float">
            <text:p>43</text:p>
          </table:table-cell>
          <table:table-cell table:formula="of:=274.15+[.R25]" office:value-type="float" office:value="317.15" calcext:value-type="float">
            <text:p>317,15</text:p>
          </table:table-cell>
          <table:table-cell table:formula="of:=[.$W$2]*[.$Y$2]^([.$X$2]/[.S25])" office:value-type="float" office:value="396.461243532461" calcext:value-type="float">
            <text:p>396,4612435324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5"/>
          <table:table-cell office:value-type="float" office:value="44" calcext:value-type="float">
            <text:p>44</text:p>
          </table:table-cell>
          <table:table-cell table:formula="of:=274.15+[.R26]" office:value-type="float" office:value="318.15" calcext:value-type="float">
            <text:p>318,15</text:p>
          </table:table-cell>
          <table:table-cell table:formula="of:=[.$W$2]*[.$Y$2]^([.$X$2]/[.S26])" office:value-type="float" office:value="380.927293548162" calcext:value-type="float">
            <text:p>380,9272935481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>
            <draw:frame draw:z-index="1" draw:style-name="gr1" draw:text-style-name="P1" svg:width="28.123cm" svg:height="15.095cm" svg:x="0.686cm" svg:y="0.419cm">
              <draw:object draw:notify-on-update-of-ranges="'3.3.1'.A2:'3.3.1'.A18 '3.3.1'.B2:'3.3.1'.B18 '3.3.1'.A2:'3.3.1'.A18 '3.3.1'.D2:'3.3.1'.D18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2"/>
          <table:table-cell office:value-type="float" office:value="45" calcext:value-type="float">
            <text:p>45</text:p>
          </table:table-cell>
          <table:table-cell table:formula="of:=274.15+[.R27]" office:value-type="float" office:value="319.15" calcext:value-type="float">
            <text:p>319,15</text:p>
          </table:table-cell>
          <table:table-cell table:formula="of:=[.$W$2]*[.$Y$2]^([.$X$2]/[.S27])" office:value-type="float" office:value="366.093673496822" calcext:value-type="float">
            <text:p>366,0936734968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5"/>
          <table:table-cell office:value-type="float" office:value="46" calcext:value-type="float">
            <text:p>46</text:p>
          </table:table-cell>
          <table:table-cell table:formula="of:=274.15+[.R28]" office:value-type="float" office:value="320.15" calcext:value-type="float">
            <text:p>320,15</text:p>
          </table:table-cell>
          <table:table-cell table:formula="of:=[.$W$2]*[.$Y$2]^([.$X$2]/[.S28])" office:value-type="float" office:value="351.924998777899" calcext:value-type="float">
            <text:p>351,9249987778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.5" calcext:value-type="float">
            <text:p>10,5</text:p>
          </table:table-cell>
          <table:table-cell table:number-columns-repeated="15"/>
          <table:table-cell office:value-type="float" office:value="47" calcext:value-type="float">
            <text:p>47</text:p>
          </table:table-cell>
          <table:table-cell table:formula="of:=274.15+[.R29]" office:value-type="float" office:value="321.15" calcext:value-type="float">
            <text:p>321,15</text:p>
          </table:table-cell>
          <table:table-cell table:formula="of:=[.$W$2]*[.$Y$2]^([.$X$2]/[.S29])" office:value-type="float" office:value="338.387854003994" calcext:value-type="float">
            <text:p>338,3878540039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48" calcext:value-type="float">
            <text:p>48</text:p>
          </table:table-cell>
          <table:table-cell table:formula="of:=274.15+[.R30]" office:value-type="float" office:value="322.15" calcext:value-type="float">
            <text:p>322,15</text:p>
          </table:table-cell>
          <table:table-cell table:formula="of:=[.$W$2]*[.$Y$2]^([.$X$2]/[.S30])" office:value-type="float" office:value="325.45067378655" calcext:value-type="float">
            <text:p>325,450673786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6" calcext:value-type="float">
            <text:p>8,6</text:p>
          </table:table-cell>
          <table:table-cell table:number-columns-repeated="15"/>
          <table:table-cell office:value-type="float" office:value="49" calcext:value-type="float">
            <text:p>49</text:p>
          </table:table-cell>
          <table:table-cell table:formula="of:=274.15+[.R31]" office:value-type="float" office:value="323.15" calcext:value-type="float">
            <text:p>323,15</text:p>
          </table:table-cell>
          <table:table-cell table:formula="of:=[.$W$2]*[.$Y$2]^([.$X$2]/[.S31])" office:value-type="float" office:value="313.083631298537" calcext:value-type="float">
            <text:p>313,0836312985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3" calcext:value-type="float">
            <text:p>7,3</text:p>
          </table:table-cell>
          <table:table-cell table:number-columns-repeated="15"/>
          <table:table-cell office:value-type="float" office:value="50" calcext:value-type="float">
            <text:p>50</text:p>
          </table:table-cell>
          <table:table-cell table:formula="of:=274.15+[.R32]" office:value-type="float" office:value="324.15" calcext:value-type="float">
            <text:p>324,15</text:p>
          </table:table-cell>
          <table:table-cell table:formula="of:=[.$W$2]*[.$Y$2]^([.$X$2]/[.S32])" office:value-type="float" office:value="301.258534071494" calcext:value-type="float">
            <text:p>301,2585340714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7" calcext:value-type="float">
            <text:p>6,7</text:p>
          </table:table-cell>
          <table:table-cell table:number-columns-repeated="15"/>
          <table:table-cell office:value-type="float" office:value="51" calcext:value-type="float">
            <text:p>51</text:p>
          </table:table-cell>
          <table:table-cell table:formula="of:=274.15+[.R33]" office:value-type="float" office:value="325.15" calcext:value-type="float">
            <text:p>325,15</text:p>
          </table:table-cell>
          <table:table-cell table:formula="of:=[.$W$2]*[.$Y$2]^([.$X$2]/[.S33])" office:value-type="float" office:value="289.948726524562" calcext:value-type="float">
            <text:p>289,9487265245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2" calcext:value-type="float">
            <text:p>52</text:p>
          </table:table-cell>
          <table:table-cell table:formula="of:=274.15+[.R34]" office:value-type="float" office:value="326.15" calcext:value-type="float">
            <text:p>326,15</text:p>
          </table:table-cell>
          <table:table-cell table:formula="of:=[.$W$2]*[.$Y$2]^([.$X$2]/[.S34])" office:value-type="float" office:value="279.12899876021" calcext:value-type="float">
            <text:p>279,128998760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table:number-columns-repeated="15"/>
          <table:table-cell office:value-type="float" office:value="53" calcext:value-type="float">
            <text:p>53</text:p>
          </table:table-cell>
          <table:table-cell table:formula="of:=274.15+[.R35]" office:value-type="float" office:value="327.15" calcext:value-type="float">
            <text:p>327,15</text:p>
          </table:table-cell>
          <table:table-cell table:formula="of:=[.$W$2]*[.$Y$2]^([.$X$2]/[.S35])" office:value-type="float" office:value="268.775501195606" calcext:value-type="float">
            <text:p>268,77550119560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88" calcext:value-type="float">
            <text:p>4,88</text:p>
          </table:table-cell>
          <table:table-cell table:number-columns-repeated="15"/>
          <table:table-cell office:value-type="float" office:value="54" calcext:value-type="float">
            <text:p>54</text:p>
          </table:table-cell>
          <table:table-cell table:formula="of:=274.15+[.R36]" office:value-type="float" office:value="328.15" calcext:value-type="float">
            <text:p>328,15</text:p>
          </table:table-cell>
          <table:table-cell table:formula="of:=[.$W$2]*[.$Y$2]^([.$X$2]/[.S36])" office:value-type="float" office:value="258.865664630025" calcext:value-type="float">
            <text:p>258,8656646300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55" calcext:value-type="float">
            <text:p>55</text:p>
          </table:table-cell>
          <table:table-cell table:formula="of:=274.15+[.R37]" office:value-type="float" office:value="329.15" calcext:value-type="float">
            <text:p>329,15</text:p>
          </table:table-cell>
          <table:table-cell table:formula="of:=[.$W$2]*[.$Y$2]^([.$X$2]/[.S37])" office:value-type="float" office:value="249.37812537789" calcext:value-type="float">
            <text:p>249,378125377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1" calcext:value-type="float">
            <text:p>3,1</text:p>
          </table:table-cell>
          <table:table-cell table:number-columns-repeated="15"/>
          <table:table-cell office:value-type="float" office:value="56" calcext:value-type="float">
            <text:p>56</text:p>
          </table:table-cell>
          <table:table-cell table:formula="of:=274.15+[.R38]" office:value-type="float" office:value="330.15" calcext:value-type="float">
            <text:p>330,15</text:p>
          </table:table-cell>
          <table:table-cell table:formula="of:=[.$W$2]*[.$Y$2]^([.$X$2]/[.S38])" office:value-type="float" office:value="240.292655123807" calcext:value-type="float">
            <text:p>240,2926551238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9" calcext:value-type="float">
            <text:p>2,9</text:p>
          </table:table-cell>
          <table:table-cell table:number-columns-repeated="15"/>
          <table:table-cell office:value-type="float" office:value="57" calcext:value-type="float">
            <text:p>57</text:p>
          </table:table-cell>
          <table:table-cell table:formula="of:=274.15+[.R39]" office:value-type="float" office:value="331.15" calcext:value-type="float">
            <text:p>331,15</text:p>
          </table:table-cell>
          <table:table-cell table:formula="of:=[.$W$2]*[.$Y$2]^([.$X$2]/[.S39])" office:value-type="float" office:value="231.590095180787" calcext:value-type="float">
            <text:p>231,5900951807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7" calcext:value-type="float">
            <text:p>2,7</text:p>
          </table:table-cell>
          <table:table-cell table:number-columns-repeated="15"/>
          <table:table-cell office:value-type="float" office:value="58" calcext:value-type="float">
            <text:p>58</text:p>
          </table:table-cell>
          <table:table-cell table:formula="of:=274.15+[.R40]" office:value-type="float" office:value="332.15" calcext:value-type="float">
            <text:p>332,15</text:p>
          </table:table-cell>
          <table:table-cell table:formula="of:=[.$W$2]*[.$Y$2]^([.$X$2]/[.S40])" office:value-type="float" office:value="223.252294855761" calcext:value-type="float">
            <text:p>223,25229485576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59" calcext:value-type="float">
            <text:p>59</text:p>
          </table:table-cell>
          <table:table-cell table:formula="of:=274.15+[.R41]" office:value-type="float" office:value="333.15" calcext:value-type="float">
            <text:p>333,15</text:p>
          </table:table-cell>
          <table:table-cell table:formula="of:=[.$W$2]*[.$Y$2]^([.$X$2]/[.S41])" office:value-type="float" office:value="215.262053647612" calcext:value-type="float">
            <text:p>215,26205364761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0" calcext:value-type="float">
            <text:p>60</text:p>
          </table:table-cell>
          <table:table-cell table:formula="of:=274.15+[.R42]" office:value-type="float" office:value="334.15" calcext:value-type="float">
            <text:p>334,15</text:p>
          </table:table-cell>
          <table:table-cell table:formula="of:=[.$W$2]*[.$Y$2]^([.$X$2]/[.S42])" office:value-type="float" office:value="207.603067022539" calcext:value-type="float">
            <text:p>207,60306702253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1" calcext:value-type="float">
            <text:p>61</text:p>
          </table:table-cell>
          <table:table-cell table:formula="of:=274.15+[.R43]" office:value-type="float" office:value="335.15" calcext:value-type="float">
            <text:p>335,15</text:p>
          </table:table-cell>
          <table:table-cell table:formula="of:=[.$W$2]*[.$Y$2]^([.$X$2]/[.S43])" office:value-type="float" office:value="200.259875529638" calcext:value-type="float">
            <text:p>200,25987552963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2" calcext:value-type="float">
            <text:p>62</text:p>
          </table:table-cell>
          <table:table-cell table:formula="of:=274.15+[.R44]" office:value-type="float" office:value="336.15" calcext:value-type="float">
            <text:p>336,15</text:p>
          </table:table-cell>
          <table:table-cell table:formula="of:=[.$W$2]*[.$Y$2]^([.$X$2]/[.S44])" office:value-type="float" office:value="193.217817036315" calcext:value-type="float">
            <text:p>193,217817036315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3" calcext:value-type="float">
            <text:p>63</text:p>
          </table:table-cell>
          <table:table-cell table:formula="of:=274.15+[.R45]" office:value-type="float" office:value="337.15" calcext:value-type="float">
            <text:p>337,15</text:p>
          </table:table-cell>
          <table:table-cell table:formula="of:=[.$W$2]*[.$Y$2]^([.$X$2]/[.S45])" office:value-type="float" office:value="186.462981878618" calcext:value-type="float">
            <text:p>186,46298187861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4" calcext:value-type="float">
            <text:p>64</text:p>
          </table:table-cell>
          <table:table-cell table:formula="of:=274.15+[.R46]" office:value-type="float" office:value="338.15" calcext:value-type="float">
            <text:p>338,15</text:p>
          </table:table-cell>
          <table:table-cell table:formula="of:=[.$W$2]*[.$Y$2]^([.$X$2]/[.S46])" office:value-type="float" office:value="179.982170735919" calcext:value-type="float">
            <text:p>179,98217073591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5" calcext:value-type="float">
            <text:p>65</text:p>
          </table:table-cell>
          <table:table-cell table:formula="of:=274.15+[.R47]" office:value-type="float" office:value="339.15" calcext:value-type="float">
            <text:p>339,15</text:p>
          </table:table-cell>
          <table:table-cell table:formula="of:=[.$W$2]*[.$Y$2]^([.$X$2]/[.S47])" office:value-type="float" office:value="173.762855052606" calcext:value-type="float">
            <text:p>173,762855052606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6" calcext:value-type="float">
            <text:p>66</text:p>
          </table:table-cell>
          <table:table-cell table:formula="of:=274.15+[.R48]" office:value-type="float" office:value="340.15" calcext:value-type="float">
            <text:p>340,15</text:p>
          </table:table-cell>
          <table:table-cell table:formula="of:=[.$W$2]*[.$Y$2]^([.$X$2]/[.S48])" office:value-type="float" office:value="167.793139841789" calcext:value-type="float">
            <text:p>167,79313984178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7" calcext:value-type="float">
            <text:p>67</text:p>
          </table:table-cell>
          <table:table-cell table:formula="of:=274.15+[.R49]" office:value-type="float" office:value="341.15" calcext:value-type="float">
            <text:p>341,15</text:p>
          </table:table-cell>
          <table:table-cell table:formula="of:=[.$W$2]*[.$Y$2]^([.$X$2]/[.S49])" office:value-type="float" office:value="162.061728717344" calcext:value-type="float">
            <text:p>162,061728717344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8" calcext:value-type="float">
            <text:p>68</text:p>
          </table:table-cell>
          <table:table-cell table:formula="of:=274.15+[.R50]" office:value-type="float" office:value="342.15" calcext:value-type="float">
            <text:p>342,15</text:p>
          </table:table-cell>
          <table:table-cell table:formula="of:=[.$W$2]*[.$Y$2]^([.$X$2]/[.S50])" office:value-type="float" office:value="156.557891011237" calcext:value-type="float">
            <text:p>156,557891011237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9" calcext:value-type="float">
            <text:p>69</text:p>
          </table:table-cell>
          <table:table-cell table:formula="of:=274.15+[.R51]" office:value-type="float" office:value="343.15" calcext:value-type="float">
            <text:p>343,15</text:p>
          </table:table-cell>
          <table:table-cell table:formula="of:=[.$W$2]*[.$Y$2]^([.$X$2]/[.S51])" office:value-type="float" office:value="151.271430842799" calcext:value-type="float">
            <text:p>151,27143084279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0" calcext:value-type="float">
            <text:p>70</text:p>
          </table:table-cell>
          <table:table-cell table:formula="of:=274.15+[.R52]" office:value-type="float" office:value="344.15" calcext:value-type="float">
            <text:p>344,15</text:p>
          </table:table-cell>
          <table:table-cell table:formula="of:=[.$W$2]*[.$Y$2]^([.$X$2]/[.S52])" office:value-type="float" office:value="146.192658015745" calcext:value-type="float">
            <text:p>146,192658015745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1" calcext:value-type="float">
            <text:p>71</text:p>
          </table:table-cell>
          <table:table-cell table:formula="of:=274.15+[.R53]" office:value-type="float" office:value="345.15" calcext:value-type="float">
            <text:p>345,15</text:p>
          </table:table-cell>
          <table:table-cell table:formula="of:=[.$W$2]*[.$Y$2]^([.$X$2]/[.S53])" office:value-type="float" office:value="141.312360627126" calcext:value-type="float">
            <text:p>141,312360627126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2" calcext:value-type="float">
            <text:p>72</text:p>
          </table:table-cell>
          <table:table-cell table:formula="of:=274.15+[.R54]" office:value-type="float" office:value="346.15" calcext:value-type="float">
            <text:p>346,15</text:p>
          </table:table-cell>
          <table:table-cell table:formula="of:=[.$W$2]*[.$Y$2]^([.$X$2]/[.S54])" office:value-type="float" office:value="136.621779280226" calcext:value-type="float">
            <text:p>136,621779280226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3" calcext:value-type="float">
            <text:p>73</text:p>
          </table:table-cell>
          <table:table-cell table:formula="of:=274.15+[.R55]" office:value-type="float" office:value="347.15" calcext:value-type="float">
            <text:p>347,15</text:p>
          </table:table-cell>
          <table:table-cell table:formula="of:=[.$W$2]*[.$Y$2]^([.$X$2]/[.S55])" office:value-type="float" office:value="132.112582800673" calcext:value-type="float">
            <text:p>132,112582800673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4" calcext:value-type="float">
            <text:p>74</text:p>
          </table:table-cell>
          <table:table-cell table:formula="of:=274.15+[.R56]" office:value-type="float" office:value="348.15" calcext:value-type="float">
            <text:p>348,15</text:p>
          </table:table-cell>
          <table:table-cell table:formula="of:=[.$W$2]*[.$Y$2]^([.$X$2]/[.S56])" office:value-type="float" office:value="127.77684536178" calcext:value-type="float">
            <text:p>127,7768453617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5" calcext:value-type="float">
            <text:p>75</text:p>
          </table:table-cell>
          <table:table-cell table:formula="of:=274.15+[.R57]" office:value-type="float" office:value="349.15" calcext:value-type="float">
            <text:p>349,15</text:p>
          </table:table-cell>
          <table:table-cell table:formula="of:=[.$W$2]*[.$Y$2]^([.$X$2]/[.S57])" office:value-type="float" office:value="123.607024931392" calcext:value-type="float">
            <text:p>123,60702493139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6" calcext:value-type="float">
            <text:p>76</text:p>
          </table:table-cell>
          <table:table-cell table:formula="of:=274.15+[.R58]" office:value-type="float" office:value="350.15" calcext:value-type="float">
            <text:p>350,15</text:p>
          </table:table-cell>
          <table:table-cell table:formula="of:=[.$W$2]*[.$Y$2]^([.$X$2]/[.S58])" office:value-type="float" office:value="119.59594295832" calcext:value-type="float">
            <text:p>119,5959429583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7" calcext:value-type="float">
            <text:p>77</text:p>
          </table:table-cell>
          <table:table-cell table:formula="of:=274.15+[.R59]" office:value-type="float" office:value="351.15" calcext:value-type="float">
            <text:p>351,15</text:p>
          </table:table-cell>
          <table:table-cell table:formula="of:=[.$W$2]*[.$Y$2]^([.$X$2]/[.S59])" office:value-type="float" office:value="115.736765221883" calcext:value-type="float">
            <text:p>115,736765221883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8" calcext:value-type="float">
            <text:p>78</text:p>
          </table:table-cell>
          <table:table-cell table:formula="of:=274.15+[.R60]" office:value-type="float" office:value="352.15" calcext:value-type="float">
            <text:p>352,15</text:p>
          </table:table-cell>
          <table:table-cell table:formula="of:=[.$W$2]*[.$Y$2]^([.$X$2]/[.S60])" office:value-type="float" office:value="112.022983773089" calcext:value-type="float">
            <text:p>112,02298377308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9" calcext:value-type="float">
            <text:p>79</text:p>
          </table:table-cell>
          <table:table-cell table:formula="of:=274.15+[.R61]" office:value-type="float" office:value="353.15" calcext:value-type="float">
            <text:p>353,15</text:p>
          </table:table-cell>
          <table:table-cell table:formula="of:=[.$W$2]*[.$Y$2]^([.$X$2]/[.S61])" office:value-type="float" office:value="108.448399900669" calcext:value-type="float">
            <text:p>108,44839990066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0" calcext:value-type="float">
            <text:p>80</text:p>
          </table:table-cell>
          <table:table-cell table:formula="of:=274.15+[.R62]" office:value-type="float" office:value="354.15" calcext:value-type="float">
            <text:p>354,15</text:p>
          </table:table-cell>
          <table:table-cell table:formula="of:=[.$W$2]*[.$Y$2]^([.$X$2]/[.S62])" office:value-type="float" office:value="105.007108059544" calcext:value-type="float">
            <text:p>105,007108059544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1" calcext:value-type="float">
            <text:p>81</text:p>
          </table:table-cell>
          <table:table-cell table:formula="of:=274.15+[.R63]" office:value-type="float" office:value="355.15" calcext:value-type="float">
            <text:p>355,15</text:p>
          </table:table-cell>
          <table:table-cell table:formula="of:=[.$W$2]*[.$Y$2]^([.$X$2]/[.S63])" office:value-type="float" office:value="101.693480703351" calcext:value-type="float">
            <text:p>101,69348070335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2" calcext:value-type="float">
            <text:p>82</text:p>
          </table:table-cell>
          <table:table-cell table:formula="of:=274.15+[.R64]" office:value-type="float" office:value="356.15" calcext:value-type="float">
            <text:p>356,15</text:p>
          </table:table-cell>
          <table:table-cell table:formula="of:=[.$W$2]*[.$Y$2]^([.$X$2]/[.S64])" office:value-type="float" office:value="98.5021539664345" calcext:value-type="float">
            <text:p>98,5021539664345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3" calcext:value-type="float">
            <text:p>83</text:p>
          </table:table-cell>
          <table:table-cell table:formula="of:=274.15+[.R65]" office:value-type="float" office:value="357.15" calcext:value-type="float">
            <text:p>357,15</text:p>
          </table:table-cell>
          <table:table-cell table:formula="of:=[.$W$2]*[.$Y$2]^([.$X$2]/[.S65])" office:value-type="float" office:value="95.4280141442169" calcext:value-type="float">
            <text:p>95,428014144216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4" calcext:value-type="float">
            <text:p>84</text:p>
          </table:table-cell>
          <table:table-cell table:formula="of:=274.15+[.R66]" office:value-type="float" office:value="358.15" calcext:value-type="float">
            <text:p>358,15</text:p>
          </table:table-cell>
          <table:table-cell table:formula="of:=[.$W$2]*[.$Y$2]^([.$X$2]/[.S66])" office:value-type="float" office:value="92.4661849241546" calcext:value-type="float">
            <text:p>92,4661849241546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5" calcext:value-type="float">
            <text:p>85</text:p>
          </table:table-cell>
          <table:table-cell table:formula="of:=274.15+[.R67]" office:value-type="float" office:value="359.15" calcext:value-type="float">
            <text:p>359,15</text:p>
          </table:table-cell>
          <table:table-cell table:formula="of:=[.$W$2]*[.$Y$2]^([.$X$2]/[.S67])" office:value-type="float" office:value="89.6120153225203" calcext:value-type="float">
            <text:p>89,6120153225203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6" calcext:value-type="float">
            <text:p>86</text:p>
          </table:table-cell>
          <table:table-cell table:formula="of:=274.15+[.R68]" office:value-type="float" office:value="360.15" calcext:value-type="float">
            <text:p>360,15</text:p>
          </table:table-cell>
          <table:table-cell table:formula="of:=[.$W$2]*[.$Y$2]^([.$X$2]/[.S68])" office:value-type="float" office:value="86.8610682851128" calcext:value-type="float">
            <text:p>86,861068285112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7" calcext:value-type="float">
            <text:p>87</text:p>
          </table:table-cell>
          <table:table-cell table:formula="of:=274.15+[.R69]" office:value-type="float" office:value="361.15" calcext:value-type="float">
            <text:p>361,15</text:p>
          </table:table-cell>
          <table:table-cell table:formula="of:=[.$W$2]*[.$Y$2]^([.$X$2]/[.S69])" office:value-type="float" office:value="84.2091099126401" calcext:value-type="float">
            <text:p>84,209109912640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8" calcext:value-type="float">
            <text:p>88</text:p>
          </table:table-cell>
          <table:table-cell table:formula="of:=274.15+[.R70]" office:value-type="float" office:value="362.15" calcext:value-type="float">
            <text:p>362,15</text:p>
          </table:table-cell>
          <table:table-cell table:formula="of:=[.$W$2]*[.$Y$2]^([.$X$2]/[.S70])" office:value-type="float" office:value="81.6520992740075" calcext:value-type="float">
            <text:p>81,6520992740075</text:p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frame draw:z-index="2" draw:style-name="gr1" draw:text-style-name="P1" svg:width="28.123cm" svg:height="15.095cm" svg:x="0.669cm" svg:y="0.069cm">
              <draw:object draw:notify-on-update-of-ranges="'3.3.1'.R2:'3.3.1'.R100 '3.3.1'.T2:'3.3.1'.T100 '3.3.1'.A2:'3.3.1'.A18 '3.3.1'.D2:'3.3.1'.D18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2"/>
          <table:table-cell office:value-type="float" office:value="89" calcext:value-type="float">
            <text:p>89</text:p>
          </table:table-cell>
          <table:table-cell table:formula="of:=274.15+[.R71]" office:value-type="float" office:value="363.15" calcext:value-type="float">
            <text:p>363,15</text:p>
          </table:table-cell>
          <table:table-cell table:formula="of:=[.$W$2]*[.$Y$2]^([.$X$2]/[.S71])" office:value-type="float" office:value="79.1861787730403" calcext:value-type="float">
            <text:p>79,1861787730403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0" calcext:value-type="float">
            <text:p>90</text:p>
          </table:table-cell>
          <table:table-cell table:formula="of:=274.15+[.R72]" office:value-type="float" office:value="364.15" calcext:value-type="float">
            <text:p>364,15</text:p>
          </table:table-cell>
          <table:table-cell table:formula="of:=[.$W$2]*[.$Y$2]^([.$X$2]/[.S72])" office:value-type="float" office:value="76.8076650363383" calcext:value-type="float">
            <text:p>76,8076650363383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1" calcext:value-type="float">
            <text:p>91</text:p>
          </table:table-cell>
          <table:table-cell table:formula="of:=274.15+[.R73]" office:value-type="float" office:value="365.15" calcext:value-type="float">
            <text:p>365,15</text:p>
          </table:table-cell>
          <table:table-cell table:formula="of:=[.$W$2]*[.$Y$2]^([.$X$2]/[.S73])" office:value-type="float" office:value="74.5130402919653" calcext:value-type="float">
            <text:p>74,5130402919653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2" calcext:value-type="float">
            <text:p>92</text:p>
          </table:table-cell>
          <table:table-cell table:formula="of:=274.15+[.R74]" office:value-type="float" office:value="366.15" calcext:value-type="float">
            <text:p>366,15</text:p>
          </table:table-cell>
          <table:table-cell table:formula="of:=[.$W$2]*[.$Y$2]^([.$X$2]/[.S74])" office:value-type="float" office:value="72.2989442105573" calcext:value-type="float">
            <text:p>72,2989442105573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3" calcext:value-type="float">
            <text:p>93</text:p>
          </table:table-cell>
          <table:table-cell table:formula="of:=274.15+[.R75]" office:value-type="float" office:value="367.15" calcext:value-type="float">
            <text:p>367,15</text:p>
          </table:table-cell>
          <table:table-cell table:formula="of:=[.$W$2]*[.$Y$2]^([.$X$2]/[.S75])" office:value-type="float" office:value="70.1621661821935" calcext:value-type="float">
            <text:p>70,1621661821935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4" calcext:value-type="float">
            <text:p>94</text:p>
          </table:table-cell>
          <table:table-cell table:formula="of:=274.15+[.R76]" office:value-type="float" office:value="368.15" calcext:value-type="float">
            <text:p>368,15</text:p>
          </table:table-cell>
          <table:table-cell table:formula="of:=[.$W$2]*[.$Y$2]^([.$X$2]/[.S76])" office:value-type="float" office:value="68.09963800401" calcext:value-type="float">
            <text:p>68,0996380040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5" calcext:value-type="float">
            <text:p>95</text:p>
          </table:table-cell>
          <table:table-cell table:formula="of:=274.15+[.R77]" office:value-type="float" office:value="369.15" calcext:value-type="float">
            <text:p>369,15</text:p>
          </table:table-cell>
          <table:table-cell table:formula="of:=[.$W$2]*[.$Y$2]^([.$X$2]/[.S77])" office:value-type="float" office:value="66.1084269550702" calcext:value-type="float">
            <text:p>66,108426955070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6" calcext:value-type="float">
            <text:p>96</text:p>
          </table:table-cell>
          <table:table-cell table:formula="of:=274.15+[.R78]" office:value-type="float" office:value="370.15" calcext:value-type="float">
            <text:p>370,15</text:p>
          </table:table-cell>
          <table:table-cell table:formula="of:=[.$W$2]*[.$Y$2]^([.$X$2]/[.S78])" office:value-type="float" office:value="64.1857292364448" calcext:value-type="float">
            <text:p>64,185729236444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7" calcext:value-type="float">
            <text:p>97</text:p>
          </table:table-cell>
          <table:table-cell table:formula="of:=274.15+[.R79]" office:value-type="float" office:value="371.15" calcext:value-type="float">
            <text:p>371,15</text:p>
          </table:table-cell>
          <table:table-cell table:formula="of:=[.$W$2]*[.$Y$2]^([.$X$2]/[.S79])" office:value-type="float" office:value="62.3288637557879" calcext:value-type="float">
            <text:p>62,328863755787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8" calcext:value-type="float">
            <text:p>98</text:p>
          </table:table-cell>
          <table:table-cell table:formula="of:=274.15+[.R80]" office:value-type="float" office:value="372.15" calcext:value-type="float">
            <text:p>372,15</text:p>
          </table:table-cell>
          <table:table-cell table:formula="of:=[.$W$2]*[.$Y$2]^([.$X$2]/[.S80])" office:value-type="float" office:value="60.535266236956" calcext:value-type="float">
            <text:p>60,535266236956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9" calcext:value-type="float">
            <text:p>99</text:p>
          </table:table-cell>
          <table:table-cell table:formula="of:=274.15+[.R81]" office:value-type="float" office:value="373.15" calcext:value-type="float">
            <text:p>373,15</text:p>
          </table:table-cell>
          <table:table-cell table:formula="of:=[.$W$2]*[.$Y$2]^([.$X$2]/[.S81])" office:value-type="float" office:value="58.8024836363853" calcext:value-type="float">
            <text:p>58,8024836363853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100" calcext:value-type="float">
            <text:p>100</text:p>
          </table:table-cell>
          <table:table-cell table:formula="of:=274.15+[.R82]" office:value-type="float" office:value="374.15" calcext:value-type="float">
            <text:p>374,15</text:p>
          </table:table-cell>
          <table:table-cell table:formula="of:=[.$W$2]*[.$Y$2]^([.$X$2]/[.S82])" office:value-type="float" office:value="57.1281688490465" calcext:value-type="float">
            <text:p>57,1281688490465</text:p>
          </table:table-cell>
          <table:table-cell table:number-columns-repeated="5"/>
        </table:table-row>
      </table:table>
      <table:table table:name="3.4.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_CE</text:p>
          </table:table-cell>
          <table:table-cell office:value-type="string" calcext:value-type="string">
            <text:p>I_C</text:p>
          </table:table-cell>
          <table:table-cell table:number-columns-repeated="2"/>
        </table:table-row>
        <table:table-row table:style-name="ro1">
          <table:table-cell office:value-type="float" office:value="0.543" calcext:value-type="float">
            <text:p>0,543</text:p>
          </table:table-cell>
          <table:table-cell table:formula="of:=[.A33]*[.B33]" office:value-type="float" office:value="0.000001" calcext:value-type="float">
            <text:p>1,00E-06</text:p>
          </table:table-cell>
          <table:table-cell>
            <draw:frame draw:z-index="0" draw:style-name="gr1" draw:text-style-name="P1" svg:width="15.997cm" svg:height="9.003cm" svg:x="2.23cm" svg:y="0.001cm">
              <draw:object draw:notify-on-update-of-ranges="'3.4.1'.A2:'3.4.1'.A21 '3.4.1'.B1:'3.4.1'.B1 '3.4.1'.B2:'3.4.1'.B2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565" calcext:value-type="float">
            <text:p>0,565</text:p>
          </table:table-cell>
          <table:table-cell table:formula="of:=[.A34]*[.B34]" office:value-type="float" office:value="0.000002" calcext:value-type="float">
            <text:p>2,00E-06</text:p>
          </table:table-cell>
          <table:table-cell table:number-columns-repeated="2"/>
        </table:table-row>
        <table:table-row table:style-name="ro1">
          <table:table-cell office:value-type="float" office:value="0.588" calcext:value-type="float">
            <text:p>0,588</text:p>
          </table:table-cell>
          <table:table-cell table:formula="of:=[.A35]*[.B35]" office:value-type="float" office:value="0.000005" calcext:value-type="float">
            <text:p>5,00E-06</text:p>
          </table:table-cell>
          <table:table-cell table:number-columns-repeated="2"/>
        </table:table-row>
        <table:table-row table:style-name="ro1">
          <table:table-cell office:value-type="float" office:value="0.607" calcext:value-type="float">
            <text:p>0,607</text:p>
          </table:table-cell>
          <table:table-cell table:formula="of:=[.A36]*[.B36]" office:value-type="float" office:value="0.00001" calcext:value-type="float">
            <text:p>1,00E-05</text:p>
          </table:table-cell>
          <table:table-cell table:number-columns-repeated="2"/>
        </table:table-row>
        <table:table-row table:style-name="ro1">
          <table:table-cell office:value-type="float" office:value="0.625" calcext:value-type="float">
            <text:p>0,625</text:p>
          </table:table-cell>
          <table:table-cell table:formula="of:=[.A37]*[.B37]" office:value-type="float" office:value="0.00002" calcext:value-type="float">
            <text:p>2,00E-05</text:p>
          </table:table-cell>
          <table:table-cell table:number-columns-repeated="2"/>
        </table:table-row>
        <table:table-row table:style-name="ro1">
          <table:table-cell office:value-type="float" office:value="0.655" calcext:value-type="float">
            <text:p>0,655</text:p>
          </table:table-cell>
          <table:table-cell table:formula="of:=[.A38]*[.B38]" office:value-type="float" office:value="0.00005" calcext:value-type="float">
            <text:p>5,00E-05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,67</text:p>
          </table:table-cell>
          <table:table-cell table:formula="of:=[.A39]*[.B39]" office:value-type="float" office:value="0.0001" calcext:value-type="float">
            <text:p>1,00E-04</text:p>
          </table:table-cell>
          <table:table-cell table:number-columns-repeated="2"/>
        </table:table-row>
        <table:table-row table:style-name="ro1">
          <table:table-cell office:value-type="float" office:value="0.692" calcext:value-type="float">
            <text:p>0,692</text:p>
          </table:table-cell>
          <table:table-cell table:formula="of:=[.A40]*[.B40]" office:value-type="float" office:value="0.0002" calcext:value-type="float">
            <text:p>2,00E-04</text:p>
          </table:table-cell>
          <table:table-cell table:number-columns-repeated="2"/>
        </table:table-row>
        <table:table-row table:style-name="ro1">
          <table:table-cell office:value-type="float" office:value="0.721" calcext:value-type="float">
            <text:p>0,721</text:p>
          </table:table-cell>
          <table:table-cell table:formula="of:=[.A41]*[.B41]" office:value-type="float" office:value="0.0005" calcext:value-type="float">
            <text:p>5,00E-04</text:p>
          </table:table-cell>
          <table:table-cell table:number-columns-repeated="2"/>
        </table:table-row>
        <table:table-row table:style-name="ro1">
          <table:table-cell office:value-type="float" office:value="0.744" calcext:value-type="float">
            <text:p>0,744</text:p>
          </table:table-cell>
          <table:table-cell table:formula="of:=[.A42]*[.B42]" office:value-type="float" office:value="0.001" calcext:value-type="float">
            <text:p>1,00E-03</text:p>
          </table:table-cell>
          <table:table-cell table:number-columns-repeated="2"/>
        </table:table-row>
        <table:table-row table:style-name="ro1">
          <table:table-cell/>
          <table:table-cell table:formula="of:=[.A43]*[.B43]" office:value-type="float" office:value="0.002" calcext:value-type="float">
            <text:p>2,00E-03</text:p>
          </table:table-cell>
          <table:table-cell table:number-columns-repeated="2"/>
        </table:table-row>
        <table:table-row table:style-name="ro1">
          <table:table-cell/>
          <table:table-cell table:formula="of:=[.A44]*[.B44]" office:value-type="float" office:value="0.005" calcext:value-type="float">
            <text:p>5,00E-03</text:p>
          </table:table-cell>
          <table:table-cell table:number-columns-repeated="2"/>
        </table:table-row>
        <table:table-row table:style-name="ro1">
          <table:table-cell/>
          <table:table-cell table:formula="of:=[.A45]*[.B45]" office:value-type="float" office:value="0.01" calcext:value-type="float">
            <text:p>1,00E-02</text:p>
          </table:table-cell>
          <table:table-cell table:number-columns-repeated="2"/>
        </table:table-row>
        <table:table-row table:style-name="ro1">
          <table:table-cell/>
          <table:table-cell table:formula="of:=[.A46]*[.B46]" office:value-type="float" office:value="0.02" calcext:value-type="float">
            <text:p>2,00E-02</text:p>
          </table:table-cell>
          <table:table-cell table:number-columns-repeated="2"/>
        </table:table-row>
        <table:table-row table:style-name="ro1">
          <table:table-cell/>
          <table:table-cell table:formula="of:=[.A47]*[.B47]" office:value-type="float" office:value="0.05" calcext:value-type="float">
            <text:p>5,00E-02</text:p>
          </table:table-cell>
          <table:table-cell table:number-columns-repeated="2"/>
        </table:table-row>
        <table:table-row table:style-name="ro1">
          <table:table-cell/>
          <table:table-cell table:formula="of:=[.A48]*[.B48]" office:value-type="float" office:value="0.1" calcext:value-type="float">
            <text:p>1,00E-01</text:p>
          </table:table-cell>
          <table:table-cell table:number-columns-repeated="2"/>
        </table:table-row>
        <table:table-row table:style-name="ro1">
          <table:table-cell/>
          <table:table-cell table:formula="of:=[.A49]*[.B49]" office:value-type="float" office:value="0.2" calcext:value-type="float">
            <text:p>2,00E-01</text:p>
          </table:table-cell>
          <table:table-cell table:number-columns-repeated="2"/>
        </table:table-row>
        <table:table-row table:style-name="ro1">
          <table:table-cell/>
          <table:table-cell table:formula="of:=[.A50]*[.B50]" office:value-type="float" office:value="0.5" calcext:value-type="float">
            <text:p>5,00E-01</text:p>
          </table:table-cell>
          <table:table-cell table:number-columns-repeated="2"/>
        </table:table-row>
        <table:table-row table:style-name="ro1">
          <table:table-cell/>
          <table:table-cell table:formula="of:=[.A51]*[.B51]" office:value-type="float" office:value="1" calcext:value-type="float">
            <text:p>1,00E+0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>
            <draw:frame draw:z-index="1" draw:style-name="gr1" draw:text-style-name="P1" svg:width="28.123cm" svg:height="15.095cm" svg:x="0.677cm" svg:y="0.13cm">
              <draw:object draw:notify-on-update-of-ranges="'3.4.1'.A2:'3.4.1'.A11 '3.4.1'.B2:'3.4.1'.B11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0" office:value-type="float" office:value="1" calcext:value-type="float">
            <text:p>1,00E+00</text:p>
          </table:table-cell>
          <table:table-cell table:number-columns-repeated="2"/>
        </table:table-row>
      </table:table>
      <table:table table:name="3.4.2" table:style-name="ta1">
        <table:shapes>
          <draw:frame draw:z-index="0" draw:style-name="gr1" draw:text-style-name="P1" svg:width="15.997cm" svg:height="9.003cm" svg:x="8.903cm" svg:y="0.534cm">
            <draw:object draw:notify-on-update-of-ranges="'3.4.2'.A2:'3.4.2'.A8 '3.4.2'.C2:'3.4.2'.C2 '3.4.2'.B2:'3.4.2'.B8 '3.4.2'.A9:'3.4.2'.A14 '3.4.2'.C9:'3.4.2'.C9 '3.4.2'.B9:'3.4.2'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_CE</text:p>
          </table:table-cell>
          <table:table-cell office:value-type="string" calcext:value-type="string">
            <text:p>I_C</text:p>
          </table:table-cell>
          <table:table-cell office:value-type="string" calcext:value-type="string">
            <text:p>I_B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*10^-6" office:value-type="float" office:value="0.00001" calcext:value-type="float">
            <text:p>0,0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25*10^-3" office:value-type="float" office:value="0.025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26*10^-3" office:value-type="float" office:value="0.026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7*10^-3" office:value-type="float" office:value="0.027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8*10^-3" office:value-type="float" office:value="0.028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0*10^-3" office:value-type="float" office:value="0.03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2*10^-3" office:value-type="float" office:value="0.032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1*10^-6" office:value-type="float" office:value="0.0000001" calcext:value-type="float">
            <text:p>0,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45*10^-3" office:value-type="float" office:value="0.045" calcext:value-type="float">
            <text:p>0,05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55*10^-3" office:value-type="float" office:value="0.055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56*10^-3" office:value-type="float" office:value="0.056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57*10^-3" office:value-type="float" office:value="0.057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60*10^-3" office:value-type="float" office:value="0.06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67*10^-3" office:value-type="float" office:value="0.067" calcext:value-type="float">
            <text:p>0,0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2"/>
          <table:table-cell>
            <draw:frame draw:z-index="1" draw:style-name="gr1" draw:text-style-name="P1" svg:width="28.123cm" svg:height="15.095cm" svg:x="0.105cm" svg:y="0.114cm">
              <draw:object draw:notify-on-update-of-ranges="'3.4.2'.A2:'3.4.2'.A8 '3.4.2'.B2:'3.4.2'.B8 '3.4.2'.A9:'3.4.2'.A14 '3.4.2'.B9:'3.4.2'.B14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 table:number-rows-repeated="21">
          <table:table-cell table:style-name="ce1"/>
          <table:table-cell table:number-columns-repeated="3"/>
        </table:table-row>
        <table:table-row table:style-name="ro1" table:number-rows-repeated="104852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2" number:min-decimal-places="2" number:min-integer-digits="1"/>
      <number:text> V</number:text>
    </number:number-style>
    <number:number-style style:name="N138">
      <number:number number:decimal-places="1" number:min-decimal-places="1" number:min-integer-digits="1"/>
    </number:number-style>
    <number:number-style style:name="N139">
      <number:number number:decimal-places="1" number:min-decimal-places="1" number:min-integer-digits="1"/>
      <number:text> V</number:text>
    </number:number-style>
    <number:number-style style:name="N140">
      <number:number number:decimal-places="2" number:min-decimal-places="1" number:min-integer-digits="1" number:decimal-replacement=""/>
      <number:text> V</number:text>
    </number:number-style>
    <number:number-style style:name="N141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number:number-style style:name="N142">
      <number:number number:decimal-places="2" number:min-decimal-places="1" number:min-integer-digits="1" number:decimal-replacement=""/>
      <number:text> V</number:text>
    </number:number-style>
    <number:number-style style:name="N143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number:number-style style:name="N144">
      <number:number number:decimal-places="2" number:min-decimal-places="1" number:min-integer-digits="1" number:decimal-replacement=""/>
      <number:text> °C</number:text>
    </number:number-style>
    <number:number-style style:name="N145">
      <number:number number:decimal-places="2" number:min-decimal-places="0" number:min-integer-digits="1" number:decimal-replacement=""/>
      <number:text> °Ω</number:text>
    </number:number-style>
    <number:number-style style:name="N146">
      <number:number number:decimal-places="2" number:min-decimal-places="0" number:min-integer-digits="1" number:decimal-replacement=""/>
      <number:text> Ω</number:text>
    </number:number-style>
    <number:number-style style:name="N147">
      <number:scientific-number number:decimal-places="2" number:min-decimal-places="2" number:min-integer-digits="1" number:min-exponent-digits="2" number:exponent-interval="1" number:forced-exponent-sign="true"/>
      <number:text> mA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.00.0000</text:date>, <text:time style:data-style-name="N2" text:time-value="14:56:53.474463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0:30:09.696371761</meta:creation-date>
    <dc:date>2023-11-27T09:38:35.297883406</dc:date>
    <meta:editing-duration>P1DT16H34M51S</meta:editing-duration>
    <meta:editing-cycles>8</meta:editing-cycles>
    <meta:generator>LibreOffice/7.5.8.2$Linux_X86_64 LibreOffice_project/50$Build-2</meta:generator>
    <meta:document-statistic meta:table-count="7" meta:cell-count="1141" meta:object-count="2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098cm" svg:y="3.954cm" style:legend-expansion="high" chart:style-name="ch2"/>
        <chart:plot-area chart:style-name="ch3" table:cell-range-address="'3.4.2'.A2:'3.4.2'.B8 '3.4.2'.C2:'3.4.2'.C2 '3.4.2'.C9:'3.4.2'.C9 '3.4.2'.B9:'3.4.2'.B14" chart:data-source-has-labels="row" svg:x="0.319cm" svg:y="0.18cm" svg:width="13.46cm" svg:height="8.644cm">
          <chart:coordinate-region svg:x="1.231cm" svg:y="0.38cm" svg:width="12.361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4.2'.B2:'3.4.2'.B8" chart:label-cell-address="'3.4.2'.C2:'3.4.2'.C2" chart:class="chart:scatter">
            <chart:domain table:cell-range-address="'3.4.2'.A2:'3.4.2'.A8"/>
            <chart:data-point chart:repeated="7"/>
          </chart:series>
          <chart:series chart:style-name="ch8" chart:values-cell-range-address="'3.4.2'.B9:'3.4.2'.B14" chart:label-cell-address="'3.4.2'.C9:'3.4.2'.C9" chart:class="chart:scatter">
            <chart:domain table:cell-range-address="'3.4.2'.A9:'3.4.2'.A1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50</text:p>
                <draw:g>
                  <svg:desc>'3.4.2'.C2:'3.4.2'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00</text:p>
                <draw:g>
                  <svg:desc>'3.4.2'.C9:'3.4.2'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4.2'.A2:'3.4.2'.A8</svg:desc>
                </draw:g>
              </table:table-cell>
              <table:table-cell office:value-type="float" office:value="0.00001">
                <text:p>0.00001</text:p>
                <draw:g>
                  <svg:desc>'3.4.2'.B2:'3.4.2'.B8</svg:desc>
                </draw:g>
              </table:table-cell>
              <table:table-cell office:value-type="float" office:value="0">
                <text:p>0</text:p>
                <draw:g>
                  <svg:desc>'3.4.2'.A9:'3.4.2'.A14</svg:desc>
                </draw:g>
              </table:table-cell>
              <table:table-cell office:value-type="float" office:value="0.0000001">
                <text:p>0.0000001</text:p>
                <draw:g>
                  <svg:desc>'3.4.2'.B9:'3.4.2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25">
                <text:p>0.025</text:p>
              </table:table-cell>
              <table:table-cell office:value-type="float" office:value="0.2">
                <text:p>0.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026">
                <text:p>0.026</text:p>
              </table:table-cell>
              <table:table-cell office:value-type="float" office:value="0.5">
                <text:p>0.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27">
                <text:p>0.027</text:p>
              </table:table-cell>
              <table:table-cell office:value-type="float" office:value="1">
                <text:p>1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28">
                <text:p>0.028</text:p>
              </table:table-cell>
              <table:table-cell office:value-type="float" office:value="2">
                <text:p>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b'.M2:'3.1.b'.N22 '3.1.b'.B1:'3.1.b'.B1" chart:data-source-has-labels="row" svg:x="0.319cm" svg:y="0.18cm" svg:width="13.54cm" svg:height="8.644cm">
          <chart:coordinate-region svg:x="1.06cm" svg:y="0.379cm" svg:width="12.056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b'.M2:'3.1.b'.M22" chart:label-cell-address="'3.1.b'.B1:'3.1.b'.B1" chart:class="chart:scatter">
            <chart:domain table:cell-range-address="'3.1.b'.N2:'3.1.b'.N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I_x</text:p>
                <draw:g>
                  <svg:desc>'3.1.b'.B1:'3.1.b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1.b'.N2:'3.1.b'.N22</svg:desc>
                </draw:g>
              </table:table-cell>
              <table:table-cell office:value-type="float" office:value="0">
                <text:p>0</text:p>
                <draw:g>
                  <svg:desc>'3.1.b'.M2:'3.1.b'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5">
                <text:p>0.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84">
                <text:p>1.9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83">
                <text:p>2.9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82">
                <text:p>3.9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8">
                <text:p>5.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79">
                <text:p>6.9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78">
                <text:p>7.9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77">
                <text:p>8.9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76">
                <text:p>9.9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77">
                <text:p>10.9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75">
                <text:p>11.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74">
                <text:p>12.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2">
      <number:number number:decimal-places="2" number:min-decimal-places="1" number:min-integer-digits="1" number:decimal-replacement=""/>
      <number:text> V</number:text>
    </number:number-style>
    <number:number-style style:name="N143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4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4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3.198cm" svg:y="0.437cm" chart:style-name="ch2">
          <text:p>Z-Diode</text:p>
        </chart:title>
        <chart:subtitle svg:x="12.828cm" svg:y="1.517cm" chart:style-name="ch3">
          <text:p>Sperrrichtung</text:p>
        </chart:subtitle>
        <chart:plot-area chart:style-name="ch4" table:cell-range-address="'3.1.c'.P2:'3.1.c'.P13 '3.1.a_2'.A1:'3.1.a_2'.A1 '3.1.c'.N2:'3.1.c'.N13" chart:data-source-has-labels="row" svg:x="1.573cm" svg:y="2.501cm" svg:width="25.989cm" svg:height="11.313cm">
          <chart:coordinate-region svg:x="3.65cm" svg:y="2.7cm" svg:width="23.5cm" svg:height="10.467cm"/>
          <chart:axis chart:dimension="x" chart:name="primary-x" chart:style-name="ch5">
            <chart:title svg:x="13.756cm" svg:y="14.115cm" chart:style-name="ch6">
              <text:p>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638cm" chart:style-name="ch10">
              <text:p>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1.c'.N2:'3.1.c'.N13" chart:label-cell-address="'3.1.a_2'.A1:'3.1.a_2'.A1" chart:class="chart:scatter">
            <chart:domain table:cell-range-address="'3.1.c'.P2:'3.1.c'.P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Stromfehler</text:p>
                <draw:g>
                  <svg:desc>'3.1.a_2'.A1:'3.1.a_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'3.1.c'.P2:'3.1.c'.P13</svg:desc>
                </draw:g>
              </table:table-cell>
              <table:table-cell office:value-type="float" office:value="0.000001">
                <text:p>0.000001</text:p>
                <draw:g>
                  <svg:desc>'3.1.c'.N2:'3.1.c'.N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8">
                <text:p>1.4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5">
                <text:p>1.9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9">
                <text:p>2.2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8">
                <text:p>2.58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5">
                <text:p>2.8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9">
                <text:p>3.0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8">
                <text:p>3.2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5">
                <text:p>3.6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9">
                <text:p>3.8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8">
                <text:p>4.1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7">
                <text:p>4.27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3.146cm" svg:y="3.954cm" style:legend-expansion="high" chart:style-name="ch2"/>
        <chart:plot-area chart:style-name="ch3" table:cell-range-address="'3.1.a'.E3:'3.1.a'.E28 '3.1.a'.C2:'3.1.a'.C28 '3.1.a_2'.B3:'3.1.a_2'.B22" chart:data-source-has-labels="row" svg:x="0.319cm" svg:y="0.18cm" svg:width="12.508cm" svg:height="8.644cm">
          <chart:coordinate-region svg:x="2.052cm" svg:y="0.38cm" svg:width="10.535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a'.C3:'3.1.a'.C28" chart:label-cell-address="'3.1.a'.C2:'3.1.a'.C2" chart:class="chart:scatter">
            <chart:domain table:cell-range-address="'3.1.a'.E3:'3.1.a'.E28"/>
            <chart:data-point chart:repeated="26"/>
          </chart:series>
          <chart:series chart:style-name="ch8" chart:values-cell-range-address="'3.1.a_2'.B3:'3.1.a_2'.B22" chart:class="chart:scatter">
            <chart:domain table:cell-range-address="'3.1.a_2'.A3:'3.1.a_2'.A22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_x</text:p>
                <draw:g>
                  <svg:desc>'3.1.a'.C2:'3.1.a'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">
                <text:p>0.32</text:p>
                <draw:g>
                  <svg:desc>'3.1.a'.E3:'3.1.a'.E28</svg:desc>
                </draw:g>
              </table:table-cell>
              <table:table-cell office:value-type="float" office:value="0.000001">
                <text:p>0.000001</text:p>
                <draw:g>
                  <svg:desc>'3.1.a'.C3:'3.1.a'.C28</svg:desc>
                </draw:g>
              </table:table-cell>
              <table:table-cell office:value-type="float" office:value="0.34">
                <text:p>0.34</text:p>
                <draw:g>
                  <svg:desc>'3.1.a_2'.A3:'3.1.a_2'.A22</svg:desc>
                </draw:g>
              </table:table-cell>
              <table:table-cell office:value-type="float" office:value="0.000001">
                <text:p>0.000001</text:p>
                <draw:g>
                  <svg:desc>'3.1.a_2'.B3:'3.1.a_2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.000002">
                <text:p>0.000002</text:p>
              </table:table-cell>
              <table:table-cell office:value-type="float" office:value="0.37">
                <text:p>0.3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">
                <text:p>0.37</text:p>
              </table:table-cell>
              <table:table-cell office:value-type="float" office:value="0.000005">
                <text:p>0.000005</text:p>
              </table:table-cell>
              <table:table-cell office:value-type="float" office:value="0.4">
                <text:p>0.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">
                <text:p>0.41</text:p>
              </table:table-cell>
              <table:table-cell office:value-type="float" office:value="0.00001">
                <text:p>0.00001</text:p>
              </table:table-cell>
              <table:table-cell office:value-type="float" office:value="0.42">
                <text:p>0.4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0001">
                <text:p>0.00001</text:p>
              </table:table-cell>
              <table:table-cell office:value-type="float" office:value="0.44">
                <text:p>0.4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0.00002">
                <text:p>0.00002</text:p>
              </table:table-cell>
              <table:table-cell office:value-type="float" office:value="0.48">
                <text:p>0.4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">
                <text:p>0.47</text:p>
              </table:table-cell>
              <table:table-cell office:value-type="float" office:value="0.00005">
                <text:p>0.00005</text:p>
              </table:table-cell>
              <table:table-cell office:value-type="float" office:value="0.51">
                <text:p>0.5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">
                <text:p>0.49</text:p>
              </table:table-cell>
              <table:table-cell office:value-type="float" office:value="0.0001">
                <text:p>0.000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0.68">
                <text:p>0.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0.005">
                <text:p>0.005</text:p>
              </table:table-cell>
              <table:table-cell office:value-type="float" office:value="0.77">
                <text:p>0.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6">
                <text:p>0.726</text:p>
              </table:table-cell>
              <table:table-cell office:value-type="float" office:value="0.01">
                <text:p>0.01</text:p>
              </table:table-cell>
              <table:table-cell office:value-type="float" office:value="0.83">
                <text:p>0.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2">
                <text:p>0.772</text:p>
              </table:table-cell>
              <table:table-cell office:value-type="float" office:value="0.02">
                <text:p>0.02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">
                <text:p>0.88</text:p>
              </table:table-cell>
              <table:table-cell office:value-type="float" office:value="0.05">
                <text:p>0.05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2">
                <text:p>1.00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4">
                <text:p>1.35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1">
                <text:p>1.3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">
                <text:p>1.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2">
      <number:number number:decimal-places="2" number:min-decimal-places="1" number:min-integer-digits="1" number:decimal-replacement=""/>
      <number:text> V</number:text>
    </number:number-style>
    <number:number-style style:name="N143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7pt" style:font-size-asian="13pt" style:font-size-complex="13pt"/>
    </style:style>
    <style:style style:name="ch3" style:family="chart">
      <style:chart-properties chart:auto-position="true" style:rotation-angle="0"/>
      <style:text-properties fo:font-size="13pt" style:font-size-asian="11pt" style:font-size-complex="11pt"/>
    </style:style>
    <style:style style:name="ch4" style:family="chart">
      <style:graphic-properties draw:stroke="none" svg:stroke-color="#b3b3b3" draw:fill="none" draw:fill-color="#e6e6e6" draw:opacity="0%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4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4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13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2.022cm" svg:y="0.436cm" chart:style-name="ch2">
          <text:p>Silizium Diode</text:p>
        </chart:title>
        <chart:subtitle svg:x="12.18cm" svg:y="1.787cm" chart:style-name="ch3">
          <text:p>Durchlassrichtung</text:p>
        </chart:subtitle>
        <chart:legend chart:legend-position="end" loext:overlay="true" svg:x="22.219cm" svg:y="6.228cm" style:legend-expansion="custom" svg:width="5.103cm" svg:height="2.978cm" style:legend-expansion-aspect-ratio="1.71356615177972" chart:style-name="ch4"/>
        <chart:plot-area chart:style-name="ch5" table:cell-range-address="'3.1.a'.E3:'3.1.a'.E28 '3.1.a'.B1:'3.1.a'.B1 '3.1.a'.C3:'3.1.a'.C28 '3.1.a_2'.A1:'3.1.a_2'.A1 '3.1.a_2'.B3:'3.1.a_2'.B22" chart:data-source-has-labels="row" svg:x="1.792cm" svg:y="2.867cm" svg:width="25.77cm" svg:height="10.728cm">
          <chart:coordinate-region svg:x="3.869cm" svg:y="3.067cm" svg:width="23.281cm" svg:height="9.881cm"/>
          <chart:axis chart:dimension="x" chart:name="primary-x" chart:style-name="ch6">
            <chart:title svg:x="13.615cm" svg:y="13.897cm" chart:style-name="ch7">
              <text:p>Spannung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8.91cm" chart:style-name="ch11">
              <text:p>Strom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3.1.a'.C3:'3.1.a'.C28" chart:label-cell-address="'3.1.a'.B1:'3.1.a'.B1" chart:class="chart:scatter">
            <chart:domain table:cell-range-address="'3.1.a'.E3:'3.1.a'.E28"/>
            <chart:data-point chart:repeated="26"/>
          </chart:series>
          <chart:series chart:style-name="ch13" chart:values-cell-range-address="'3.1.a_2'.B3:'3.1.a_2'.B22" chart:label-cell-address="'3.1.a_2'.A1:'3.1.a_2'.A1" chart:class="chart:scatter">
            <chart:domain table:cell-range-address="'3.1.a_2'.A3:'3.1.a_2'.A22"/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annungsfehler</text:p>
                <draw:g>
                  <svg:desc>'3.1.a'.B1:'3.1.a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romfehler</text:p>
                <draw:g>
                  <svg:desc>'3.1.a_2'.A1:'3.1.a_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">
                <text:p>0.32</text:p>
                <draw:g>
                  <svg:desc>'3.1.a'.E3:'3.1.a'.E28</svg:desc>
                </draw:g>
              </table:table-cell>
              <table:table-cell office:value-type="float" office:value="0.000001">
                <text:p>0.000001</text:p>
                <draw:g>
                  <svg:desc>'3.1.a'.C3:'3.1.a'.C28</svg:desc>
                </draw:g>
              </table:table-cell>
              <table:table-cell office:value-type="float" office:value="0.34">
                <text:p>0.34</text:p>
                <draw:g>
                  <svg:desc>'3.1.a_2'.A3:'3.1.a_2'.A22</svg:desc>
                </draw:g>
              </table:table-cell>
              <table:table-cell office:value-type="float" office:value="0.000001">
                <text:p>0.000001</text:p>
                <draw:g>
                  <svg:desc>'3.1.a_2'.B3:'3.1.a_2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.000002">
                <text:p>0.000002</text:p>
              </table:table-cell>
              <table:table-cell office:value-type="float" office:value="0.37">
                <text:p>0.3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">
                <text:p>0.37</text:p>
              </table:table-cell>
              <table:table-cell office:value-type="float" office:value="0.000005">
                <text:p>0.000005</text:p>
              </table:table-cell>
              <table:table-cell office:value-type="float" office:value="0.4">
                <text:p>0.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">
                <text:p>0.41</text:p>
              </table:table-cell>
              <table:table-cell office:value-type="float" office:value="0.00001">
                <text:p>0.00001</text:p>
              </table:table-cell>
              <table:table-cell office:value-type="float" office:value="0.42">
                <text:p>0.4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0001">
                <text:p>0.00001</text:p>
              </table:table-cell>
              <table:table-cell office:value-type="float" office:value="0.44">
                <text:p>0.4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0.00002">
                <text:p>0.00002</text:p>
              </table:table-cell>
              <table:table-cell office:value-type="float" office:value="0.48">
                <text:p>0.4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">
                <text:p>0.47</text:p>
              </table:table-cell>
              <table:table-cell office:value-type="float" office:value="0.00005">
                <text:p>0.00005</text:p>
              </table:table-cell>
              <table:table-cell office:value-type="float" office:value="0.51">
                <text:p>0.5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">
                <text:p>0.49</text:p>
              </table:table-cell>
              <table:table-cell office:value-type="float" office:value="0.0001">
                <text:p>0.000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0.68">
                <text:p>0.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0.005">
                <text:p>0.005</text:p>
              </table:table-cell>
              <table:table-cell office:value-type="float" office:value="0.77">
                <text:p>0.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6">
                <text:p>0.726</text:p>
              </table:table-cell>
              <table:table-cell office:value-type="float" office:value="0.01">
                <text:p>0.01</text:p>
              </table:table-cell>
              <table:table-cell office:value-type="float" office:value="0.83">
                <text:p>0.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2">
                <text:p>0.772</text:p>
              </table:table-cell>
              <table:table-cell office:value-type="float" office:value="0.02">
                <text:p>0.02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">
                <text:p>0.88</text:p>
              </table:table-cell>
              <table:table-cell office:value-type="float" office:value="0.05">
                <text:p>0.05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2">
                <text:p>1.00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4">
                <text:p>1.35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1">
                <text:p>1.3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">
                <text:p>1.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2">
      <number:number number:decimal-places="2" number:min-decimal-places="1" number:min-integer-digits="1" number:decimal-replacement=""/>
      <number:text> V</number:text>
    </number:number-style>
    <number:number-style style:name="N143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4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4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66cm" svg:height="14.648cm" xlink:href=".." xlink:type="simple" chart:class="chart:scatter" chart:style-name="ch1">
        <chart:title svg:x="12.384cm" svg:y="0.428cm" chart:style-name="ch2">
          <text:p>Silizium Diode</text:p>
        </chart:title>
        <chart:subtitle svg:x="12.649cm" svg:y="1.499cm" chart:style-name="ch3">
          <text:p>Sperrrichtung</text:p>
        </chart:subtitle>
        <chart:plot-area chart:style-name="ch4" table:cell-range-address="'3.1.a'.M3:'3.1.a'.N21" svg:x="1.566cm" svg:y="2.474cm" svg:width="25.645cm" svg:height="10.901cm">
          <chart:coordinate-region svg:x="2.03cm" svg:y="2.673cm" svg:width="24.716cm" svg:height="10.055cm"/>
          <chart:axis chart:dimension="x" chart:name="primary-x" chart:style-name="ch5">
            <chart:title svg:x="13.577cm" svg:y="13.667cm" chart:style-name="ch6">
              <text:p>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405cm" chart:style-name="ch10">
              <text:p>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1.a'.N3:'3.1.a'.N21" chart:class="chart:scatter">
            <chart:domain table:cell-range-address="'3.1.a'.M3:'3.1.a'.M21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3">
                <text:p>-0.33</text:p>
                <draw:g>
                  <svg:desc>'3.1.a'.M3:'3.1.a'.M21</svg:desc>
                </draw:g>
              </table:table-cell>
              <table:table-cell office:value-type="float" office:value="0">
                <text:p>0</text:p>
                <draw:g>
                  <svg:desc>'3.1.a'.N3:'3.1.a'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7">
                <text:p>-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2">
                <text:p>-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1">
                <text:p>-0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5">
                <text:p>-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2">
                <text:p>-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5">
                <text:p>-0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2">
                <text:p>-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4">
                <text:p>-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3">
                <text:p>-0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5">
                <text:p>-0.9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2">
      <number:number number:decimal-places="2" number:min-decimal-places="1" number:min-integer-digits="1" number:decimal-replacement=""/>
      <number:text> V</number:text>
    </number:number-style>
    <number:number-style style:name="N143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4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4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2.193cm" svg:y="0.437cm" chart:style-name="ch2">
          <text:p>Germanium Diode</text:p>
        </chart:title>
        <chart:subtitle svg:x="12.417cm" svg:y="1.517cm" chart:style-name="ch3">
          <text:p>Durchlassrichtung</text:p>
        </chart:subtitle>
        <chart:plot-area chart:style-name="ch4" table:cell-range-address="'3.1.b'.D2:'3.1.b'.D13 '3.1.a_2'.A1:'3.1.a_2'.A1 '3.1.b'.B2:'3.1.b'.B13" chart:data-source-has-labels="row" svg:x="1.573cm" svg:y="2.501cm" svg:width="25.989cm" svg:height="11.313cm">
          <chart:coordinate-region svg:x="3.65cm" svg:y="2.7cm" svg:width="23.5cm" svg:height="10.467cm"/>
          <chart:axis chart:dimension="x" chart:name="primary-x" chart:style-name="ch5">
            <chart:title svg:x="13.756cm" svg:y="14.115cm" chart:style-name="ch6">
              <text:p>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638cm" chart:style-name="ch10">
              <text:p>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1.b'.B2:'3.1.b'.B13" chart:label-cell-address="'3.1.a_2'.A1:'3.1.a_2'.A1" chart:class="chart:scatter">
            <chart:domain table:cell-range-address="'3.1.b'.D2:'3.1.b'.D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tromfehler</text:p>
                <draw:g>
                  <svg:desc>'3.1.a_2'.A1:'3.1.a_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'3.1.b'.D2:'3.1.b'.D13</svg:desc>
                </draw:g>
              </table:table-cell>
              <table:table-cell office:value-type="float" office:value="0.000001">
                <text:p>0.000001</text:p>
                <draw:g>
                  <svg:desc>'3.1.b'.B2:'3.1.b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">
                <text:p>0.1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">
                <text:p>0.2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">
                <text:p>0.3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">
                <text:p>0.4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">
                <text:p>0.51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2">
      <number:number number:decimal-places="2" number:min-decimal-places="1" number:min-integer-digits="1" number:decimal-replacement=""/>
      <number:text> V</number:text>
    </number:number-style>
    <number:number-style style:name="N143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4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4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2.193cm" svg:y="0.437cm" chart:style-name="ch2">
          <text:p>Germanium Diode</text:p>
        </chart:title>
        <chart:subtitle svg:x="12.828cm" svg:y="1.517cm" chart:style-name="ch3">
          <text:p>Sperrrichtung</text:p>
        </chart:subtitle>
        <chart:plot-area chart:style-name="ch4" table:cell-range-address="'3.1.b'.N2:'3.1.b'.N15 '3.1.a_2'.A1:'3.1.a_2'.A1 '3.1.b'.L2:'3.1.b'.L15" chart:data-source-has-labels="row" svg:x="1.573cm" svg:y="2.501cm" svg:width="25.989cm" svg:height="11.313cm">
          <chart:coordinate-region svg:x="3.65cm" svg:y="2.7cm" svg:width="23.408cm" svg:height="10.467cm"/>
          <chart:axis chart:dimension="x" chart:name="primary-x" chart:style-name="ch5">
            <chart:title svg:x="13.756cm" svg:y="14.115cm" chart:style-name="ch6">
              <text:p>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638cm" chart:style-name="ch10">
              <text:p>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1.b'.L2:'3.1.b'.L15" chart:label-cell-address="'3.1.a_2'.A1:'3.1.a_2'.A1" chart:class="chart:scatter">
            <chart:domain table:cell-range-address="'3.1.b'.N2:'3.1.b'.N15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Stromfehler</text:p>
                <draw:g>
                  <svg:desc>'3.1.a_2'.A1:'3.1.a_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1.b'.N2:'3.1.b'.N15</svg:desc>
                </draw:g>
              </table:table-cell>
              <table:table-cell office:value-type="float" office:value="0">
                <text:p>0</text:p>
                <draw:g>
                  <svg:desc>'3.1.b'.L2:'3.1.b'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5">
                <text:p>0.985</text:p>
              </table:table-cell>
              <table:table-cell office:value-type="float" office:value="0.0000015">
                <text:p>0.0000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84">
                <text:p>1.984</text:p>
              </table:table-cell>
              <table:table-cell office:value-type="float" office:value="0.0000016">
                <text:p>0.0000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83">
                <text:p>2.983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82">
                <text:p>3.982</text:p>
              </table:table-cell>
              <table:table-cell office:value-type="float" office:value="0.0000018">
                <text:p>0.0000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8">
                <text:p>4.9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8">
                <text:p>5.9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79">
                <text:p>6.979</text:p>
              </table:table-cell>
              <table:table-cell office:value-type="float" office:value="0.0000021">
                <text:p>0.0000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78">
                <text:p>7.978</text:p>
              </table:table-cell>
              <table:table-cell office:value-type="float" office:value="0.0000022">
                <text:p>0.0000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77">
                <text:p>8.977</text:p>
              </table:table-cell>
              <table:table-cell office:value-type="float" office:value="0.0000023">
                <text:p>0.0000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76">
                <text:p>9.976</text:p>
              </table:table-cell>
              <table:table-cell office:value-type="float" office:value="0.0000024">
                <text:p>0.0000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77">
                <text:p>10.977</text:p>
              </table:table-cell>
              <table:table-cell office:value-type="float" office:value="0.0000023">
                <text:p>0.0000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75">
                <text:p>11.975</text:p>
              </table:table-cell>
              <table:table-cell office:value-type="float" office:value="0.0000025">
                <text:p>0.0000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74">
                <text:p>12.974</text:p>
              </table:table-cell>
              <table:table-cell office:value-type="float" office:value="0.0000026">
                <text:p>0.000002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4">
      <number:number number:decimal-places="2" number:min-decimal-places="1" number:min-integer-digits="1" number:decimal-replacement=""/>
      <number:text> °C</number:text>
    </number:number-style>
    <number:number-style style:name="N146">
      <number:number number:decimal-places="2" number:min-decimal-places="0" number:min-integer-digits="1" number:decimal-replacement=""/>
      <number:text> Ω</number:text>
    </number:number-style>
    <number:number-style style:name="N147">
      <number:scientific-number number:decimal-places="2" number:min-decimal-places="2" number:min-integer-digits="1" number:min-exponent-digits="2" number:exponent-interval="1" number:forced-exponent-sign="true"/>
      <number:text> m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 draw:opacity="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44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4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46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0.566cm" svg:y="0.437cm" chart:style-name="ch2">
          <text:p>Temperaturabhängiger Widerstand</text:p>
        </chart:title>
        <chart:legend chart:legend-position="end" loext:overlay="true" svg:x="15.119cm" svg:y="1.716cm" style:legend-expansion="custom" svg:width="6.523cm" svg:height="2.978cm" style:legend-expansion-aspect-ratio="2.19039623908664" chart:style-name="ch3"/>
        <chart:plot-area chart:style-name="ch4" table:cell-range-address="'3.3.1'.A2:'3.3.1'.B18 '3.3.1'.D2:'3.3.1'.D18" chart:data-source-has-labels="row" svg:x="1.573cm" svg:y="1.517cm" svg:width="24.866cm" svg:height="12.297cm">
          <chart:coordinate-region svg:x="3.941cm" svg:y="1.716cm" svg:width="21.135cm" svg:height="11.451cm"/>
          <chart:axis chart:dimension="x" chart:name="primary-x" chart:style-name="ch5">
            <chart:title svg:x="13.115cm" svg:y="14.115cm" chart:style-name="ch6">
              <text:p>Temperatur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146cm" chart:style-name="ch10">
              <text:p>Strom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>
            <chart:title svg:x="27.001cm" svg:y="8.542cm" chart:style-name="ch10">
              <text:p>Widerstand</text:p>
            </chart:title>
          </chart:axis>
          <chart:series chart:attached-axis="primary-y" chart:style-name="ch12" chart:values-cell-range-address="'3.3.1'.B2:'3.3.1'.B18" loext:label-string="&quot;Strom-Temperatur-Kennlinie&quot;" chart:class="chart:scatter">
            <chart:domain table:cell-range-address="'3.3.1'.A2:'3.3.1'.A18"/>
            <chart:data-point chart:repeated="17"/>
          </chart:series>
          <chart:series chart:attached-axis="secondary-y" chart:style-name="ch13" chart:values-cell-range-address="'3.3.1'.D2:'3.3.1'.D18" loext:label-string="&quot;Widerstand-Temperatur-Kennlinie&quot;" chart:class="chart:scatte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rom-Temperatur-Kennlinie</text:p>
              </table:table-cell>
              <table:table-cell office:value-type="string">
                <text:p>Widerstand-Temperatur-Kennlini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5">
                <text:p>22.5</text:p>
                <draw:g>
                  <svg:desc>'3.3.1'.A2:'3.3.1'.A18</svg:desc>
                </draw:g>
              </table:table-cell>
              <table:table-cell office:value-type="float" office:value="2">
                <text:p>2</text:p>
                <draw:g>
                  <svg:desc>'3.3.1'.B2:'3.3.1'.B18</svg:desc>
                </draw:g>
              </table:table-cell>
              <table:table-cell office:value-type="float" office:value="1000">
                <text:p>1000</text:p>
                <draw:g>
                  <svg:desc>'3.3.1'.D2:'3.3.1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.2">
                <text:p>2.2</text:p>
              </table:table-cell>
              <table:table-cell office:value-type="float" office:value="909.090909090909">
                <text:p>909.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4">
                <text:p>2.4</text:p>
              </table:table-cell>
              <table:table-cell office:value-type="float" office:value="833.333333333333">
                <text:p>833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.7">
                <text:p>2.7</text:p>
              </table:table-cell>
              <table:table-cell office:value-type="float" office:value="740.740740740741">
                <text:p>740.740740740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.9">
                <text:p>2.9</text:p>
              </table:table-cell>
              <table:table-cell office:value-type="float" office:value="689.655172413793">
                <text:p>689.655172413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3.5">
                <text:p>3.5</text:p>
              </table:table-cell>
              <table:table-cell office:value-type="float" office:value="571.428571428571">
                <text:p>571.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6.7">
                <text:p>6.7</text:p>
              </table:table-cell>
              <table:table-cell office:value-type="float" office:value="298.507462686567">
                <text:p>298.507462686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  <table:table-cell office:value-type="float" office:value="232.558139534884">
                <text:p>232.558139534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10.5">
                <text:p>10.5</text:p>
              </table:table-cell>
              <table:table-cell office:value-type="float" office:value="190.47619047619">
                <text:p>190.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153.846153846154">
                <text:p>153.846153846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57.1428571428571">
                <text:p>57.142857142857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2">
      <number:number number:decimal-places="2" number:min-decimal-places="1" number:min-integer-digits="1" number:decimal-replacement=""/>
      <number:text> V</number:text>
    </number:number-style>
    <number:number-style style:name="N143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4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4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2.18cm" svg:y="0.437cm" chart:style-name="ch2">
          <text:p>Transistor BD 141</text:p>
        </chart:title>
        <chart:subtitle svg:x="12.378cm" svg:y="1.517cm" chart:style-name="ch3">
          <text:p>Eingangskennlinie </text:p>
        </chart:subtitle>
        <chart:plot-area chart:style-name="ch4" table:cell-range-address="'3.4.1'.A2:'3.4.1'.B11" svg:x="1.573cm" svg:y="2.501cm" svg:width="25.989cm" svg:height="11.313cm">
          <chart:coordinate-region svg:x="3.65cm" svg:y="2.701cm" svg:width="23.501cm" svg:height="10.466cm"/>
          <chart:axis chart:dimension="x" chart:name="primary-x" chart:style-name="ch5">
            <chart:title svg:x="12.512cm" svg:y="14.115cm" chart:style-name="ch6">
              <text:p>Kollektor-Emitter-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008cm" chart:style-name="ch10">
              <text:p>Basis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4.1'.B2:'3.4.1'.B11" chart:class="chart:scatter">
            <chart:domain table:cell-range-address="'3.4.1'.A2:'3.4.1'.A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3">
                <text:p>0.543</text:p>
                <draw:g>
                  <svg:desc>'3.4.1'.A2:'3.4.1'.A11</svg:desc>
                </draw:g>
              </table:table-cell>
              <table:table-cell office:value-type="float" office:value="0.000001">
                <text:p>0.000001</text:p>
                <draw:g>
                  <svg:desc>'3.4.1'.B2:'3.4.1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5">
                <text:p>0.56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8">
                <text:p>0.58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7">
                <text:p>0.60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">
                <text:p>0.62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5">
                <text:p>0.65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">
                <text:p>0.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2">
                <text:p>0.69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1">
                <text:p>0.72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44">
                <text:p>0.744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2">
      <number:number number:decimal-places="2" number:min-decimal-places="1" number:min-integer-digits="1" number:decimal-replacement=""/>
      <number:text> V</number:text>
    </number:number-style>
    <number:number-style style:name="N143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 draw:opacity="0%"/>
      <style:text-properties fo:font-size="13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4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4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2.18cm" svg:y="0.437cm" chart:style-name="ch2">
          <text:p>Transistor BD 141</text:p>
        </chart:title>
        <chart:subtitle svg:x="11.954cm" svg:y="1.517cm" chart:style-name="ch3">
          <text:p>Ausgangskennlinienfeld</text:p>
        </chart:subtitle>
        <chart:legend chart:legend-position="end" loext:overlay="true" svg:x="19.454cm" svg:y="3.073cm" style:legend-expansion="custom" svg:width="5.65cm" svg:height="5.001cm" style:legend-expansion-aspect-ratio="1.12977404519096" chart:style-name="ch4"/>
        <chart:plot-area chart:style-name="ch5" table:cell-range-address="'3.4.2'.A2:'3.4.2'.B8 '3.4.2'.B9:'3.4.2'.B14" chart:data-source-has-labels="row" svg:x="1.573cm" svg:y="2.501cm" svg:width="25.989cm" svg:height="11.313cm">
          <chart:coordinate-region svg:x="3.65cm" svg:y="2.7cm" svg:width="23.408cm" svg:height="10.467cm"/>
          <chart:axis chart:dimension="x" chart:name="primary-x" chart:style-name="ch6">
            <chart:title svg:x="12.618cm" svg:y="14.115cm" chart:style-name="ch7">
              <text:p>Kollektor-Basis-Spannung</text:p>
            </chart:title>
          </chart:axis>
          <chart:axis chart:dimension="y" chart:name="primary-y" chart:style-name="ch8">
            <chart:title svg:x="0.451cm" svg:y="9.246cm" chart:style-name="ch9">
              <text:p>Kollektorstrom</text:p>
            </chart:title>
            <chart:grid chart:style-name="ch10" chart:class="major"/>
          </chart:axis>
          <chart:series chart:style-name="ch11" chart:values-cell-range-address="'3.4.2'.B2:'3.4.2'.B8" loext:label-string="&quot;Basisstrom 150 µA&quot;" chart:class="chart:scatter">
            <chart:domain table:cell-range-address="'3.4.2'.A2:'3.4.2'.A8"/>
            <chart:data-point chart:repeated="7"/>
          </chart:series>
          <chart:series chart:style-name="ch12" chart:values-cell-range-address="'3.4.2'.B9:'3.4.2'.B14" loext:label-string="&quot;Basisstrom 300 µA&quot;" chart:class="chart:scatter">
            <chart:domain table:cell-range-address="'3.4.2'.A9:'3.4.2'.A14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isstrom 150 µA</text:p>
              </table:table-cell>
              <table:table-cell office:value-type="string">
                <text:p>Column A</text:p>
              </table:table-cell>
              <table:table-cell office:value-type="string">
                <text:p>Basisstrom 300 µ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4.2'.A2:'3.4.2'.A8</svg:desc>
                </draw:g>
              </table:table-cell>
              <table:table-cell office:value-type="float" office:value="0.00001">
                <text:p>0.00001</text:p>
                <draw:g>
                  <svg:desc>'3.4.2'.B2:'3.4.2'.B8</svg:desc>
                </draw:g>
              </table:table-cell>
              <table:table-cell office:value-type="float" office:value="0">
                <text:p>0</text:p>
                <draw:g>
                  <svg:desc>'3.4.2'.A9:'3.4.2'.A14</svg:desc>
                </draw:g>
              </table:table-cell>
              <table:table-cell office:value-type="float" office:value="0.0000001">
                <text:p>0.0000001</text:p>
                <draw:g>
                  <svg:desc>'3.4.2'.B9:'3.4.2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25">
                <text:p>0.025</text:p>
              </table:table-cell>
              <table:table-cell office:value-type="float" office:value="0.2">
                <text:p>0.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026">
                <text:p>0.026</text:p>
              </table:table-cell>
              <table:table-cell office:value-type="float" office:value="0.5">
                <text:p>0.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27">
                <text:p>0.027</text:p>
              </table:table-cell>
              <table:table-cell office:value-type="float" office:value="1">
                <text:p>1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28">
                <text:p>0.028</text:p>
              </table:table-cell>
              <table:table-cell office:value-type="float" office:value="2">
                <text:p>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0">
      <number:number number:decimal-places="2" number:min-decimal-places="1" number:min-integer-digits="1" number:decimal-replacement=""/>
      <number:text> V</number:text>
    </number:number-style>
    <number:number-style style:name="N141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 draw:opacity="0%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4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4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2.563cm" svg:y="0.437cm" chart:style-name="ch2">
          <text:p>Silizium Diode</text:p>
        </chart:title>
        <chart:subtitle svg:x="12.417cm" svg:y="1.517cm" chart:style-name="ch3">
          <text:p>Durchlassrichtung</text:p>
        </chart:subtitle>
        <chart:legend chart:legend-position="end" loext:overlay="true" svg:x="22.219cm" svg:y="6.228cm" style:legend-expansion="custom" svg:width="5.103cm" svg:height="2.978cm" style:legend-expansion-aspect-ratio="1.71356615177972" chart:style-name="ch4"/>
        <chart:plot-area chart:style-name="ch5" table:cell-range-address="'3.1.a'.E3:'3.1.a'.E28 '3.1.a'.B1:'3.1.a'.B1 '3.1.a'.C3:'3.1.a'.C28 '3.1.a_2'.A1:'3.1.a_2'.A1 '3.1.a_2'.B3:'3.1.a_2'.B22" chart:data-source-has-labels="row" svg:x="1.573cm" svg:y="2.501cm" svg:width="25.989cm" svg:height="11.313cm">
          <chart:coordinate-region svg:x="3.65cm" svg:y="2.7cm" svg:width="23.5cm" svg:height="10.467cm"/>
          <chart:axis chart:dimension="x" chart:name="primary-x" chart:style-name="ch6">
            <chart:title svg:x="13.756cm" svg:y="14.115cm" chart:style-name="ch7">
              <text:p>Spannung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8.638cm" chart:style-name="ch11">
              <text:p>Strom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3.1.a'.C3:'3.1.a'.C28" chart:label-cell-address="'3.1.a'.B1:'3.1.a'.B1" chart:class="chart:scatter">
            <chart:domain table:cell-range-address="'3.1.a'.E3:'3.1.a'.E28"/>
            <chart:data-point chart:repeated="26"/>
          </chart:series>
          <chart:series chart:style-name="ch13" chart:values-cell-range-address="'3.1.a_2'.B3:'3.1.a_2'.B22" chart:label-cell-address="'3.1.a_2'.A1:'3.1.a_2'.A1" chart:class="chart:scatter">
            <chart:domain table:cell-range-address="'3.1.a_2'.A3:'3.1.a_2'.A22"/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annungsfehler</text:p>
                <draw:g>
                  <svg:desc>'3.1.a'.B1:'3.1.a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romfehler</text:p>
                <draw:g>
                  <svg:desc>'3.1.a_2'.A1:'3.1.a_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">
                <text:p>0.32</text:p>
                <draw:g>
                  <svg:desc>'3.1.a'.E3:'3.1.a'.E28</svg:desc>
                </draw:g>
              </table:table-cell>
              <table:table-cell office:value-type="float" office:value="0.000001">
                <text:p>0.000001</text:p>
                <draw:g>
                  <svg:desc>'3.1.a'.C3:'3.1.a'.C28</svg:desc>
                </draw:g>
              </table:table-cell>
              <table:table-cell office:value-type="float" office:value="0.34">
                <text:p>0.34</text:p>
                <draw:g>
                  <svg:desc>'3.1.a_2'.A3:'3.1.a_2'.A22</svg:desc>
                </draw:g>
              </table:table-cell>
              <table:table-cell office:value-type="float" office:value="0.000001">
                <text:p>0.000001</text:p>
                <draw:g>
                  <svg:desc>'3.1.a_2'.B3:'3.1.a_2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.000002">
                <text:p>0.000002</text:p>
              </table:table-cell>
              <table:table-cell office:value-type="float" office:value="0.37">
                <text:p>0.3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">
                <text:p>0.37</text:p>
              </table:table-cell>
              <table:table-cell office:value-type="float" office:value="0.000005">
                <text:p>0.000005</text:p>
              </table:table-cell>
              <table:table-cell office:value-type="float" office:value="0.4">
                <text:p>0.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">
                <text:p>0.41</text:p>
              </table:table-cell>
              <table:table-cell office:value-type="float" office:value="0.00001">
                <text:p>0.00001</text:p>
              </table:table-cell>
              <table:table-cell office:value-type="float" office:value="0.42">
                <text:p>0.4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0001">
                <text:p>0.00001</text:p>
              </table:table-cell>
              <table:table-cell office:value-type="float" office:value="0.44">
                <text:p>0.4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0.00002">
                <text:p>0.00002</text:p>
              </table:table-cell>
              <table:table-cell office:value-type="float" office:value="0.48">
                <text:p>0.4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">
                <text:p>0.47</text:p>
              </table:table-cell>
              <table:table-cell office:value-type="float" office:value="0.00005">
                <text:p>0.00005</text:p>
              </table:table-cell>
              <table:table-cell office:value-type="float" office:value="0.51">
                <text:p>0.5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">
                <text:p>0.49</text:p>
              </table:table-cell>
              <table:table-cell office:value-type="float" office:value="0.0001">
                <text:p>0.000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0.68">
                <text:p>0.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0.005">
                <text:p>0.005</text:p>
              </table:table-cell>
              <table:table-cell office:value-type="float" office:value="0.77">
                <text:p>0.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6">
                <text:p>0.726</text:p>
              </table:table-cell>
              <table:table-cell office:value-type="float" office:value="0.01">
                <text:p>0.01</text:p>
              </table:table-cell>
              <table:table-cell office:value-type="float" office:value="0.83">
                <text:p>0.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2">
                <text:p>0.772</text:p>
              </table:table-cell>
              <table:table-cell office:value-type="float" office:value="0.02">
                <text:p>0.02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">
                <text:p>0.88</text:p>
              </table:table-cell>
              <table:table-cell office:value-type="float" office:value="0.05">
                <text:p>0.05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2">
                <text:p>1.00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4">
                <text:p>1.35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1">
                <text:p>1.3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">
                <text:p>1.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4">
      <number:number number:decimal-places="2" number:min-decimal-places="1" number:min-integer-digits="1" number:decimal-replacement=""/>
      <number:text> °C</number:text>
    </number:number-style>
    <number:number-style style:name="N146">
      <number:number number:decimal-places="2" number:min-decimal-places="0" number:min-integer-digits="1" number:decimal-replacement=""/>
      <number:text> Ω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 draw:opacity="0%"/>
      <style:text-properties fo:font-size="15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44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4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46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0.566cm" svg:y="0.437cm" chart:style-name="ch2">
          <text:p>Temperaturabhängiger Widerstand</text:p>
        </chart:title>
        <chart:legend chart:legend-position="end" loext:overlay="true" svg:x="15.091cm" svg:y="2.053cm" style:legend-expansion="custom" svg:width="6.22cm" svg:height="2.978cm" style:legend-expansion-aspect-ratio="2.08865010073875" chart:style-name="ch3"/>
        <chart:plot-area chart:style-name="ch4" table:cell-range-address="'3.3.1'.R2:'3.3.1'.R100 '3.3.1'.T2:'3.3.1'.T100 '3.3.1'.D2:'3.3.1'.D18" chart:data-source-has-labels="row" svg:x="1.573cm" svg:y="1.517cm" svg:width="25.989cm" svg:height="12.297cm">
          <chart:coordinate-region svg:x="2.934cm" svg:y="1.716cm" svg:width="23.964cm" svg:height="11.451cm"/>
          <chart:axis chart:dimension="x" chart:name="primary-x" chart:style-name="ch5">
            <chart:title svg:x="13.676cm" svg:y="14.115cm" chart:style-name="ch6">
              <text:p>Temperatur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542cm" chart:style-name="ch10">
              <text:p>Widerstand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/>
          <chart:series chart:attached-axis="primary-y" chart:style-name="ch12" chart:values-cell-range-address="'3.3.1'.T2:'3.3.1'.T100" loext:label-string="&quot;Messung&quot;" chart:class="chart:scatter">
            <chart:domain table:cell-range-address="'3.3.1'.R2:'3.3.1'.R100"/>
            <chart:data-point chart:repeated="99"/>
          </chart:series>
          <chart:series chart:attached-axis="secondary-y" chart:style-name="ch13" chart:values-cell-range-address="'3.3.1'.D2:'3.3.1'.D18" loext:label-string="&quot;Theoretischer Verlauf&quot;" chart:class="chart:scatter">
            <chart:domain table:cell-range-address="'3.3.1'.A2:'3.3.1'.A18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Messung</text:p>
              </table:table-cell>
              <table:table-cell office:value-type="string">
                <text:p>Column A</text:p>
              </table:table-cell>
              <table:table-cell office:value-type="string">
                <text:p>Theoretischer Verlau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3.3.1'.R2:'3.3.1'.R100</svg:desc>
                </draw:g>
              </table:table-cell>
              <table:table-cell office:value-type="float" office:value="1071.58040529828">
                <text:p>1071.58040529828</text:p>
                <draw:g>
                  <svg:desc>'3.3.1'.T2:'3.3.1'.T100</svg:desc>
                </draw:g>
              </table:table-cell>
              <table:table-cell office:value-type="float" office:value="22.5">
                <text:p>22.5</text:p>
                <draw:g>
                  <svg:desc>'3.3.1'.A2:'3.3.1'.A18</svg:desc>
                </draw:g>
              </table:table-cell>
              <table:table-cell office:value-type="float" office:value="1000">
                <text:p>1000</text:p>
                <draw:g>
                  <svg:desc>'3.3.1'.D2:'3.3.1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022.94044776255">
                <text:p>1022.94044776255</text:p>
              </table:table-cell>
              <table:table-cell office:value-type="float" office:value="25">
                <text:p>25</text:p>
              </table:table-cell>
              <table:table-cell office:value-type="float" office:value="909.090909090909">
                <text:p>909.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5">
                <text:p>22.5</text:p>
              </table:table-cell>
              <table:table-cell office:value-type="float" office:value="954.649085149221">
                <text:p>954.649085149221</text:p>
              </table:table-cell>
              <table:table-cell office:value-type="float" office:value="30">
                <text:p>30</text:p>
              </table:table-cell>
              <table:table-cell office:value-type="float" office:value="833.333333333333">
                <text:p>833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933.058523935925">
                <text:p>933.058523935925</text:p>
              </table:table-cell>
              <table:table-cell office:value-type="float" office:value="35">
                <text:p>35</text:p>
              </table:table-cell>
              <table:table-cell office:value-type="float" office:value="740.740740740741">
                <text:p>740.740740740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91.536438047666">
                <text:p>891.536438047666</text:p>
              </table:table-cell>
              <table:table-cell office:value-type="float" office:value="40">
                <text:p>40</text:p>
              </table:table-cell>
              <table:table-cell office:value-type="float" office:value="689.655172413793">
                <text:p>689.655172413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52.121423614286">
                <text:p>852.121423614286</text:p>
              </table:table-cell>
              <table:table-cell office:value-type="float" office:value="45">
                <text:p>45</text:p>
              </table:table-cell>
              <table:table-cell office:value-type="float" office:value="571.428571428571">
                <text:p>571.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814.694384003143">
                <text:p>814.694384003143</text:p>
              </table:table-cell>
              <table:table-cell office:value-type="float" office:value="50">
                <text:p>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779.143603022594">
                <text:p>779.143603022594</text:p>
              </table:table-cell>
              <table:table-cell office:value-type="float" office:value="55">
                <text:p>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745.364249206697">
                <text:p>745.364249206697</text:p>
              </table:table-cell>
              <table:table-cell office:value-type="float" office:value="60">
                <text:p>60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713.257915869963">
                <text:p>713.257915869963</text:p>
              </table:table-cell>
              <table:table-cell office:value-type="float" office:value="65">
                <text:p>65</text:p>
              </table:table-cell>
              <table:table-cell office:value-type="float" office:value="298.507462686567">
                <text:p>298.507462686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682.732194178553">
                <text:p>682.732194178553</text:p>
              </table:table-cell>
              <table:table-cell office:value-type="float" office:value="70">
                <text:p>70</text:p>
              </table:table-cell>
              <table:table-cell office:value-type="float" office:value="232.558139534884">
                <text:p>232.558139534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653.700276709195">
                <text:p>653.700276709195</text:p>
              </table:table-cell>
              <table:table-cell office:value-type="float" office:value="75">
                <text:p>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626.080589172512">
                <text:p>626.080589172512</text:p>
              </table:table-cell>
              <table:table-cell office:value-type="float" office:value="80">
                <text:p>80</text:p>
              </table:table-cell>
              <table:table-cell office:value-type="float" office:value="190.47619047619">
                <text:p>190.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599.79644816535">
                <text:p>599.79644816535</text:p>
              </table:table-cell>
              <table:table-cell office:value-type="float" office:value="85">
                <text:p>85</text:p>
              </table:table-cell>
              <table:table-cell office:value-type="float" office:value="153.846153846154">
                <text:p>153.846153846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574.775742988427">
                <text:p>574.775742988427</text:p>
              </table:table-cell>
              <table:table-cell office:value-type="float" office:value="90">
                <text:p>9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550.95063972292">
                <text:p>550.95063972292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528.25730590342">
                <text:p>528.25730590342</text:p>
              </table:table-cell>
              <table:table-cell office:value-type="float" office:value="100">
                <text:p>100</text:p>
              </table:table-cell>
              <table:table-cell office:value-type="float" office:value="57.1428571428571">
                <text:p>57.1428571428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506.635654256588">
                <text:p>506.63565425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486.029104095541">
                <text:p>486.02910409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466.384359070732">
                <text:p>466.38435907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47.651200079592">
                <text:p>447.651200079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429.782292230361">
                <text:p>429.782292230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412.733004840983">
                <text:p>412.73300484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396.461243532461">
                <text:p>396.46124353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380.927293548162">
                <text:p>380.92729354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366.093673496822">
                <text:p>366.09367349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351.924998777899">
                <text:p>351.924998777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338.387854003994">
                <text:p>338.387854003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25.45067378655">
                <text:p>325.45067378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313.083631298537">
                <text:p>313.083631298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301.258534071494">
                <text:p>301.25853407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289.948726524562">
                <text:p>289.948726524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">
                <text:p>52</text:p>
              </table:table-cell>
              <table:table-cell office:value-type="float" office:value="279.12899876021">
                <text:p>279.12899876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">
                <text:p>53</text:p>
              </table:table-cell>
              <table:table-cell office:value-type="float" office:value="268.775501195606">
                <text:p>268.77550119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">
                <text:p>54</text:p>
              </table:table-cell>
              <table:table-cell office:value-type="float" office:value="258.865664630025">
                <text:p>258.86566463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">
                <text:p>55</text:p>
              </table:table-cell>
              <table:table-cell office:value-type="float" office:value="249.37812537789">
                <text:p>249.37812537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">
                <text:p>56</text:p>
              </table:table-cell>
              <table:table-cell office:value-type="float" office:value="240.292655123807">
                <text:p>240.292655123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231.590095180787">
                <text:p>231.590095180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">
                <text:p>58</text:p>
              </table:table-cell>
              <table:table-cell office:value-type="float" office:value="223.252294855761">
                <text:p>223.25229485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215.262053647612">
                <text:p>215.26205364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207.603067022539">
                <text:p>207.603067022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">
                <text:p>61</text:p>
              </table:table-cell>
              <table:table-cell office:value-type="float" office:value="200.259875529638">
                <text:p>200.259875529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193.217817036315">
                <text:p>193.217817036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">
                <text:p>63</text:p>
              </table:table-cell>
              <table:table-cell office:value-type="float" office:value="186.462981878618">
                <text:p>186.462981878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">
                <text:p>64</text:p>
              </table:table-cell>
              <table:table-cell office:value-type="float" office:value="179.982170735919">
                <text:p>179.982170735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173.762855052606">
                <text:p>173.762855052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">
                <text:p>66</text:p>
              </table:table-cell>
              <table:table-cell office:value-type="float" office:value="167.793139841789">
                <text:p>167.79313984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162.061728717344">
                <text:p>162.06172871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156.557891011237">
                <text:p>156.55789101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">
                <text:p>69</text:p>
              </table:table-cell>
              <table:table-cell office:value-type="float" office:value="151.271430842799">
                <text:p>151.27143084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146.192658015745">
                <text:p>146.19265801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">
                <text:p>71</text:p>
              </table:table-cell>
              <table:table-cell office:value-type="float" office:value="141.312360627126">
                <text:p>141.312360627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">
                <text:p>72</text:p>
              </table:table-cell>
              <table:table-cell office:value-type="float" office:value="136.621779280226">
                <text:p>136.62177928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">
                <text:p>73</text:p>
              </table:table-cell>
              <table:table-cell office:value-type="float" office:value="132.112582800673">
                <text:p>132.112582800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">
                <text:p>74</text:p>
              </table:table-cell>
              <table:table-cell office:value-type="float" office:value="127.77684536178">
                <text:p>127.7768453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123.607024931392">
                <text:p>123.60702493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">
                <text:p>76</text:p>
              </table:table-cell>
              <table:table-cell office:value-type="float" office:value="119.59594295832">
                <text:p>119.59594295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">
                <text:p>77</text:p>
              </table:table-cell>
              <table:table-cell office:value-type="float" office:value="115.736765221883">
                <text:p>115.73676522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">
                <text:p>78</text:p>
              </table:table-cell>
              <table:table-cell office:value-type="float" office:value="112.022983773089">
                <text:p>112.02298377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108.448399900669">
                <text:p>108.448399900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105.007108059544">
                <text:p>105.007108059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">
                <text:p>81</text:p>
              </table:table-cell>
              <table:table-cell office:value-type="float" office:value="101.693480703351">
                <text:p>101.69348070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">
                <text:p>82</text:p>
              </table:table-cell>
              <table:table-cell office:value-type="float" office:value="98.5021539664345">
                <text:p>98.5021539664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">
                <text:p>83</text:p>
              </table:table-cell>
              <table:table-cell office:value-type="float" office:value="95.4280141442169">
                <text:p>95.428014144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">
                <text:p>84</text:p>
              </table:table-cell>
              <table:table-cell office:value-type="float" office:value="92.4661849241546">
                <text:p>92.466184924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">
                <text:p>85</text:p>
              </table:table-cell>
              <table:table-cell office:value-type="float" office:value="89.6120153225203">
                <text:p>89.6120153225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">
                <text:p>86</text:p>
              </table:table-cell>
              <table:table-cell office:value-type="float" office:value="86.8610682851128">
                <text:p>86.861068285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">
                <text:p>87</text:p>
              </table:table-cell>
              <table:table-cell office:value-type="float" office:value="84.2091099126401">
                <text:p>84.209109912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">
                <text:p>88</text:p>
              </table:table-cell>
              <table:table-cell office:value-type="float" office:value="81.6520992740075">
                <text:p>81.652099274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">
                <text:p>89</text:p>
              </table:table-cell>
              <table:table-cell office:value-type="float" office:value="79.1861787730403">
                <text:p>79.186178773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">
                <text:p>90</text:p>
              </table:table-cell>
              <table:table-cell office:value-type="float" office:value="76.8076650363383">
                <text:p>76.807665036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">
                <text:p>91</text:p>
              </table:table-cell>
              <table:table-cell office:value-type="float" office:value="74.5130402919653">
                <text:p>74.5130402919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  <table:table-cell office:value-type="float" office:value="72.2989442105573">
                <text:p>72.298944210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">
                <text:p>93</text:p>
              </table:table-cell>
              <table:table-cell office:value-type="float" office:value="70.1621661821935">
                <text:p>70.162166182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4">
                <text:p>94</text:p>
              </table:table-cell>
              <table:table-cell office:value-type="float" office:value="68.09963800401">
                <text:p>68.09963800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">
                <text:p>95</text:p>
              </table:table-cell>
              <table:table-cell office:value-type="float" office:value="66.1084269550702">
                <text:p>66.1084269550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">
                <text:p>96</text:p>
              </table:table-cell>
              <table:table-cell office:value-type="float" office:value="64.1857292364448">
                <text:p>64.1857292364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">
                <text:p>97</text:p>
              </table:table-cell>
              <table:table-cell office:value-type="float" office:value="62.3288637557879">
                <text:p>62.3288637557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60.535266236956">
                <text:p>60.535266236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58.8024836363853">
                <text:p>58.8024836363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57.1281688490465">
                <text:p>57.128168849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b'.D2:'3.1.b'.D13 '3.1.b'.B1:'3.1.b'.B21" chart:data-source-has-labels="row" svg:x="0.319cm" svg:y="0.18cm" svg:width="13.54cm" svg:height="8.644cm">
          <chart:coordinate-region svg:x="2.052cm" svg:y="0.379cm" svg:width="11.567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b'.B2:'3.1.b'.B21" chart:label-cell-address="'3.1.b'.B1:'3.1.b'.B1" chart:class="chart:scatter">
            <chart:domain table:cell-range-address="'3.1.b'.D2:'3.1.b'.D13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I_x</text:p>
                <draw:g>
                  <svg:desc>'3.1.b'.B1:'3.1.b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'3.1.b'.D2:'3.1.b'.D13</svg:desc>
                </draw:g>
              </table:table-cell>
              <table:table-cell office:value-type="float" office:value="0.000001">
                <text:p>0.000001</text:p>
                <draw:g>
                  <svg:desc>'3.1.b'.B2:'3.1.b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">
                <text:p>0.1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">
                <text:p>0.2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">
                <text:p>0.3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">
                <text:p>0.4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">
                <text:p>0.5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2">
      <number:number number:decimal-places="2" number:min-decimal-places="1" number:min-integer-digits="1" number:decimal-replacement=""/>
      <number:text> V</number:text>
    </number:number-style>
    <number:number-style style:name="N143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4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4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column-mapping="1 0" chart:style-name="ch1">
        <chart:title svg:x="13.198cm" svg:y="0.437cm" chart:style-name="ch2">
          <text:p>Z-Diode</text:p>
        </chart:title>
        <chart:subtitle svg:x="12.417cm" svg:y="1.517cm" chart:style-name="ch3">
          <text:p>Durchlassrichtung</text:p>
        </chart:subtitle>
        <chart:plot-area chart:style-name="ch4" table:cell-range-address="'3.1.c'.D2:'3.1.c'.D13 '3.1.c'.B2:'3.1.c'.B13" svg:x="1.573cm" svg:y="2.501cm" svg:width="25.989cm" svg:height="11.313cm">
          <chart:coordinate-region svg:x="3.65cm" svg:y="2.7cm" svg:width="23.409cm" svg:height="10.467cm"/>
          <chart:axis chart:dimension="x" chart:name="primary-x" chart:style-name="ch5">
            <chart:title svg:x="13.756cm" svg:y="14.115cm" chart:style-name="ch6">
              <text:p>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638cm" chart:style-name="ch10">
              <text:p>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1.c'.B2:'3.1.c'.B13" chart:class="chart:scatter">
            <chart:domain table:cell-range-address="'3.1.c'.D2:'3.1.c'.D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">
                <text:p>0.39</text:p>
                <draw:g>
                  <svg:desc>'3.1.c'.D2:'3.1.c'.D13</svg:desc>
                </draw:g>
              </table:table-cell>
              <table:table-cell office:value-type="float" office:value="0.000001">
                <text:p>0.000001</text:p>
                <draw:g>
                  <svg:desc>'3.1.c'.B2:'3.1.c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">
                <text:p>0.4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">
                <text:p>0.5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">
                <text:p>0.5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">
                <text:p>0.5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">
                <text:p>0.6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">
                <text:p>0.6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">
                <text:p>0.6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">
                <text:p>0.6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">
                <text:p>0.7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">
                <text:p>0.72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3.954cm" style:legend-expansion="high" chart:style-name="ch2"/>
        <chart:plot-area chart:style-name="ch3" table:cell-range-address="'3.3.1'.A3:'3.3.1'.B22 '3.3.1'.B1:'3.3.1'.B1 '3.3.1'.D1:'3.3.1'.D1 '3.3.1'.D3:'3.3.1'.D18" chart:data-source-has-labels="row" svg:x="0.319cm" svg:y="0.18cm" svg:width="13.54cm" svg:height="8.644cm">
          <chart:coordinate-region svg:x="0.94cm" svg:y="0.38cm" svg:width="11.45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3.3.1'.B3:'3.3.1'.B22" chart:label-cell-address="'3.3.1'.B1:'3.3.1'.B1" chart:class="chart:scatter">
            <chart:domain table:cell-range-address="'3.3.1'.A3:'3.3.1'.A22"/>
            <chart:data-point chart:repeated="20"/>
          </chart:series>
          <chart:series chart:attached-axis="secondary-y" chart:style-name="ch8" chart:values-cell-range-address="'3.3.1'.D3:'3.3.1'.D18" chart:label-cell-address="'3.3.1'.D1:'3.3.1'.D1" chart:class="chart:scatter">
            <chart:domain table:cell-range-address="'3.3.1'.A3:'3.3.1'.A1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x</text:p>
                <draw:g>
                  <svg:desc>'3.3.1'.B1:'3.3.1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</text:p>
                <draw:g>
                  <svg:desc>'3.3.1'.D1:'3.3.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'3.3.1'.A3:'3.3.1'.A22</svg:desc>
                </draw:g>
              </table:table-cell>
              <table:table-cell office:value-type="float" office:value="2.2">
                <text:p>2.2</text:p>
                <draw:g>
                  <svg:desc>'3.3.1'.B3:'3.3.1'.B22</svg:desc>
                </draw:g>
              </table:table-cell>
              <table:table-cell office:value-type="float" office:value="25">
                <text:p>25</text:p>
                <draw:g>
                  <svg:desc>'3.3.1'.A3:'3.3.1'.A18</svg:desc>
                </draw:g>
              </table:table-cell>
              <table:table-cell office:value-type="float" office:value="909.090909090909">
                <text:p>909.090909090909</text:p>
                <draw:g>
                  <svg:desc>'3.3.1'.D3:'3.3.1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.4">
                <text:p>2.4</text:p>
              </table:table-cell>
              <table:table-cell office:value-type="float" office:value="30">
                <text:p>30</text:p>
              </table:table-cell>
              <table:table-cell office:value-type="float" office:value="833.333333333333">
                <text:p>833.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2.7">
                <text:p>2.7</text:p>
              </table:table-cell>
              <table:table-cell office:value-type="float" office:value="35">
                <text:p>35</text:p>
              </table:table-cell>
              <table:table-cell office:value-type="float" office:value="740.740740740741">
                <text:p>740.740740740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9">
                <text:p>2.9</text:p>
              </table:table-cell>
              <table:table-cell office:value-type="float" office:value="40">
                <text:p>40</text:p>
              </table:table-cell>
              <table:table-cell office:value-type="float" office:value="689.655172413793">
                <text:p>689.655172413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.5">
                <text:p>3.5</text:p>
              </table:table-cell>
              <table:table-cell office:value-type="float" office:value="45">
                <text:p>45</text:p>
              </table:table-cell>
              <table:table-cell office:value-type="float" office:value="571.428571428571">
                <text:p>571.4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6.7">
                <text:p>6.7</text:p>
              </table:table-cell>
              <table:table-cell office:value-type="float" office:value="65">
                <text:p>65</text:p>
              </table:table-cell>
              <table:table-cell office:value-type="float" office:value="298.507462686567">
                <text:p>298.507462686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  <table:table-cell office:value-type="float" office:value="70">
                <text:p>70</text:p>
              </table:table-cell>
              <table:table-cell office:value-type="float" office:value="232.558139534884">
                <text:p>232.558139534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0.5">
                <text:p>10.5</text:p>
              </table:table-cell>
              <table:table-cell office:value-type="float" office:value="80">
                <text:p>80</text:p>
              </table:table-cell>
              <table:table-cell office:value-type="float" office:value="190.47619047619">
                <text:p>190.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153.846153846154">
                <text:p>153.846153846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57.1428571428571">
                <text:p>57.1428571428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25cm" svg:y="4.203cm" style:legend-expansion="high" chart:style-name="ch2"/>
        <chart:plot-area chart:style-name="ch3" table:cell-range-address="'3.4.1'.A2:'3.4.1'.B21 '3.4.1'.B1:'3.4.1'.B1" chart:data-source-has-labels="row" svg:x="0.319cm" svg:y="0.18cm" svg:width="13.487cm" svg:height="8.644cm">
          <chart:coordinate-region svg:x="2.052cm" svg:y="0.379cm" svg:width="11.515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4.1'.B2:'3.4.1'.B21" chart:label-cell-address="'3.4.1'.B1:'3.4.1'.B1" chart:class="chart:scatter">
            <chart:domain table:cell-range-address="'3.4.1'.A2:'3.4.1'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C</text:p>
                <draw:g>
                  <svg:desc>'3.4.1'.B1:'3.4.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3">
                <text:p>0.543</text:p>
                <draw:g>
                  <svg:desc>'3.4.1'.A2:'3.4.1'.A21</svg:desc>
                </draw:g>
              </table:table-cell>
              <table:table-cell office:value-type="float" office:value="0.000001">
                <text:p>0.000001</text:p>
                <draw:g>
                  <svg:desc>'3.4.1'.B2:'3.4.1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5">
                <text:p>0.56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8">
                <text:p>0.58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7">
                <text:p>0.60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">
                <text:p>0.62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5">
                <text:p>0.65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">
                <text:p>0.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2">
                <text:p>0.69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1">
                <text:p>0.72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44">
                <text:p>0.74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a'.M3:'3.1.a'.N27 '3.1.a'.C2:'3.1.a'.C2" chart:data-source-has-labels="row" svg:x="0.319cm" svg:y="0.18cm" svg:width="13.54cm" svg:height="8.644cm">
          <chart:coordinate-region svg:x="0.61cm" svg:y="0.38cm" svg:width="12.956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a'.N3:'3.1.a'.N27" chart:label-cell-address="'3.1.a'.C2:'3.1.a'.C2" chart:class="chart:scatter">
            <chart:domain table:cell-range-address="'3.1.a'.M3:'3.1.a'.M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I_x</text:p>
                <draw:g>
                  <svg:desc>'3.1.a'.C2:'3.1.a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3">
                <text:p>-0.33</text:p>
                <draw:g>
                  <svg:desc>'3.1.a'.M3:'3.1.a'.M27</svg:desc>
                </draw:g>
              </table:table-cell>
              <table:table-cell office:value-type="float" office:value="0">
                <text:p>0</text:p>
                <draw:g>
                  <svg:desc>'3.1.a'.N3:'3.1.a'.N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7">
                <text:p>-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2">
                <text:p>-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1">
                <text:p>-0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5">
                <text:p>-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2">
                <text:p>-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5">
                <text:p>-0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2">
                <text:p>-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4">
                <text:p>-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3">
                <text:p>-0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5">
                <text:p>-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25">
                <text:p>-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45">
                <text:p>-1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55">
                <text:p>-1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a_2'.A3:'3.1.a_2'.B22 '3.1.a_2'.B2:'3.1.a_2'.B2" chart:data-source-has-labels="row" svg:x="0.319cm" svg:y="0.18cm" svg:width="13.54cm" svg:height="8.644cm">
          <chart:coordinate-region svg:x="2.052cm" svg:y="0.38cm" svg:width="11.713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a_2'.B3:'3.1.a_2'.B22" chart:label-cell-address="'3.1.a_2'.B2:'3.1.a_2'.B2" chart:class="chart:scatter">
            <chart:domain table:cell-range-address="'3.1.a_2'.A3:'3.1.a_2'.A22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x</text:p>
                <draw:g>
                  <svg:desc>'3.1.a_2'.B2:'3.1.a_2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">
                <text:p>0.34</text:p>
                <draw:g>
                  <svg:desc>'3.1.a_2'.A3:'3.1.a_2'.A22</svg:desc>
                </draw:g>
              </table:table-cell>
              <table:table-cell office:value-type="float" office:value="0.000001">
                <text:p>0.000001</text:p>
                <draw:g>
                  <svg:desc>'3.1.a_2'.B3:'3.1.a_2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">
                <text:p>0.3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">
                <text:p>0.4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">
                <text:p>0.4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">
                <text:p>0.5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">
                <text:p>0.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">
                <text:p>0.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">
                <text:p>0.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a_2'.N3:'3.1.a_2'.O21 '3.1.a_2'.B2:'3.1.a_2'.B2" chart:data-source-has-labels="row" svg:x="0.319cm" svg:y="0.18cm" svg:width="13.54cm" svg:height="8.644cm">
          <chart:coordinate-region svg:x="0.557cm" svg:y="0.38cm" svg:width="13.208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a_2'.O3:'3.1.a_2'.O21" chart:label-cell-address="'3.1.a_2'.B2:'3.1.a_2'.B2" chart:class="chart:scatter">
            <chart:domain table:cell-range-address="'3.1.a_2'.N3:'3.1.a_2'.N21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I_x</text:p>
                <draw:g>
                  <svg:desc>'3.1.a_2'.B2:'3.1.a_2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3.1.a_2'.N3:'3.1.a_2'.N21</svg:desc>
                </draw:g>
              </table:table-cell>
              <table:table-cell office:value-type="float" office:value="0">
                <text:p>0</text:p>
                <draw:g>
                  <svg:desc>'3.1.a_2'.O3:'3.1.a_2'.O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">
                <text:p>-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